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 style:data-style-name="N0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number-columns-repeated="5" table:default-cell-style-name="ce5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equiv</text:p>
          </table:table-cell>
          <table:table-cell table:style-name="ce1" office:value-type="string" calcext:value-type="string">
            <text:p>par ord</text:p>
          </table:table-cell>
          <table:table-cell table:style-name="ce4" office:value-type="string" calcext:value-type="string">
            <text:p>refl</text:p>
          </table:table-cell>
          <table:table-cell table:style-name="ce4" office:value-type="string" calcext:value-type="string">
            <text:p>sym</text:p>
          </table:table-cell>
          <table:table-cell table:style-name="ce4" office:value-type="string" calcext:value-type="string">
            <text:p>3 lettr</text:p>
          </table:table-cell>
          <table:table-cell table:style-name="ce4"/>
          <table:table-cell table:style-name="ce4" office:value-type="string" calcext:value-type="string">
            <text:p>trans</text:p>
          </table:table-cell>
          <table:table-cell table:style-name="ce4" office:value-type="string" calcext:value-type="string">
            <text:p>antisym</text:p>
          </table:table-cell>
          <table:table-cell table:style-name="ce1" office:value-type="string" calcext:value-type="string">
            <text:p>relation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2" table:formula="of:=AND([.C2];[.D2];[.G2])" office:value-type="boolean" office:boolean-value="true" calcext:value-type="boolean">
            <text:p>TRUE</text:p>
          </table:table-cell>
          <table:table-cell table:style-name="ce2" table:formula="of:=AND([.C2];[.G2];[.H2];[.E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];1);0);IFERROR(SEARCH(&quot;b&quot;;[.I2];1);0);IFERROR(SEARCH(&quot;c&quot;;[.I2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];[.D3];[.G3])" office:value-type="boolean" office:boolean-value="false" calcext:value-type="boolean">
            <text:p>FALSE</text:p>
          </table:table-cell>
          <table:table-cell table:style-name="ce2" table:formula="of:=AND([.C3];[.G3];[.H3];[.E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];1);0);IFERROR(SEARCH(&quot;b&quot;;[.I3];1);0);IFERROR(SEARCH(&quot;c&quot;;[.I3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];[.D4];[.G4])" office:value-type="boolean" office:boolean-value="true" calcext:value-type="boolean">
            <text:p>TRUE</text:p>
          </table:table-cell>
          <table:table-cell table:style-name="ce2" table:formula="of:=AND([.C4];[.G4];[.H4];[.E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4];1);0);IFERROR(SEARCH(&quot;b&quot;;[.I4];1);0);IFERROR(SEARCH(&quot;c&quot;;[.I4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];[.D5];[.G5])" office:value-type="boolean" office:boolean-value="false" calcext:value-type="boolean">
            <text:p>FALSE</text:p>
          </table:table-cell>
          <table:table-cell table:style-name="ce2" table:formula="of:=AND([.C5];[.G5];[.H5];[.E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];1);0);IFERROR(SEARCH(&quot;b&quot;;[.I5];1);0);IFERROR(SEARCH(&quot;c&quot;;[.I5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6];[.D6];[.G6])" office:value-type="boolean" office:boolean-value="false" calcext:value-type="boolean">
            <text:p>FALSE</text:p>
          </table:table-cell>
          <table:table-cell table:style-name="ce2" table:formula="of:=AND([.C6];[.G6];[.H6];[.E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6];1);0);IFERROR(SEARCH(&quot;b&quot;;[.I6];1);0);IFERROR(SEARCH(&quot;c&quot;;[.I6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7];[.D7];[.G7])" office:value-type="boolean" office:boolean-value="false" calcext:value-type="boolean">
            <text:p>FALSE</text:p>
          </table:table-cell>
          <table:table-cell table:style-name="ce2" table:formula="of:=AND([.C7];[.G7];[.H7];[.E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7];1);0);IFERROR(SEARCH(&quot;b&quot;;[.I7];1);0);IFERROR(SEARCH(&quot;c&quot;;[.I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8];[.D8];[.G8])" office:value-type="boolean" office:boolean-value="false" calcext:value-type="boolean">
            <text:p>FALSE</text:p>
          </table:table-cell>
          <table:table-cell table:style-name="ce2" table:formula="of:=AND([.C8];[.G8];[.H8];[.E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8];1);0);IFERROR(SEARCH(&quot;b&quot;;[.I8];1);0);IFERROR(SEARCH(&quot;c&quot;;[.I8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9];[.D9];[.G9])" office:value-type="boolean" office:boolean-value="false" calcext:value-type="boolean">
            <text:p>FALSE</text:p>
          </table:table-cell>
          <table:table-cell table:style-name="ce2" table:formula="of:=AND([.C9];[.G9];[.H9];[.E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9];1);0);IFERROR(SEARCH(&quot;b&quot;;[.I9];1);0);IFERROR(SEARCH(&quot;c&quot;;[.I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0];[.D10];[.G10])" office:value-type="boolean" office:boolean-value="true" calcext:value-type="boolean">
            <text:p>TRUE</text:p>
          </table:table-cell>
          <table:table-cell table:style-name="ce2" table:formula="of:=AND([.C10];[.G10];[.H10];[.E1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0];1);0);IFERROR(SEARCH(&quot;b&quot;;[.I10];1);0);IFERROR(SEARCH(&quot;c&quot;;[.I10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1];[.D11];[.G11])" office:value-type="boolean" office:boolean-value="false" calcext:value-type="boolean">
            <text:p>FALSE</text:p>
          </table:table-cell>
          <table:table-cell table:style-name="ce2" table:formula="of:=AND([.C11];[.G11];[.H11];[.E1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1];1);0);IFERROR(SEARCH(&quot;b&quot;;[.I11];1);0);IFERROR(SEARCH(&quot;c&quot;;[.I11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2];[.D12];[.G12])" office:value-type="boolean" office:boolean-value="true" calcext:value-type="boolean">
            <text:p>TRUE</text:p>
          </table:table-cell>
          <table:table-cell table:style-name="ce2" table:formula="of:=AND([.C12];[.G12];[.H12];[.E1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2];1);0);IFERROR(SEARCH(&quot;b&quot;;[.I12];1);0);IFERROR(SEARCH(&quot;c&quot;;[.I12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3];[.D13];[.G13])" office:value-type="boolean" office:boolean-value="false" calcext:value-type="boolean">
            <text:p>FALSE</text:p>
          </table:table-cell>
          <table:table-cell table:style-name="ce2" table:formula="of:=AND([.C13];[.G13];[.H13];[.E13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3];1);0);IFERROR(SEARCH(&quot;b&quot;;[.I13];1);0);IFERROR(SEARCH(&quot;c&quot;;[.I13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4];[.D14];[.G14])" office:value-type="boolean" office:boolean-value="false" calcext:value-type="boolean">
            <text:p>FALSE</text:p>
          </table:table-cell>
          <table:table-cell table:style-name="ce2" table:formula="of:=AND([.C14];[.G14];[.H14];[.E1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4];1);0);IFERROR(SEARCH(&quot;b&quot;;[.I14];1);0);IFERROR(SEARCH(&quot;c&quot;;[.I1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5];[.D15];[.G15])" office:value-type="boolean" office:boolean-value="false" calcext:value-type="boolean">
            <text:p>FALSE</text:p>
          </table:table-cell>
          <table:table-cell table:style-name="ce2" table:formula="of:=AND([.C15];[.G15];[.H15];[.E1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5];1);0);IFERROR(SEARCH(&quot;b&quot;;[.I15];1);0);IFERROR(SEARCH(&quot;c&quot;;[.I1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, ('c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6];[.D16];[.G16])" office:value-type="boolean" office:boolean-value="false" calcext:value-type="boolean">
            <text:p>FALSE</text:p>
          </table:table-cell>
          <table:table-cell table:style-name="ce2" table:formula="of:=AND([.C16];[.G16];[.H16];[.E1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6];1);0);IFERROR(SEARCH(&quot;b&quot;;[.I16];1);0);IFERROR(SEARCH(&quot;c&quot;;[.I1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7];[.D17];[.G17])" office:value-type="boolean" office:boolean-value="false" calcext:value-type="boolean">
            <text:p>FALSE</text:p>
          </table:table-cell>
          <table:table-cell table:style-name="ce2" table:formula="of:=AND([.C17];[.G17];[.H17];[.E1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7];1);0);IFERROR(SEARCH(&quot;b&quot;;[.I17];1);0);IFERROR(SEARCH(&quot;c&quot;;[.I1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, ('c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8];[.D18];[.G18])" office:value-type="boolean" office:boolean-value="false" calcext:value-type="boolean">
            <text:p>FALSE</text:p>
          </table:table-cell>
          <table:table-cell table:style-name="ce2" table:formula="of:=AND([.C18];[.G18];[.H18];[.E1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8];1);0);IFERROR(SEARCH(&quot;b&quot;;[.I18];1);0);IFERROR(SEARCH(&quot;c&quot;;[.I18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9];[.D19];[.G19])" office:value-type="boolean" office:boolean-value="false" calcext:value-type="boolean">
            <text:p>FALSE</text:p>
          </table:table-cell>
          <table:table-cell table:style-name="ce2" table:formula="of:=AND([.C19];[.G19];[.H19];[.E19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9];1);0);IFERROR(SEARCH(&quot;b&quot;;[.I19];1);0);IFERROR(SEARCH(&quot;c&quot;;[.I19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0];[.D20];[.G20])" office:value-type="boolean" office:boolean-value="false" calcext:value-type="boolean">
            <text:p>FALSE</text:p>
          </table:table-cell>
          <table:table-cell table:style-name="ce2" table:formula="of:=AND([.C20];[.G20];[.H20];[.E2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0];1);0);IFERROR(SEARCH(&quot;b&quot;;[.I20];1);0);IFERROR(SEARCH(&quot;c&quot;;[.I20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1];[.D21];[.G21])" office:value-type="boolean" office:boolean-value="false" calcext:value-type="boolean">
            <text:p>FALSE</text:p>
          </table:table-cell>
          <table:table-cell table:style-name="ce2" table:formula="of:=AND([.C21];[.G21];[.H21];[.E21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1];1);0);IFERROR(SEARCH(&quot;b&quot;;[.I21];1);0);IFERROR(SEARCH(&quot;c&quot;;[.I21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2];[.D22];[.G22])" office:value-type="boolean" office:boolean-value="false" calcext:value-type="boolean">
            <text:p>FALSE</text:p>
          </table:table-cell>
          <table:table-cell table:style-name="ce2" table:formula="of:=AND([.C22];[.G22];[.H22];[.E2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2];1);0);IFERROR(SEARCH(&quot;b&quot;;[.I22];1);0);IFERROR(SEARCH(&quot;c&quot;;[.I22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3];[.D23];[.G23])" office:value-type="boolean" office:boolean-value="false" calcext:value-type="boolean">
            <text:p>FALSE</text:p>
          </table:table-cell>
          <table:table-cell table:style-name="ce2" table:formula="of:=AND([.C23];[.G23];[.H23];[.E2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3];1);0);IFERROR(SEARCH(&quot;b&quot;;[.I23];1);0);IFERROR(SEARCH(&quot;c&quot;;[.I2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4];[.D24];[.G24])" office:value-type="boolean" office:boolean-value="false" calcext:value-type="boolean">
            <text:p>FALSE</text:p>
          </table:table-cell>
          <table:table-cell table:style-name="ce2" table:formula="of:=AND([.C24];[.G24];[.H24];[.E2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4];1);0);IFERROR(SEARCH(&quot;b&quot;;[.I24];1);0);IFERROR(SEARCH(&quot;c&quot;;[.I24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5];[.D25];[.G25])" office:value-type="boolean" office:boolean-value="false" calcext:value-type="boolean">
            <text:p>FALSE</text:p>
          </table:table-cell>
          <table:table-cell table:style-name="ce2" table:formula="of:=AND([.C25];[.G25];[.H25];[.E2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5];1);0);IFERROR(SEARCH(&quot;b&quot;;[.I25];1);0);IFERROR(SEARCH(&quot;c&quot;;[.I2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6];[.D26];[.G26])" office:value-type="boolean" office:boolean-value="false" calcext:value-type="boolean">
            <text:p>FALSE</text:p>
          </table:table-cell>
          <table:table-cell table:style-name="ce2" table:formula="of:=AND([.C26];[.G26];[.H26];[.E2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6];1);0);IFERROR(SEARCH(&quot;b&quot;;[.I26];1);0);IFERROR(SEARCH(&quot;c&quot;;[.I26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7];[.D27];[.G27])" office:value-type="boolean" office:boolean-value="false" calcext:value-type="boolean">
            <text:p>FALSE</text:p>
          </table:table-cell>
          <table:table-cell table:style-name="ce2" table:formula="of:=AND([.C27];[.G27];[.H27];[.E27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7];1);0);IFERROR(SEARCH(&quot;b&quot;;[.I27];1);0);IFERROR(SEARCH(&quot;c&quot;;[.I27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8];[.D28];[.G28])" office:value-type="boolean" office:boolean-value="false" calcext:value-type="boolean">
            <text:p>FALSE</text:p>
          </table:table-cell>
          <table:table-cell table:style-name="ce2" table:formula="of:=AND([.C28];[.G28];[.H28];[.E28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8];1);0);IFERROR(SEARCH(&quot;b&quot;;[.I28];1);0);IFERROR(SEARCH(&quot;c&quot;;[.I28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9];[.D29];[.G29])" office:value-type="boolean" office:boolean-value="true" calcext:value-type="boolean">
            <text:p>TRUE</text:p>
          </table:table-cell>
          <table:table-cell table:style-name="ce2" table:formula="of:=AND([.C29];[.G29];[.H29];[.E2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9];1);0);IFERROR(SEARCH(&quot;b&quot;;[.I29];1);0);IFERROR(SEARCH(&quot;c&quot;;[.I29];1);0))" office:value-type="boolean" office:boolean-value="false" calcext:value-type="boolean">
            <text:p>FALS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0];[.D30];[.G30])" office:value-type="boolean" office:boolean-value="false" calcext:value-type="boolean">
            <text:p>FALSE</text:p>
          </table:table-cell>
          <table:table-cell table:style-name="ce2" table:formula="of:=AND([.C30];[.G30];[.H30];[.E3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0];1);0);IFERROR(SEARCH(&quot;b&quot;;[.I30];1);0);IFERROR(SEARCH(&quot;c&quot;;[.I30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1];[.D31];[.G31])" office:value-type="boolean" office:boolean-value="false" calcext:value-type="boolean">
            <text:p>FALSE</text:p>
          </table:table-cell>
          <table:table-cell table:style-name="ce2" table:formula="of:=AND([.C31];[.G31];[.H31];[.E3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1];1);0);IFERROR(SEARCH(&quot;b&quot;;[.I31];1);0);IFERROR(SEARCH(&quot;c&quot;;[.I3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2];[.D32];[.G32])" office:value-type="boolean" office:boolean-value="false" calcext:value-type="boolean">
            <text:p>FALSE</text:p>
          </table:table-cell>
          <table:table-cell table:style-name="ce2" table:formula="of:=AND([.C32];[.G32];[.H32];[.E3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2];1);0);IFERROR(SEARCH(&quot;b&quot;;[.I32];1);0);IFERROR(SEARCH(&quot;c&quot;;[.I32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3];[.D33];[.G33])" office:value-type="boolean" office:boolean-value="false" calcext:value-type="boolean">
            <text:p>FALSE</text:p>
          </table:table-cell>
          <table:table-cell table:style-name="ce2" table:formula="of:=AND([.C33];[.G33];[.H33];[.E3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3];1);0);IFERROR(SEARCH(&quot;b&quot;;[.I33];1);0);IFERROR(SEARCH(&quot;c&quot;;[.I3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4];[.D34];[.G34])" office:value-type="boolean" office:boolean-value="false" calcext:value-type="boolean">
            <text:p>FALSE</text:p>
          </table:table-cell>
          <table:table-cell table:style-name="ce2" table:formula="of:=AND([.C34];[.G34];[.H34];[.E3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4];1);0);IFERROR(SEARCH(&quot;b&quot;;[.I34];1);0);IFERROR(SEARCH(&quot;c&quot;;[.I34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5];[.D35];[.G35])" office:value-type="boolean" office:boolean-value="false" calcext:value-type="boolean">
            <text:p>FALSE</text:p>
          </table:table-cell>
          <table:table-cell table:style-name="ce2" table:formula="of:=AND([.C35];[.G35];[.H35];[.E3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5];1);0);IFERROR(SEARCH(&quot;b&quot;;[.I35];1);0);IFERROR(SEARCH(&quot;c&quot;;[.I35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6];[.D36];[.G36])" office:value-type="boolean" office:boolean-value="false" calcext:value-type="boolean">
            <text:p>FALSE</text:p>
          </table:table-cell>
          <table:table-cell table:style-name="ce2" table:formula="of:=AND([.C36];[.G36];[.H36];[.E3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6];1);0);IFERROR(SEARCH(&quot;b&quot;;[.I36];1);0);IFERROR(SEARCH(&quot;c&quot;;[.I3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7];[.D37];[.G37])" office:value-type="boolean" office:boolean-value="false" calcext:value-type="boolean">
            <text:p>FALSE</text:p>
          </table:table-cell>
          <table:table-cell table:style-name="ce2" table:formula="of:=AND([.C37];[.G37];[.H37];[.E3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7];1);0);IFERROR(SEARCH(&quot;b&quot;;[.I37];1);0);IFERROR(SEARCH(&quot;c&quot;;[.I37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8];[.D38];[.G38])" office:value-type="boolean" office:boolean-value="false" calcext:value-type="boolean">
            <text:p>FALSE</text:p>
          </table:table-cell>
          <table:table-cell table:style-name="ce2" table:formula="of:=AND([.C38];[.G38];[.H38];[.E3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8];1);0);IFERROR(SEARCH(&quot;b&quot;;[.I38];1);0);IFERROR(SEARCH(&quot;c&quot;;[.I3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9];[.D39];[.G39])" office:value-type="boolean" office:boolean-value="false" calcext:value-type="boolean">
            <text:p>FALSE</text:p>
          </table:table-cell>
          <table:table-cell table:style-name="ce2" table:formula="of:=AND([.C39];[.G39];[.H39];[.E3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9];1);0);IFERROR(SEARCH(&quot;b&quot;;[.I39];1);0);IFERROR(SEARCH(&quot;c&quot;;[.I3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0];[.D40];[.G40])" office:value-type="boolean" office:boolean-value="false" calcext:value-type="boolean">
            <text:p>FALSE</text:p>
          </table:table-cell>
          <table:table-cell table:style-name="ce2" table:formula="of:=AND([.C40];[.G40];[.H40];[.E4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0];1);0);IFERROR(SEARCH(&quot;b&quot;;[.I40];1);0);IFERROR(SEARCH(&quot;c&quot;;[.I4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1];[.D41];[.G41])" office:value-type="boolean" office:boolean-value="false" calcext:value-type="boolean">
            <text:p>FALSE</text:p>
          </table:table-cell>
          <table:table-cell table:style-name="ce2" table:formula="of:=AND([.C41];[.G41];[.H41];[.E4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1];1);0);IFERROR(SEARCH(&quot;b&quot;;[.I41];1);0);IFERROR(SEARCH(&quot;c&quot;;[.I4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2];[.D42];[.G42])" office:value-type="boolean" office:boolean-value="false" calcext:value-type="boolean">
            <text:p>FALSE</text:p>
          </table:table-cell>
          <table:table-cell table:style-name="ce2" table:formula="of:=AND([.C42];[.G42];[.H42];[.E4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2];1);0);IFERROR(SEARCH(&quot;b&quot;;[.I42];1);0);IFERROR(SEARCH(&quot;c&quot;;[.I42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3];[.D43];[.G43])" office:value-type="boolean" office:boolean-value="false" calcext:value-type="boolean">
            <text:p>FALSE</text:p>
          </table:table-cell>
          <table:table-cell table:style-name="ce2" table:formula="of:=AND([.C43];[.G43];[.H43];[.E4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3];1);0);IFERROR(SEARCH(&quot;b&quot;;[.I43];1);0);IFERROR(SEARCH(&quot;c&quot;;[.I43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4];[.D44];[.G44])" office:value-type="boolean" office:boolean-value="false" calcext:value-type="boolean">
            <text:p>FALSE</text:p>
          </table:table-cell>
          <table:table-cell table:style-name="ce2" table:formula="of:=AND([.C44];[.G44];[.H44];[.E4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4];1);0);IFERROR(SEARCH(&quot;b&quot;;[.I44];1);0);IFERROR(SEARCH(&quot;c&quot;;[.I4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5];[.D45];[.G45])" office:value-type="boolean" office:boolean-value="false" calcext:value-type="boolean">
            <text:p>FALSE</text:p>
          </table:table-cell>
          <table:table-cell table:style-name="ce2" table:formula="of:=AND([.C45];[.G45];[.H45];[.E4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5];1);0);IFERROR(SEARCH(&quot;b&quot;;[.I45];1);0);IFERROR(SEARCH(&quot;c&quot;;[.I45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6];[.D46];[.G46])" office:value-type="boolean" office:boolean-value="false" calcext:value-type="boolean">
            <text:p>FALSE</text:p>
          </table:table-cell>
          <table:table-cell table:style-name="ce2" table:formula="of:=AND([.C46];[.G46];[.H46];[.E4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6];1);0);IFERROR(SEARCH(&quot;b&quot;;[.I46];1);0);IFERROR(SEARCH(&quot;c&quot;;[.I4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7];[.D47];[.G47])" office:value-type="boolean" office:boolean-value="false" calcext:value-type="boolean">
            <text:p>FALSE</text:p>
          </table:table-cell>
          <table:table-cell table:style-name="ce2" table:formula="of:=AND([.C47];[.G47];[.H47];[.E4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7];1);0);IFERROR(SEARCH(&quot;b&quot;;[.I47];1);0);IFERROR(SEARCH(&quot;c&quot;;[.I4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, ('c', 'c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8];[.D48];[.G48])" office:value-type="boolean" office:boolean-value="false" calcext:value-type="boolean">
            <text:p>FALSE</text:p>
          </table:table-cell>
          <table:table-cell table:style-name="ce2" table:formula="of:=AND([.C48];[.G48];[.H48];[.E4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8];1);0);IFERROR(SEARCH(&quot;b&quot;;[.I48];1);0);IFERROR(SEARCH(&quot;c&quot;;[.I4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9];[.D49];[.G49])" office:value-type="boolean" office:boolean-value="false" calcext:value-type="boolean">
            <text:p>FALSE</text:p>
          </table:table-cell>
          <table:table-cell table:style-name="ce2" table:formula="of:=AND([.C49];[.G49];[.H49];[.E4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9];1);0);IFERROR(SEARCH(&quot;b&quot;;[.I49];1);0);IFERROR(SEARCH(&quot;c&quot;;[.I4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, ('c', 'c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0];[.D50];[.G50])" office:value-type="boolean" office:boolean-value="false" calcext:value-type="boolean">
            <text:p>FALSE</text:p>
          </table:table-cell>
          <table:table-cell table:style-name="ce2" table:formula="of:=AND([.C50];[.G50];[.H50];[.E5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0];1);0);IFERROR(SEARCH(&quot;b&quot;;[.I50];1);0);IFERROR(SEARCH(&quot;c&quot;;[.I5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1];[.D51];[.G51])" office:value-type="boolean" office:boolean-value="false" calcext:value-type="boolean">
            <text:p>FALSE</text:p>
          </table:table-cell>
          <table:table-cell table:style-name="ce2" table:formula="of:=AND([.C51];[.G51];[.H51];[.E5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1];1);0);IFERROR(SEARCH(&quot;b&quot;;[.I51];1);0);IFERROR(SEARCH(&quot;c&quot;;[.I5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2];[.D52];[.G52])" office:value-type="boolean" office:boolean-value="false" calcext:value-type="boolean">
            <text:p>FALSE</text:p>
          </table:table-cell>
          <table:table-cell table:style-name="ce2" table:formula="of:=AND([.C52];[.G52];[.H52];[.E5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2];1);0);IFERROR(SEARCH(&quot;b&quot;;[.I52];1);0);IFERROR(SEARCH(&quot;c&quot;;[.I5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3];[.D53];[.G53])" office:value-type="boolean" office:boolean-value="false" calcext:value-type="boolean">
            <text:p>FALSE</text:p>
          </table:table-cell>
          <table:table-cell table:style-name="ce2" table:formula="of:=AND([.C53];[.G53];[.H53];[.E5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3];1);0);IFERROR(SEARCH(&quot;b&quot;;[.I53];1);0);IFERROR(SEARCH(&quot;c&quot;;[.I5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4];[.D54];[.G54])" office:value-type="boolean" office:boolean-value="false" calcext:value-type="boolean">
            <text:p>FALSE</text:p>
          </table:table-cell>
          <table:table-cell table:style-name="ce2" table:formula="of:=AND([.C54];[.G54];[.H54];[.E5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4];1);0);IFERROR(SEARCH(&quot;b&quot;;[.I54];1);0);IFERROR(SEARCH(&quot;c&quot;;[.I5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5];[.D55];[.G55])" office:value-type="boolean" office:boolean-value="false" calcext:value-type="boolean">
            <text:p>FALSE</text:p>
          </table:table-cell>
          <table:table-cell table:style-name="ce2" table:formula="of:=AND([.C55];[.G55];[.H55];[.E5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5];1);0);IFERROR(SEARCH(&quot;b&quot;;[.I55];1);0);IFERROR(SEARCH(&quot;c&quot;;[.I5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6];[.D56];[.G56])" office:value-type="boolean" office:boolean-value="false" calcext:value-type="boolean">
            <text:p>FALSE</text:p>
          </table:table-cell>
          <table:table-cell table:style-name="ce2" table:formula="of:=AND([.C56];[.G56];[.H56];[.E5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6];1);0);IFERROR(SEARCH(&quot;b&quot;;[.I56];1);0);IFERROR(SEARCH(&quot;c&quot;;[.I5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7];[.D57];[.G57])" office:value-type="boolean" office:boolean-value="false" calcext:value-type="boolean">
            <text:p>FALSE</text:p>
          </table:table-cell>
          <table:table-cell table:style-name="ce2" table:formula="of:=AND([.C57];[.G57];[.H57];[.E5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7];1);0);IFERROR(SEARCH(&quot;b&quot;;[.I57];1);0);IFERROR(SEARCH(&quot;c&quot;;[.I5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8];[.D58];[.G58])" office:value-type="boolean" office:boolean-value="false" calcext:value-type="boolean">
            <text:p>FALSE</text:p>
          </table:table-cell>
          <table:table-cell table:style-name="ce2" table:formula="of:=AND([.C58];[.G58];[.H58];[.E5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8];1);0);IFERROR(SEARCH(&quot;b&quot;;[.I58];1);0);IFERROR(SEARCH(&quot;c&quot;;[.I5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9];[.D59];[.G59])" office:value-type="boolean" office:boolean-value="false" calcext:value-type="boolean">
            <text:p>FALSE</text:p>
          </table:table-cell>
          <table:table-cell table:style-name="ce2" table:formula="of:=AND([.C59];[.G59];[.H59];[.E5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9];1);0);IFERROR(SEARCH(&quot;b&quot;;[.I59];1);0);IFERROR(SEARCH(&quot;c&quot;;[.I5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60];[.D60];[.G60])" office:value-type="boolean" office:boolean-value="false" calcext:value-type="boolean">
            <text:p>FALSE</text:p>
          </table:table-cell>
          <table:table-cell table:style-name="ce2" table:formula="of:=AND([.C60];[.G60];[.H60];[.E6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60];1);0);IFERROR(SEARCH(&quot;b&quot;;[.I60];1);0);IFERROR(SEARCH(&quot;c&quot;;[.I6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61];[.D61];[.G61])" office:value-type="boolean" office:boolean-value="false" calcext:value-type="boolean">
            <text:p>FALSE</text:p>
          </table:table-cell>
          <table:table-cell table:style-name="ce2" table:formula="of:=AND([.C61];[.G61];[.H61];[.E6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61];1);0);IFERROR(SEARCH(&quot;b&quot;;[.I61];1);0);IFERROR(SEARCH(&quot;c&quot;;[.I6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62];[.D62];[.G62])" office:value-type="boolean" office:boolean-value="false" calcext:value-type="boolean">
            <text:p>FALSE</text:p>
          </table:table-cell>
          <table:table-cell table:style-name="ce2" table:formula="of:=AND([.C62];[.G62];[.H62];[.E6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62];1);0);IFERROR(SEARCH(&quot;b&quot;;[.I62];1);0);IFERROR(SEARCH(&quot;c&quot;;[.I6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63];[.D63];[.G63])" office:value-type="boolean" office:boolean-value="false" calcext:value-type="boolean">
            <text:p>FALSE</text:p>
          </table:table-cell>
          <table:table-cell table:style-name="ce2" table:formula="of:=AND([.C63];[.G63];[.H63];[.E6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63];1);0);IFERROR(SEARCH(&quot;b&quot;;[.I63];1);0);IFERROR(SEARCH(&quot;c&quot;;[.I6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64];[.D64];[.G64])" office:value-type="boolean" office:boolean-value="false" calcext:value-type="boolean">
            <text:p>FALSE</text:p>
          </table:table-cell>
          <table:table-cell table:style-name="ce2" table:formula="of:=AND([.C64];[.G64];[.H64];[.E6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64];1);0);IFERROR(SEARCH(&quot;b&quot;;[.I64];1);0);IFERROR(SEARCH(&quot;c&quot;;[.I6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65];[.D65];[.G65])" office:value-type="boolean" office:boolean-value="false" calcext:value-type="boolean">
            <text:p>FALSE</text:p>
          </table:table-cell>
          <table:table-cell table:style-name="ce2" table:formula="of:=AND([.C65];[.G65];[.H65];[.E6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65];1);0);IFERROR(SEARCH(&quot;b&quot;;[.I65];1);0);IFERROR(SEARCH(&quot;c&quot;;[.I65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c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66];[.D66];[.G66])" office:value-type="boolean" office:boolean-value="false" calcext:value-type="boolean">
            <text:p>FALSE</text:p>
          </table:table-cell>
          <table:table-cell table:style-name="ce2" table:formula="of:=AND([.C66];[.G66];[.H66];[.E6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66];1);0);IFERROR(SEARCH(&quot;b&quot;;[.I66];1);0);IFERROR(SEARCH(&quot;c&quot;;[.I66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67];[.D67];[.G67])" office:value-type="boolean" office:boolean-value="false" calcext:value-type="boolean">
            <text:p>FALSE</text:p>
          </table:table-cell>
          <table:table-cell table:style-name="ce2" table:formula="of:=AND([.C67];[.G67];[.H67];[.E6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67];1);0);IFERROR(SEARCH(&quot;b&quot;;[.I67];1);0);IFERROR(SEARCH(&quot;c&quot;;[.I6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68];[.D68];[.G68])" office:value-type="boolean" office:boolean-value="false" calcext:value-type="boolean">
            <text:p>FALSE</text:p>
          </table:table-cell>
          <table:table-cell table:style-name="ce2" table:formula="of:=AND([.C68];[.G68];[.H68];[.E6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68];1);0);IFERROR(SEARCH(&quot;b&quot;;[.I68];1);0);IFERROR(SEARCH(&quot;c&quot;;[.I6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69];[.D69];[.G69])" office:value-type="boolean" office:boolean-value="false" calcext:value-type="boolean">
            <text:p>FALSE</text:p>
          </table:table-cell>
          <table:table-cell table:style-name="ce2" table:formula="of:=AND([.C69];[.G69];[.H69];[.E6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69];1);0);IFERROR(SEARCH(&quot;b&quot;;[.I69];1);0);IFERROR(SEARCH(&quot;c&quot;;[.I6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70];[.D70];[.G70])" office:value-type="boolean" office:boolean-value="false" calcext:value-type="boolean">
            <text:p>FALSE</text:p>
          </table:table-cell>
          <table:table-cell table:style-name="ce2" table:formula="of:=AND([.C70];[.G70];[.H70];[.E7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70];1);0);IFERROR(SEARCH(&quot;b&quot;;[.I70];1);0);IFERROR(SEARCH(&quot;c&quot;;[.I70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71];[.D71];[.G71])" office:value-type="boolean" office:boolean-value="false" calcext:value-type="boolean">
            <text:p>FALSE</text:p>
          </table:table-cell>
          <table:table-cell table:style-name="ce2" table:formula="of:=AND([.C71];[.G71];[.H71];[.E7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71];1);0);IFERROR(SEARCH(&quot;b&quot;;[.I71];1);0);IFERROR(SEARCH(&quot;c&quot;;[.I7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72];[.D72];[.G72])" office:value-type="boolean" office:boolean-value="false" calcext:value-type="boolean">
            <text:p>FALSE</text:p>
          </table:table-cell>
          <table:table-cell table:style-name="ce2" table:formula="of:=AND([.C72];[.G72];[.H72];[.E7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72];1);0);IFERROR(SEARCH(&quot;b&quot;;[.I72];1);0);IFERROR(SEARCH(&quot;c&quot;;[.I72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73];[.D73];[.G73])" office:value-type="boolean" office:boolean-value="false" calcext:value-type="boolean">
            <text:p>FALSE</text:p>
          </table:table-cell>
          <table:table-cell table:style-name="ce2" table:formula="of:=AND([.C73];[.G73];[.H73];[.E7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73];1);0);IFERROR(SEARCH(&quot;b&quot;;[.I73];1);0);IFERROR(SEARCH(&quot;c&quot;;[.I7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74];[.D74];[.G74])" office:value-type="boolean" office:boolean-value="false" calcext:value-type="boolean">
            <text:p>FALSE</text:p>
          </table:table-cell>
          <table:table-cell table:style-name="ce2" table:formula="of:=AND([.C74];[.G74];[.H74];[.E7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74];1);0);IFERROR(SEARCH(&quot;b&quot;;[.I74];1);0);IFERROR(SEARCH(&quot;c&quot;;[.I74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75];[.D75];[.G75])" office:value-type="boolean" office:boolean-value="false" calcext:value-type="boolean">
            <text:p>FALSE</text:p>
          </table:table-cell>
          <table:table-cell table:style-name="ce2" table:formula="of:=AND([.C75];[.G75];[.H75];[.E7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75];1);0);IFERROR(SEARCH(&quot;b&quot;;[.I75];1);0);IFERROR(SEARCH(&quot;c&quot;;[.I7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76];[.D76];[.G76])" office:value-type="boolean" office:boolean-value="false" calcext:value-type="boolean">
            <text:p>FALSE</text:p>
          </table:table-cell>
          <table:table-cell table:style-name="ce2" table:formula="of:=AND([.C76];[.G76];[.H76];[.E7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76];1);0);IFERROR(SEARCH(&quot;b&quot;;[.I76];1);0);IFERROR(SEARCH(&quot;c&quot;;[.I7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77];[.D77];[.G77])" office:value-type="boolean" office:boolean-value="false" calcext:value-type="boolean">
            <text:p>FALSE</text:p>
          </table:table-cell>
          <table:table-cell table:style-name="ce2" table:formula="of:=AND([.C77];[.G77];[.H77];[.E7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77];1);0);IFERROR(SEARCH(&quot;b&quot;;[.I77];1);0);IFERROR(SEARCH(&quot;c&quot;;[.I7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78];[.D78];[.G78])" office:value-type="boolean" office:boolean-value="false" calcext:value-type="boolean">
            <text:p>FALSE</text:p>
          </table:table-cell>
          <table:table-cell table:style-name="ce2" table:formula="of:=AND([.C78];[.G78];[.H78];[.E7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78];1);0);IFERROR(SEARCH(&quot;b&quot;;[.I78];1);0);IFERROR(SEARCH(&quot;c&quot;;[.I78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79];[.D79];[.G79])" office:value-type="boolean" office:boolean-value="false" calcext:value-type="boolean">
            <text:p>FALSE</text:p>
          </table:table-cell>
          <table:table-cell table:style-name="ce2" table:formula="of:=AND([.C79];[.G79];[.H79];[.E7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79];1);0);IFERROR(SEARCH(&quot;b&quot;;[.I79];1);0);IFERROR(SEARCH(&quot;c&quot;;[.I7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, ('c', 'c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80];[.D80];[.G80])" office:value-type="boolean" office:boolean-value="false" calcext:value-type="boolean">
            <text:p>FALSE</text:p>
          </table:table-cell>
          <table:table-cell table:style-name="ce2" table:formula="of:=AND([.C80];[.G80];[.H80];[.E8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80];1);0);IFERROR(SEARCH(&quot;b&quot;;[.I80];1);0);IFERROR(SEARCH(&quot;c&quot;;[.I80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81];[.D81];[.G81])" office:value-type="boolean" office:boolean-value="false" calcext:value-type="boolean">
            <text:p>FALSE</text:p>
          </table:table-cell>
          <table:table-cell table:style-name="ce2" table:formula="of:=AND([.C81];[.G81];[.H81];[.E8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81];1);0);IFERROR(SEARCH(&quot;b&quot;;[.I81];1);0);IFERROR(SEARCH(&quot;c&quot;;[.I8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, ('c', 'c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82];[.D82];[.G82])" office:value-type="boolean" office:boolean-value="false" calcext:value-type="boolean">
            <text:p>FALSE</text:p>
          </table:table-cell>
          <table:table-cell table:style-name="ce2" table:formula="of:=AND([.C82];[.G82];[.H82];[.E8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82];1);0);IFERROR(SEARCH(&quot;b&quot;;[.I82];1);0);IFERROR(SEARCH(&quot;c&quot;;[.I82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83];[.D83];[.G83])" office:value-type="boolean" office:boolean-value="false" calcext:value-type="boolean">
            <text:p>FALSE</text:p>
          </table:table-cell>
          <table:table-cell table:style-name="ce2" table:formula="of:=AND([.C83];[.G83];[.H83];[.E8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83];1);0);IFERROR(SEARCH(&quot;b&quot;;[.I83];1);0);IFERROR(SEARCH(&quot;c&quot;;[.I8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84];[.D84];[.G84])" office:value-type="boolean" office:boolean-value="false" calcext:value-type="boolean">
            <text:p>FALSE</text:p>
          </table:table-cell>
          <table:table-cell table:style-name="ce2" table:formula="of:=AND([.C84];[.G84];[.H84];[.E8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84];1);0);IFERROR(SEARCH(&quot;b&quot;;[.I84];1);0);IFERROR(SEARCH(&quot;c&quot;;[.I84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85];[.D85];[.G85])" office:value-type="boolean" office:boolean-value="false" calcext:value-type="boolean">
            <text:p>FALSE</text:p>
          </table:table-cell>
          <table:table-cell table:style-name="ce2" table:formula="of:=AND([.C85];[.G85];[.H85];[.E8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85];1);0);IFERROR(SEARCH(&quot;b&quot;;[.I85];1);0);IFERROR(SEARCH(&quot;c&quot;;[.I8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86];[.D86];[.G86])" office:value-type="boolean" office:boolean-value="false" calcext:value-type="boolean">
            <text:p>FALSE</text:p>
          </table:table-cell>
          <table:table-cell table:style-name="ce2" table:formula="of:=AND([.C86];[.G86];[.H86];[.E8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86];1);0);IFERROR(SEARCH(&quot;b&quot;;[.I86];1);0);IFERROR(SEARCH(&quot;c&quot;;[.I86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87];[.D87];[.G87])" office:value-type="boolean" office:boolean-value="false" calcext:value-type="boolean">
            <text:p>FALSE</text:p>
          </table:table-cell>
          <table:table-cell table:style-name="ce2" table:formula="of:=AND([.C87];[.G87];[.H87];[.E8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87];1);0);IFERROR(SEARCH(&quot;b&quot;;[.I87];1);0);IFERROR(SEARCH(&quot;c&quot;;[.I8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88];[.D88];[.G88])" office:value-type="boolean" office:boolean-value="false" calcext:value-type="boolean">
            <text:p>FALSE</text:p>
          </table:table-cell>
          <table:table-cell table:style-name="ce2" table:formula="of:=AND([.C88];[.G88];[.H88];[.E8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88];1);0);IFERROR(SEARCH(&quot;b&quot;;[.I88];1);0);IFERROR(SEARCH(&quot;c&quot;;[.I88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89];[.D89];[.G89])" office:value-type="boolean" office:boolean-value="false" calcext:value-type="boolean">
            <text:p>FALSE</text:p>
          </table:table-cell>
          <table:table-cell table:style-name="ce2" table:formula="of:=AND([.C89];[.G89];[.H89];[.E8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89];1);0);IFERROR(SEARCH(&quot;b&quot;;[.I89];1);0);IFERROR(SEARCH(&quot;c&quot;;[.I8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90];[.D90];[.G90])" office:value-type="boolean" office:boolean-value="false" calcext:value-type="boolean">
            <text:p>FALSE</text:p>
          </table:table-cell>
          <table:table-cell table:style-name="ce2" table:formula="of:=AND([.C90];[.G90];[.H90];[.E9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90];1);0);IFERROR(SEARCH(&quot;b&quot;;[.I90];1);0);IFERROR(SEARCH(&quot;c&quot;;[.I90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91];[.D91];[.G91])" office:value-type="boolean" office:boolean-value="false" calcext:value-type="boolean">
            <text:p>FALSE</text:p>
          </table:table-cell>
          <table:table-cell table:style-name="ce2" table:formula="of:=AND([.C91];[.G91];[.H91];[.E9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91];1);0);IFERROR(SEARCH(&quot;b&quot;;[.I91];1);0);IFERROR(SEARCH(&quot;c&quot;;[.I9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92];[.D92];[.G92])" office:value-type="boolean" office:boolean-value="false" calcext:value-type="boolean">
            <text:p>FALSE</text:p>
          </table:table-cell>
          <table:table-cell table:style-name="ce2" table:formula="of:=AND([.C92];[.G92];[.H92];[.E9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92];1);0);IFERROR(SEARCH(&quot;b&quot;;[.I92];1);0);IFERROR(SEARCH(&quot;c&quot;;[.I92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93];[.D93];[.G93])" office:value-type="boolean" office:boolean-value="false" calcext:value-type="boolean">
            <text:p>FALSE</text:p>
          </table:table-cell>
          <table:table-cell table:style-name="ce2" table:formula="of:=AND([.C93];[.G93];[.H93];[.E9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93];1);0);IFERROR(SEARCH(&quot;b&quot;;[.I93];1);0);IFERROR(SEARCH(&quot;c&quot;;[.I9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94];[.D94];[.G94])" office:value-type="boolean" office:boolean-value="false" calcext:value-type="boolean">
            <text:p>FALSE</text:p>
          </table:table-cell>
          <table:table-cell table:style-name="ce2" table:formula="of:=AND([.C94];[.G94];[.H94];[.E9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94];1);0);IFERROR(SEARCH(&quot;b&quot;;[.I94];1);0);IFERROR(SEARCH(&quot;c&quot;;[.I94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95];[.D95];[.G95])" office:value-type="boolean" office:boolean-value="false" calcext:value-type="boolean">
            <text:p>FALSE</text:p>
          </table:table-cell>
          <table:table-cell table:style-name="ce2" table:formula="of:=AND([.C95];[.G95];[.H95];[.E9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95];1);0);IFERROR(SEARCH(&quot;b&quot;;[.I95];1);0);IFERROR(SEARCH(&quot;c&quot;;[.I9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96];[.D96];[.G96])" office:value-type="boolean" office:boolean-value="false" calcext:value-type="boolean">
            <text:p>FALSE</text:p>
          </table:table-cell>
          <table:table-cell table:style-name="ce2" table:formula="of:=AND([.C96];[.G96];[.H96];[.E9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96];1);0);IFERROR(SEARCH(&quot;b&quot;;[.I96];1);0);IFERROR(SEARCH(&quot;c&quot;;[.I96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97];[.D97];[.G97])" office:value-type="boolean" office:boolean-value="false" calcext:value-type="boolean">
            <text:p>FALSE</text:p>
          </table:table-cell>
          <table:table-cell table:style-name="ce2" table:formula="of:=AND([.C97];[.G97];[.H97];[.E9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97];1);0);IFERROR(SEARCH(&quot;b&quot;;[.I97];1);0);IFERROR(SEARCH(&quot;c&quot;;[.I9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98];[.D98];[.G98])" office:value-type="boolean" office:boolean-value="false" calcext:value-type="boolean">
            <text:p>FALSE</text:p>
          </table:table-cell>
          <table:table-cell table:style-name="ce2" table:formula="of:=AND([.C98];[.G98];[.H98];[.E98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98];1);0);IFERROR(SEARCH(&quot;b&quot;;[.I98];1);0);IFERROR(SEARCH(&quot;c&quot;;[.I98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99];[.D99];[.G99])" office:value-type="boolean" office:boolean-value="false" calcext:value-type="boolean">
            <text:p>FALSE</text:p>
          </table:table-cell>
          <table:table-cell table:style-name="ce2" table:formula="of:=AND([.C99];[.G99];[.H99];[.E9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99];1);0);IFERROR(SEARCH(&quot;b&quot;;[.I99];1);0);IFERROR(SEARCH(&quot;c&quot;;[.I9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00];[.D100];[.G100])" office:value-type="boolean" office:boolean-value="false" calcext:value-type="boolean">
            <text:p>FALSE</text:p>
          </table:table-cell>
          <table:table-cell table:style-name="ce2" table:formula="of:=AND([.C100];[.G100];[.H100];[.E100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00];1);0);IFERROR(SEARCH(&quot;b&quot;;[.I100];1);0);IFERROR(SEARCH(&quot;c&quot;;[.I10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01];[.D101];[.G101])" office:value-type="boolean" office:boolean-value="false" calcext:value-type="boolean">
            <text:p>FALSE</text:p>
          </table:table-cell>
          <table:table-cell table:style-name="ce2" table:formula="of:=AND([.C101];[.G101];[.H101];[.E10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01];1);0);IFERROR(SEARCH(&quot;b&quot;;[.I101];1);0);IFERROR(SEARCH(&quot;c&quot;;[.I10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02];[.D102];[.G102])" office:value-type="boolean" office:boolean-value="false" calcext:value-type="boolean">
            <text:p>FALSE</text:p>
          </table:table-cell>
          <table:table-cell table:style-name="ce2" table:formula="of:=AND([.C102];[.G102];[.H102];[.E10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02];1);0);IFERROR(SEARCH(&quot;b&quot;;[.I102];1);0);IFERROR(SEARCH(&quot;c&quot;;[.I10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03];[.D103];[.G103])" office:value-type="boolean" office:boolean-value="false" calcext:value-type="boolean">
            <text:p>FALSE</text:p>
          </table:table-cell>
          <table:table-cell table:style-name="ce2" table:formula="of:=AND([.C103];[.G103];[.H103];[.E10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03];1);0);IFERROR(SEARCH(&quot;b&quot;;[.I103];1);0);IFERROR(SEARCH(&quot;c&quot;;[.I10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04];[.D104];[.G104])" office:value-type="boolean" office:boolean-value="false" calcext:value-type="boolean">
            <text:p>FALSE</text:p>
          </table:table-cell>
          <table:table-cell table:style-name="ce2" table:formula="of:=AND([.C104];[.G104];[.H104];[.E10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04];1);0);IFERROR(SEARCH(&quot;b&quot;;[.I104];1);0);IFERROR(SEARCH(&quot;c&quot;;[.I10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05];[.D105];[.G105])" office:value-type="boolean" office:boolean-value="false" calcext:value-type="boolean">
            <text:p>FALSE</text:p>
          </table:table-cell>
          <table:table-cell table:style-name="ce2" table:formula="of:=AND([.C105];[.G105];[.H105];[.E10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05];1);0);IFERROR(SEARCH(&quot;b&quot;;[.I105];1);0);IFERROR(SEARCH(&quot;c&quot;;[.I10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06];[.D106];[.G106])" office:value-type="boolean" office:boolean-value="false" calcext:value-type="boolean">
            <text:p>FALSE</text:p>
          </table:table-cell>
          <table:table-cell table:style-name="ce2" table:formula="of:=AND([.C106];[.G106];[.H106];[.E106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06];1);0);IFERROR(SEARCH(&quot;b&quot;;[.I106];1);0);IFERROR(SEARCH(&quot;c&quot;;[.I106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c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07];[.D107];[.G107])" office:value-type="boolean" office:boolean-value="false" calcext:value-type="boolean">
            <text:p>FALSE</text:p>
          </table:table-cell>
          <table:table-cell table:style-name="ce2" table:formula="of:=AND([.C107];[.G107];[.H107];[.E10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07];1);0);IFERROR(SEARCH(&quot;b&quot;;[.I107];1);0);IFERROR(SEARCH(&quot;c&quot;;[.I10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08];[.D108];[.G108])" office:value-type="boolean" office:boolean-value="false" calcext:value-type="boolean">
            <text:p>FALSE</text:p>
          </table:table-cell>
          <table:table-cell table:style-name="ce2" table:formula="of:=AND([.C108];[.G108];[.H108];[.E108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08];1);0);IFERROR(SEARCH(&quot;b&quot;;[.I108];1);0);IFERROR(SEARCH(&quot;c&quot;;[.I10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c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09];[.D109];[.G109])" office:value-type="boolean" office:boolean-value="false" calcext:value-type="boolean">
            <text:p>FALSE</text:p>
          </table:table-cell>
          <table:table-cell table:style-name="ce2" table:formula="of:=AND([.C109];[.G109];[.H109];[.E10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09];1);0);IFERROR(SEARCH(&quot;b&quot;;[.I109];1);0);IFERROR(SEARCH(&quot;c&quot;;[.I10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10];[.D110];[.G110])" office:value-type="boolean" office:boolean-value="false" calcext:value-type="boolean">
            <text:p>FALSE</text:p>
          </table:table-cell>
          <table:table-cell table:style-name="ce2" table:formula="of:=AND([.C110];[.G110];[.H110];[.E11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10];1);0);IFERROR(SEARCH(&quot;b&quot;;[.I110];1);0);IFERROR(SEARCH(&quot;c&quot;;[.I11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11];[.D111];[.G111])" office:value-type="boolean" office:boolean-value="false" calcext:value-type="boolean">
            <text:p>FALSE</text:p>
          </table:table-cell>
          <table:table-cell table:style-name="ce2" table:formula="of:=AND([.C111];[.G111];[.H111];[.E11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11];1);0);IFERROR(SEARCH(&quot;b&quot;;[.I111];1);0);IFERROR(SEARCH(&quot;c&quot;;[.I11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12];[.D112];[.G112])" office:value-type="boolean" office:boolean-value="false" calcext:value-type="boolean">
            <text:p>FALSE</text:p>
          </table:table-cell>
          <table:table-cell table:style-name="ce2" table:formula="of:=AND([.C112];[.G112];[.H112];[.E11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12];1);0);IFERROR(SEARCH(&quot;b&quot;;[.I112];1);0);IFERROR(SEARCH(&quot;c&quot;;[.I11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13];[.D113];[.G113])" office:value-type="boolean" office:boolean-value="false" calcext:value-type="boolean">
            <text:p>FALSE</text:p>
          </table:table-cell>
          <table:table-cell table:style-name="ce2" table:formula="of:=AND([.C113];[.G113];[.H113];[.E11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13];1);0);IFERROR(SEARCH(&quot;b&quot;;[.I113];1);0);IFERROR(SEARCH(&quot;c&quot;;[.I11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14];[.D114];[.G114])" office:value-type="boolean" office:boolean-value="false" calcext:value-type="boolean">
            <text:p>FALSE</text:p>
          </table:table-cell>
          <table:table-cell table:style-name="ce2" table:formula="of:=AND([.C114];[.G114];[.H114];[.E11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14];1);0);IFERROR(SEARCH(&quot;b&quot;;[.I114];1);0);IFERROR(SEARCH(&quot;c&quot;;[.I11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15];[.D115];[.G115])" office:value-type="boolean" office:boolean-value="false" calcext:value-type="boolean">
            <text:p>FALSE</text:p>
          </table:table-cell>
          <table:table-cell table:style-name="ce2" table:formula="of:=AND([.C115];[.G115];[.H115];[.E115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15];1);0);IFERROR(SEARCH(&quot;b&quot;;[.I115];1);0);IFERROR(SEARCH(&quot;c&quot;;[.I11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16];[.D116];[.G116])" office:value-type="boolean" office:boolean-value="false" calcext:value-type="boolean">
            <text:p>FALSE</text:p>
          </table:table-cell>
          <table:table-cell table:style-name="ce2" table:formula="of:=AND([.C116];[.G116];[.H116];[.E11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16];1);0);IFERROR(SEARCH(&quot;b&quot;;[.I116];1);0);IFERROR(SEARCH(&quot;c&quot;;[.I11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17];[.D117];[.G117])" office:value-type="boolean" office:boolean-value="false" calcext:value-type="boolean">
            <text:p>FALSE</text:p>
          </table:table-cell>
          <table:table-cell table:style-name="ce2" table:formula="of:=AND([.C117];[.G117];[.H117];[.E117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17];1);0);IFERROR(SEARCH(&quot;b&quot;;[.I117];1);0);IFERROR(SEARCH(&quot;c&quot;;[.I11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18];[.D118];[.G118])" office:value-type="boolean" office:boolean-value="false" calcext:value-type="boolean">
            <text:p>FALSE</text:p>
          </table:table-cell>
          <table:table-cell table:style-name="ce2" table:formula="of:=AND([.C118];[.G118];[.H118];[.E11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18];1);0);IFERROR(SEARCH(&quot;b&quot;;[.I118];1);0);IFERROR(SEARCH(&quot;c&quot;;[.I11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19];[.D119];[.G119])" office:value-type="boolean" office:boolean-value="false" calcext:value-type="boolean">
            <text:p>FALSE</text:p>
          </table:table-cell>
          <table:table-cell table:style-name="ce2" table:formula="of:=AND([.C119];[.G119];[.H119];[.E11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19];1);0);IFERROR(SEARCH(&quot;b&quot;;[.I119];1);0);IFERROR(SEARCH(&quot;c&quot;;[.I11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20];[.D120];[.G120])" office:value-type="boolean" office:boolean-value="false" calcext:value-type="boolean">
            <text:p>FALSE</text:p>
          </table:table-cell>
          <table:table-cell table:style-name="ce2" table:formula="of:=AND([.C120];[.G120];[.H120];[.E12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20];1);0);IFERROR(SEARCH(&quot;b&quot;;[.I120];1);0);IFERROR(SEARCH(&quot;c&quot;;[.I12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21];[.D121];[.G121])" office:value-type="boolean" office:boolean-value="false" calcext:value-type="boolean">
            <text:p>FALSE</text:p>
          </table:table-cell>
          <table:table-cell table:style-name="ce2" table:formula="of:=AND([.C121];[.G121];[.H121];[.E12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21];1);0);IFERROR(SEARCH(&quot;b&quot;;[.I121];1);0);IFERROR(SEARCH(&quot;c&quot;;[.I12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22];[.D122];[.G122])" office:value-type="boolean" office:boolean-value="false" calcext:value-type="boolean">
            <text:p>FALSE</text:p>
          </table:table-cell>
          <table:table-cell table:style-name="ce2" table:formula="of:=AND([.C122];[.G122];[.H122];[.E12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22];1);0);IFERROR(SEARCH(&quot;b&quot;;[.I122];1);0);IFERROR(SEARCH(&quot;c&quot;;[.I12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c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23];[.D123];[.G123])" office:value-type="boolean" office:boolean-value="false" calcext:value-type="boolean">
            <text:p>FALSE</text:p>
          </table:table-cell>
          <table:table-cell table:style-name="ce2" table:formula="of:=AND([.C123];[.G123];[.H123];[.E123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23];1);0);IFERROR(SEARCH(&quot;b&quot;;[.I123];1);0);IFERROR(SEARCH(&quot;c&quot;;[.I12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24];[.D124];[.G124])" office:value-type="boolean" office:boolean-value="false" calcext:value-type="boolean">
            <text:p>FALSE</text:p>
          </table:table-cell>
          <table:table-cell table:style-name="ce2" table:formula="of:=AND([.C124];[.G124];[.H124];[.E12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24];1);0);IFERROR(SEARCH(&quot;b&quot;;[.I124];1);0);IFERROR(SEARCH(&quot;c&quot;;[.I12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c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25];[.D125];[.G125])" office:value-type="boolean" office:boolean-value="false" calcext:value-type="boolean">
            <text:p>FALSE</text:p>
          </table:table-cell>
          <table:table-cell table:style-name="ce2" table:formula="of:=AND([.C125];[.G125];[.H125];[.E125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25];1);0);IFERROR(SEARCH(&quot;b&quot;;[.I125];1);0);IFERROR(SEARCH(&quot;c&quot;;[.I12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26];[.D126];[.G126])" office:value-type="boolean" office:boolean-value="false" calcext:value-type="boolean">
            <text:p>FALSE</text:p>
          </table:table-cell>
          <table:table-cell table:style-name="ce2" table:formula="of:=AND([.C126];[.G126];[.H126];[.E12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26];1);0);IFERROR(SEARCH(&quot;b&quot;;[.I126];1);0);IFERROR(SEARCH(&quot;c&quot;;[.I12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27];[.D127];[.G127])" office:value-type="boolean" office:boolean-value="false" calcext:value-type="boolean">
            <text:p>FALSE</text:p>
          </table:table-cell>
          <table:table-cell table:style-name="ce2" table:formula="of:=AND([.C127];[.G127];[.H127];[.E12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27];1);0);IFERROR(SEARCH(&quot;b&quot;;[.I127];1);0);IFERROR(SEARCH(&quot;c&quot;;[.I12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28];[.D128];[.G128])" office:value-type="boolean" office:boolean-value="false" calcext:value-type="boolean">
            <text:p>FALSE</text:p>
          </table:table-cell>
          <table:table-cell table:style-name="ce2" table:formula="of:=AND([.C128];[.G128];[.H128];[.E12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28];1);0);IFERROR(SEARCH(&quot;b&quot;;[.I128];1);0);IFERROR(SEARCH(&quot;c&quot;;[.I12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29];[.D129];[.G129])" office:value-type="boolean" office:boolean-value="false" calcext:value-type="boolean">
            <text:p>FALSE</text:p>
          </table:table-cell>
          <table:table-cell table:style-name="ce2" table:formula="of:=AND([.C129];[.G129];[.H129];[.E12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29];1);0);IFERROR(SEARCH(&quot;b&quot;;[.I129];1);0);IFERROR(SEARCH(&quot;c&quot;;[.I12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c', 'a'), ('a', 'c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30];[.D130];[.G130])" office:value-type="boolean" office:boolean-value="false" calcext:value-type="boolean">
            <text:p>FALSE</text:p>
          </table:table-cell>
          <table:table-cell table:style-name="ce2" table:formula="of:=AND([.C130];[.G130];[.H130];[.E13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30];1);0);IFERROR(SEARCH(&quot;b&quot;;[.I130];1);0);IFERROR(SEARCH(&quot;c&quot;;[.I130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31];[.D131];[.G131])" office:value-type="boolean" office:boolean-value="false" calcext:value-type="boolean">
            <text:p>FALSE</text:p>
          </table:table-cell>
          <table:table-cell table:style-name="ce2" table:formula="of:=AND([.C131];[.G131];[.H131];[.E13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31];1);0);IFERROR(SEARCH(&quot;b&quot;;[.I131];1);0);IFERROR(SEARCH(&quot;c&quot;;[.I131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32];[.D132];[.G132])" office:value-type="boolean" office:boolean-value="false" calcext:value-type="boolean">
            <text:p>FALSE</text:p>
          </table:table-cell>
          <table:table-cell table:style-name="ce2" table:formula="of:=AND([.C132];[.G132];[.H132];[.E13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32];1);0);IFERROR(SEARCH(&quot;b&quot;;[.I132];1);0);IFERROR(SEARCH(&quot;c&quot;;[.I132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33];[.D133];[.G133])" office:value-type="boolean" office:boolean-value="false" calcext:value-type="boolean">
            <text:p>FALSE</text:p>
          </table:table-cell>
          <table:table-cell table:style-name="ce2" table:formula="of:=AND([.C133];[.G133];[.H133];[.E13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33];1);0);IFERROR(SEARCH(&quot;b&quot;;[.I133];1);0);IFERROR(SEARCH(&quot;c&quot;;[.I133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34];[.D134];[.G134])" office:value-type="boolean" office:boolean-value="false" calcext:value-type="boolean">
            <text:p>FALSE</text:p>
          </table:table-cell>
          <table:table-cell table:style-name="ce2" table:formula="of:=AND([.C134];[.G134];[.H134];[.E134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34];1);0);IFERROR(SEARCH(&quot;b&quot;;[.I134];1);0);IFERROR(SEARCH(&quot;c&quot;;[.I134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35];[.D135];[.G135])" office:value-type="boolean" office:boolean-value="false" calcext:value-type="boolean">
            <text:p>FALSE</text:p>
          </table:table-cell>
          <table:table-cell table:style-name="ce2" table:formula="of:=AND([.C135];[.G135];[.H135];[.E13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35];1);0);IFERROR(SEARCH(&quot;b&quot;;[.I135];1);0);IFERROR(SEARCH(&quot;c&quot;;[.I13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36];[.D136];[.G136])" office:value-type="boolean" office:boolean-value="false" calcext:value-type="boolean">
            <text:p>FALSE</text:p>
          </table:table-cell>
          <table:table-cell table:style-name="ce2" table:formula="of:=AND([.C136];[.G136];[.H136];[.E136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36];1);0);IFERROR(SEARCH(&quot;b&quot;;[.I136];1);0);IFERROR(SEARCH(&quot;c&quot;;[.I136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37];[.D137];[.G137])" office:value-type="boolean" office:boolean-value="false" calcext:value-type="boolean">
            <text:p>FALSE</text:p>
          </table:table-cell>
          <table:table-cell table:style-name="ce2" table:formula="of:=AND([.C137];[.G137];[.H137];[.E13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37];1);0);IFERROR(SEARCH(&quot;b&quot;;[.I137];1);0);IFERROR(SEARCH(&quot;c&quot;;[.I13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38];[.D138];[.G138])" office:value-type="boolean" office:boolean-value="false" calcext:value-type="boolean">
            <text:p>FALSE</text:p>
          </table:table-cell>
          <table:table-cell table:style-name="ce2" table:formula="of:=AND([.C138];[.G138];[.H138];[.E13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38];1);0);IFERROR(SEARCH(&quot;b&quot;;[.I138];1);0);IFERROR(SEARCH(&quot;c&quot;;[.I13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39];[.D139];[.G139])" office:value-type="boolean" office:boolean-value="false" calcext:value-type="boolean">
            <text:p>FALSE</text:p>
          </table:table-cell>
          <table:table-cell table:style-name="ce2" table:formula="of:=AND([.C139];[.G139];[.H139];[.E13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39];1);0);IFERROR(SEARCH(&quot;b&quot;;[.I139];1);0);IFERROR(SEARCH(&quot;c&quot;;[.I139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40];[.D140];[.G140])" office:value-type="boolean" office:boolean-value="false" calcext:value-type="boolean">
            <text:p>FALSE</text:p>
          </table:table-cell>
          <table:table-cell table:style-name="ce2" table:formula="of:=AND([.C140];[.G140];[.H140];[.E14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40];1);0);IFERROR(SEARCH(&quot;b&quot;;[.I140];1);0);IFERROR(SEARCH(&quot;c&quot;;[.I14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41];[.D141];[.G141])" office:value-type="boolean" office:boolean-value="false" calcext:value-type="boolean">
            <text:p>FALSE</text:p>
          </table:table-cell>
          <table:table-cell table:style-name="ce2" table:formula="of:=AND([.C141];[.G141];[.H141];[.E14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41];1);0);IFERROR(SEARCH(&quot;b&quot;;[.I141];1);0);IFERROR(SEARCH(&quot;c&quot;;[.I141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42];[.D142];[.G142])" office:value-type="boolean" office:boolean-value="false" calcext:value-type="boolean">
            <text:p>FALSE</text:p>
          </table:table-cell>
          <table:table-cell table:style-name="ce2" table:formula="of:=AND([.C142];[.G142];[.H142];[.E142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42];1);0);IFERROR(SEARCH(&quot;b&quot;;[.I142];1);0);IFERROR(SEARCH(&quot;c&quot;;[.I14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43];[.D143];[.G143])" office:value-type="boolean" office:boolean-value="false" calcext:value-type="boolean">
            <text:p>FALSE</text:p>
          </table:table-cell>
          <table:table-cell table:style-name="ce2" table:formula="of:=AND([.C143];[.G143];[.H143];[.E14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43];1);0);IFERROR(SEARCH(&quot;b&quot;;[.I143];1);0);IFERROR(SEARCH(&quot;c&quot;;[.I14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44];[.D144];[.G144])" office:value-type="boolean" office:boolean-value="false" calcext:value-type="boolean">
            <text:p>FALSE</text:p>
          </table:table-cell>
          <table:table-cell table:style-name="ce2" table:formula="of:=AND([.C144];[.G144];[.H144];[.E144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44];1);0);IFERROR(SEARCH(&quot;b&quot;;[.I144];1);0);IFERROR(SEARCH(&quot;c&quot;;[.I14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45];[.D145];[.G145])" office:value-type="boolean" office:boolean-value="false" calcext:value-type="boolean">
            <text:p>FALSE</text:p>
          </table:table-cell>
          <table:table-cell table:style-name="ce2" table:formula="of:=AND([.C145];[.G145];[.H145];[.E14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45];1);0);IFERROR(SEARCH(&quot;b&quot;;[.I145];1);0);IFERROR(SEARCH(&quot;c&quot;;[.I14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46];[.D146];[.G146])" office:value-type="boolean" office:boolean-value="false" calcext:value-type="boolean">
            <text:p>FALSE</text:p>
          </table:table-cell>
          <table:table-cell table:style-name="ce2" table:formula="of:=AND([.C146];[.G146];[.H146];[.E14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46];1);0);IFERROR(SEARCH(&quot;b&quot;;[.I146];1);0);IFERROR(SEARCH(&quot;c&quot;;[.I14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47];[.D147];[.G147])" office:value-type="boolean" office:boolean-value="false" calcext:value-type="boolean">
            <text:p>FALSE</text:p>
          </table:table-cell>
          <table:table-cell table:style-name="ce2" table:formula="of:=AND([.C147];[.G147];[.H147];[.E14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47];1);0);IFERROR(SEARCH(&quot;b&quot;;[.I147];1);0);IFERROR(SEARCH(&quot;c&quot;;[.I14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48];[.D148];[.G148])" office:value-type="boolean" office:boolean-value="false" calcext:value-type="boolean">
            <text:p>FALSE</text:p>
          </table:table-cell>
          <table:table-cell table:style-name="ce2" table:formula="of:=AND([.C148];[.G148];[.H148];[.E14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48];1);0);IFERROR(SEARCH(&quot;b&quot;;[.I148];1);0);IFERROR(SEARCH(&quot;c&quot;;[.I14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49];[.D149];[.G149])" office:value-type="boolean" office:boolean-value="false" calcext:value-type="boolean">
            <text:p>FALSE</text:p>
          </table:table-cell>
          <table:table-cell table:style-name="ce2" table:formula="of:=AND([.C149];[.G149];[.H149];[.E14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49];1);0);IFERROR(SEARCH(&quot;b&quot;;[.I149];1);0);IFERROR(SEARCH(&quot;c&quot;;[.I14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50];[.D150];[.G150])" office:value-type="boolean" office:boolean-value="false" calcext:value-type="boolean">
            <text:p>FALSE</text:p>
          </table:table-cell>
          <table:table-cell table:style-name="ce2" table:formula="of:=AND([.C150];[.G150];[.H150];[.E15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50];1);0);IFERROR(SEARCH(&quot;b&quot;;[.I150];1);0);IFERROR(SEARCH(&quot;c&quot;;[.I15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51];[.D151];[.G151])" office:value-type="boolean" office:boolean-value="false" calcext:value-type="boolean">
            <text:p>FALSE</text:p>
          </table:table-cell>
          <table:table-cell table:style-name="ce2" table:formula="of:=AND([.C151];[.G151];[.H151];[.E151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51];1);0);IFERROR(SEARCH(&quot;b&quot;;[.I151];1);0);IFERROR(SEARCH(&quot;c&quot;;[.I15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52];[.D152];[.G152])" office:value-type="boolean" office:boolean-value="false" calcext:value-type="boolean">
            <text:p>FALSE</text:p>
          </table:table-cell>
          <table:table-cell table:style-name="ce2" table:formula="of:=AND([.C152];[.G152];[.H152];[.E15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52];1);0);IFERROR(SEARCH(&quot;b&quot;;[.I152];1);0);IFERROR(SEARCH(&quot;c&quot;;[.I15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53];[.D153];[.G153])" office:value-type="boolean" office:boolean-value="false" calcext:value-type="boolean">
            <text:p>FALSE</text:p>
          </table:table-cell>
          <table:table-cell table:style-name="ce2" table:formula="of:=AND([.C153];[.G153];[.H153];[.E153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53];1);0);IFERROR(SEARCH(&quot;b&quot;;[.I153];1);0);IFERROR(SEARCH(&quot;c&quot;;[.I15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54];[.D154];[.G154])" office:value-type="boolean" office:boolean-value="false" calcext:value-type="boolean">
            <text:p>FALSE</text:p>
          </table:table-cell>
          <table:table-cell table:style-name="ce2" table:formula="of:=AND([.C154];[.G154];[.H154];[.E15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54];1);0);IFERROR(SEARCH(&quot;b&quot;;[.I154];1);0);IFERROR(SEARCH(&quot;c&quot;;[.I15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55];[.D155];[.G155])" office:value-type="boolean" office:boolean-value="false" calcext:value-type="boolean">
            <text:p>FALSE</text:p>
          </table:table-cell>
          <table:table-cell table:style-name="ce2" table:formula="of:=AND([.C155];[.G155];[.H155];[.E15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55];1);0);IFERROR(SEARCH(&quot;b&quot;;[.I155];1);0);IFERROR(SEARCH(&quot;c&quot;;[.I15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56];[.D156];[.G156])" office:value-type="boolean" office:boolean-value="false" calcext:value-type="boolean">
            <text:p>FALSE</text:p>
          </table:table-cell>
          <table:table-cell table:style-name="ce2" table:formula="of:=AND([.C156];[.G156];[.H156];[.E15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56];1);0);IFERROR(SEARCH(&quot;b&quot;;[.I156];1);0);IFERROR(SEARCH(&quot;c&quot;;[.I15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57];[.D157];[.G157])" office:value-type="boolean" office:boolean-value="false" calcext:value-type="boolean">
            <text:p>FALSE</text:p>
          </table:table-cell>
          <table:table-cell table:style-name="ce2" table:formula="of:=AND([.C157];[.G157];[.H157];[.E15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57];1);0);IFERROR(SEARCH(&quot;b&quot;;[.I157];1);0);IFERROR(SEARCH(&quot;c&quot;;[.I15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58];[.D158];[.G158])" office:value-type="boolean" office:boolean-value="false" calcext:value-type="boolean">
            <text:p>FALSE</text:p>
          </table:table-cell>
          <table:table-cell table:style-name="ce2" table:formula="of:=AND([.C158];[.G158];[.H158];[.E15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58];1);0);IFERROR(SEARCH(&quot;b&quot;;[.I158];1);0);IFERROR(SEARCH(&quot;c&quot;;[.I15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59];[.D159];[.G159])" office:value-type="boolean" office:boolean-value="false" calcext:value-type="boolean">
            <text:p>FALSE</text:p>
          </table:table-cell>
          <table:table-cell table:style-name="ce2" table:formula="of:=AND([.C159];[.G159];[.H159];[.E159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59];1);0);IFERROR(SEARCH(&quot;b&quot;;[.I159];1);0);IFERROR(SEARCH(&quot;c&quot;;[.I15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60];[.D160];[.G160])" office:value-type="boolean" office:boolean-value="false" calcext:value-type="boolean">
            <text:p>FALSE</text:p>
          </table:table-cell>
          <table:table-cell table:style-name="ce2" table:formula="of:=AND([.C160];[.G160];[.H160];[.E16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60];1);0);IFERROR(SEARCH(&quot;b&quot;;[.I160];1);0);IFERROR(SEARCH(&quot;c&quot;;[.I16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61];[.D161];[.G161])" office:value-type="boolean" office:boolean-value="false" calcext:value-type="boolean">
            <text:p>FALSE</text:p>
          </table:table-cell>
          <table:table-cell table:style-name="ce2" table:formula="of:=AND([.C161];[.G161];[.H161];[.E161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161];1);0);IFERROR(SEARCH(&quot;b&quot;;[.I161];1);0);IFERROR(SEARCH(&quot;c&quot;;[.I16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62];[.D162];[.G162])" office:value-type="boolean" office:boolean-value="false" calcext:value-type="boolean">
            <text:p>FALSE</text:p>
          </table:table-cell>
          <table:table-cell table:style-name="ce2" table:formula="of:=AND([.C162];[.G162];[.H162];[.E16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62];1);0);IFERROR(SEARCH(&quot;b&quot;;[.I162];1);0);IFERROR(SEARCH(&quot;c&quot;;[.I162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63];[.D163];[.G163])" office:value-type="boolean" office:boolean-value="false" calcext:value-type="boolean">
            <text:p>FALSE</text:p>
          </table:table-cell>
          <table:table-cell table:style-name="ce2" table:formula="of:=AND([.C163];[.G163];[.H163];[.E16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63];1);0);IFERROR(SEARCH(&quot;b&quot;;[.I163];1);0);IFERROR(SEARCH(&quot;c&quot;;[.I163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64];[.D164];[.G164])" office:value-type="boolean" office:boolean-value="false" calcext:value-type="boolean">
            <text:p>FALSE</text:p>
          </table:table-cell>
          <table:table-cell table:style-name="ce2" table:formula="of:=AND([.C164];[.G164];[.H164];[.E16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64];1);0);IFERROR(SEARCH(&quot;b&quot;;[.I164];1);0);IFERROR(SEARCH(&quot;c&quot;;[.I164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65];[.D165];[.G165])" office:value-type="boolean" office:boolean-value="false" calcext:value-type="boolean">
            <text:p>FALSE</text:p>
          </table:table-cell>
          <table:table-cell table:style-name="ce2" table:formula="of:=AND([.C165];[.G165];[.H165];[.E16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65];1);0);IFERROR(SEARCH(&quot;b&quot;;[.I165];1);0);IFERROR(SEARCH(&quot;c&quot;;[.I165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66];[.D166];[.G166])" office:value-type="boolean" office:boolean-value="false" calcext:value-type="boolean">
            <text:p>FALSE</text:p>
          </table:table-cell>
          <table:table-cell table:style-name="ce2" table:formula="of:=AND([.C166];[.G166];[.H166];[.E16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66];1);0);IFERROR(SEARCH(&quot;b&quot;;[.I166];1);0);IFERROR(SEARCH(&quot;c&quot;;[.I16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67];[.D167];[.G167])" office:value-type="boolean" office:boolean-value="false" calcext:value-type="boolean">
            <text:p>FALSE</text:p>
          </table:table-cell>
          <table:table-cell table:style-name="ce2" table:formula="of:=AND([.C167];[.G167];[.H167];[.E16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67];1);0);IFERROR(SEARCH(&quot;b&quot;;[.I167];1);0);IFERROR(SEARCH(&quot;c&quot;;[.I16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68];[.D168];[.G168])" office:value-type="boolean" office:boolean-value="false" calcext:value-type="boolean">
            <text:p>FALSE</text:p>
          </table:table-cell>
          <table:table-cell table:style-name="ce2" table:formula="of:=AND([.C168];[.G168];[.H168];[.E16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68];1);0);IFERROR(SEARCH(&quot;b&quot;;[.I168];1);0);IFERROR(SEARCH(&quot;c&quot;;[.I16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69];[.D169];[.G169])" office:value-type="boolean" office:boolean-value="false" calcext:value-type="boolean">
            <text:p>FALSE</text:p>
          </table:table-cell>
          <table:table-cell table:style-name="ce2" table:formula="of:=AND([.C169];[.G169];[.H169];[.E16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69];1);0);IFERROR(SEARCH(&quot;b&quot;;[.I169];1);0);IFERROR(SEARCH(&quot;c&quot;;[.I16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70];[.D170];[.G170])" office:value-type="boolean" office:boolean-value="false" calcext:value-type="boolean">
            <text:p>FALSE</text:p>
          </table:table-cell>
          <table:table-cell table:style-name="ce2" table:formula="of:=AND([.C170];[.G170];[.H170];[.E17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70];1);0);IFERROR(SEARCH(&quot;b&quot;;[.I170];1);0);IFERROR(SEARCH(&quot;c&quot;;[.I170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71];[.D171];[.G171])" office:value-type="boolean" office:boolean-value="false" calcext:value-type="boolean">
            <text:p>FALSE</text:p>
          </table:table-cell>
          <table:table-cell table:style-name="ce2" table:formula="of:=AND([.C171];[.G171];[.H171];[.E17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71];1);0);IFERROR(SEARCH(&quot;b&quot;;[.I171];1);0);IFERROR(SEARCH(&quot;c&quot;;[.I171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72];[.D172];[.G172])" office:value-type="boolean" office:boolean-value="false" calcext:value-type="boolean">
            <text:p>FALSE</text:p>
          </table:table-cell>
          <table:table-cell table:style-name="ce2" table:formula="of:=AND([.C172];[.G172];[.H172];[.E17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72];1);0);IFERROR(SEARCH(&quot;b&quot;;[.I172];1);0);IFERROR(SEARCH(&quot;c&quot;;[.I172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73];[.D173];[.G173])" office:value-type="boolean" office:boolean-value="false" calcext:value-type="boolean">
            <text:p>FALSE</text:p>
          </table:table-cell>
          <table:table-cell table:style-name="ce2" table:formula="of:=AND([.C173];[.G173];[.H173];[.E17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73];1);0);IFERROR(SEARCH(&quot;b&quot;;[.I173];1);0);IFERROR(SEARCH(&quot;c&quot;;[.I173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74];[.D174];[.G174])" office:value-type="boolean" office:boolean-value="false" calcext:value-type="boolean">
            <text:p>FALSE</text:p>
          </table:table-cell>
          <table:table-cell table:style-name="ce2" table:formula="of:=AND([.C174];[.G174];[.H174];[.E17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74];1);0);IFERROR(SEARCH(&quot;b&quot;;[.I174];1);0);IFERROR(SEARCH(&quot;c&quot;;[.I17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75];[.D175];[.G175])" office:value-type="boolean" office:boolean-value="false" calcext:value-type="boolean">
            <text:p>FALSE</text:p>
          </table:table-cell>
          <table:table-cell table:style-name="ce2" table:formula="of:=AND([.C175];[.G175];[.H175];[.E17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75];1);0);IFERROR(SEARCH(&quot;b&quot;;[.I175];1);0);IFERROR(SEARCH(&quot;c&quot;;[.I17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76];[.D176];[.G176])" office:value-type="boolean" office:boolean-value="false" calcext:value-type="boolean">
            <text:p>FALSE</text:p>
          </table:table-cell>
          <table:table-cell table:style-name="ce2" table:formula="of:=AND([.C176];[.G176];[.H176];[.E17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76];1);0);IFERROR(SEARCH(&quot;b&quot;;[.I176];1);0);IFERROR(SEARCH(&quot;c&quot;;[.I17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77];[.D177];[.G177])" office:value-type="boolean" office:boolean-value="false" calcext:value-type="boolean">
            <text:p>FALSE</text:p>
          </table:table-cell>
          <table:table-cell table:style-name="ce2" table:formula="of:=AND([.C177];[.G177];[.H177];[.E17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77];1);0);IFERROR(SEARCH(&quot;b&quot;;[.I177];1);0);IFERROR(SEARCH(&quot;c&quot;;[.I17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78];[.D178];[.G178])" office:value-type="boolean" office:boolean-value="false" calcext:value-type="boolean">
            <text:p>FALSE</text:p>
          </table:table-cell>
          <table:table-cell table:style-name="ce2" table:formula="of:=AND([.C178];[.G178];[.H178];[.E17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78];1);0);IFERROR(SEARCH(&quot;b&quot;;[.I178];1);0);IFERROR(SEARCH(&quot;c&quot;;[.I17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79];[.D179];[.G179])" office:value-type="boolean" office:boolean-value="false" calcext:value-type="boolean">
            <text:p>FALSE</text:p>
          </table:table-cell>
          <table:table-cell table:style-name="ce2" table:formula="of:=AND([.C179];[.G179];[.H179];[.E17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79];1);0);IFERROR(SEARCH(&quot;b&quot;;[.I179];1);0);IFERROR(SEARCH(&quot;c&quot;;[.I17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80];[.D180];[.G180])" office:value-type="boolean" office:boolean-value="false" calcext:value-type="boolean">
            <text:p>FALSE</text:p>
          </table:table-cell>
          <table:table-cell table:style-name="ce2" table:formula="of:=AND([.C180];[.G180];[.H180];[.E18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80];1);0);IFERROR(SEARCH(&quot;b&quot;;[.I180];1);0);IFERROR(SEARCH(&quot;c&quot;;[.I18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81];[.D181];[.G181])" office:value-type="boolean" office:boolean-value="false" calcext:value-type="boolean">
            <text:p>FALSE</text:p>
          </table:table-cell>
          <table:table-cell table:style-name="ce2" table:formula="of:=AND([.C181];[.G181];[.H181];[.E18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81];1);0);IFERROR(SEARCH(&quot;b&quot;;[.I181];1);0);IFERROR(SEARCH(&quot;c&quot;;[.I18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82];[.D182];[.G182])" office:value-type="boolean" office:boolean-value="false" calcext:value-type="boolean">
            <text:p>FALSE</text:p>
          </table:table-cell>
          <table:table-cell table:style-name="ce2" table:formula="of:=AND([.C182];[.G182];[.H182];[.E18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82];1);0);IFERROR(SEARCH(&quot;b&quot;;[.I182];1);0);IFERROR(SEARCH(&quot;c&quot;;[.I18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83];[.D183];[.G183])" office:value-type="boolean" office:boolean-value="false" calcext:value-type="boolean">
            <text:p>FALSE</text:p>
          </table:table-cell>
          <table:table-cell table:style-name="ce2" table:formula="of:=AND([.C183];[.G183];[.H183];[.E18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83];1);0);IFERROR(SEARCH(&quot;b&quot;;[.I183];1);0);IFERROR(SEARCH(&quot;c&quot;;[.I18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84];[.D184];[.G184])" office:value-type="boolean" office:boolean-value="false" calcext:value-type="boolean">
            <text:p>FALSE</text:p>
          </table:table-cell>
          <table:table-cell table:style-name="ce2" table:formula="of:=AND([.C184];[.G184];[.H184];[.E18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84];1);0);IFERROR(SEARCH(&quot;b&quot;;[.I184];1);0);IFERROR(SEARCH(&quot;c&quot;;[.I18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85];[.D185];[.G185])" office:value-type="boolean" office:boolean-value="false" calcext:value-type="boolean">
            <text:p>FALSE</text:p>
          </table:table-cell>
          <table:table-cell table:style-name="ce2" table:formula="of:=AND([.C185];[.G185];[.H185];[.E18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85];1);0);IFERROR(SEARCH(&quot;b&quot;;[.I185];1);0);IFERROR(SEARCH(&quot;c&quot;;[.I18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86];[.D186];[.G186])" office:value-type="boolean" office:boolean-value="false" calcext:value-type="boolean">
            <text:p>FALSE</text:p>
          </table:table-cell>
          <table:table-cell table:style-name="ce2" table:formula="of:=AND([.C186];[.G186];[.H186];[.E18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86];1);0);IFERROR(SEARCH(&quot;b&quot;;[.I186];1);0);IFERROR(SEARCH(&quot;c&quot;;[.I18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87];[.D187];[.G187])" office:value-type="boolean" office:boolean-value="false" calcext:value-type="boolean">
            <text:p>FALSE</text:p>
          </table:table-cell>
          <table:table-cell table:style-name="ce2" table:formula="of:=AND([.C187];[.G187];[.H187];[.E18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87];1);0);IFERROR(SEARCH(&quot;b&quot;;[.I187];1);0);IFERROR(SEARCH(&quot;c&quot;;[.I18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88];[.D188];[.G188])" office:value-type="boolean" office:boolean-value="false" calcext:value-type="boolean">
            <text:p>FALSE</text:p>
          </table:table-cell>
          <table:table-cell table:style-name="ce2" table:formula="of:=AND([.C188];[.G188];[.H188];[.E18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88];1);0);IFERROR(SEARCH(&quot;b&quot;;[.I188];1);0);IFERROR(SEARCH(&quot;c&quot;;[.I18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89];[.D189];[.G189])" office:value-type="boolean" office:boolean-value="false" calcext:value-type="boolean">
            <text:p>FALSE</text:p>
          </table:table-cell>
          <table:table-cell table:style-name="ce2" table:formula="of:=AND([.C189];[.G189];[.H189];[.E18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89];1);0);IFERROR(SEARCH(&quot;b&quot;;[.I189];1);0);IFERROR(SEARCH(&quot;c&quot;;[.I18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90];[.D190];[.G190])" office:value-type="boolean" office:boolean-value="false" calcext:value-type="boolean">
            <text:p>FALSE</text:p>
          </table:table-cell>
          <table:table-cell table:style-name="ce2" table:formula="of:=AND([.C190];[.G190];[.H190];[.E19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90];1);0);IFERROR(SEARCH(&quot;b&quot;;[.I190];1);0);IFERROR(SEARCH(&quot;c&quot;;[.I19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91];[.D191];[.G191])" office:value-type="boolean" office:boolean-value="false" calcext:value-type="boolean">
            <text:p>FALSE</text:p>
          </table:table-cell>
          <table:table-cell table:style-name="ce2" table:formula="of:=AND([.C191];[.G191];[.H191];[.E19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91];1);0);IFERROR(SEARCH(&quot;b&quot;;[.I191];1);0);IFERROR(SEARCH(&quot;c&quot;;[.I19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92];[.D192];[.G192])" office:value-type="boolean" office:boolean-value="false" calcext:value-type="boolean">
            <text:p>FALSE</text:p>
          </table:table-cell>
          <table:table-cell table:style-name="ce2" table:formula="of:=AND([.C192];[.G192];[.H192];[.E19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92];1);0);IFERROR(SEARCH(&quot;b&quot;;[.I192];1);0);IFERROR(SEARCH(&quot;c&quot;;[.I19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93];[.D193];[.G193])" office:value-type="boolean" office:boolean-value="false" calcext:value-type="boolean">
            <text:p>FALSE</text:p>
          </table:table-cell>
          <table:table-cell table:style-name="ce2" table:formula="of:=AND([.C193];[.G193];[.H193];[.E19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93];1);0);IFERROR(SEARCH(&quot;b&quot;;[.I193];1);0);IFERROR(SEARCH(&quot;c&quot;;[.I19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c', 'a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94];[.D194];[.G194])" office:value-type="boolean" office:boolean-value="false" calcext:value-type="boolean">
            <text:p>FALSE</text:p>
          </table:table-cell>
          <table:table-cell table:style-name="ce2" table:formula="of:=AND([.C194];[.G194];[.H194];[.E19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94];1);0);IFERROR(SEARCH(&quot;b&quot;;[.I194];1);0);IFERROR(SEARCH(&quot;c&quot;;[.I19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95];[.D195];[.G195])" office:value-type="boolean" office:boolean-value="false" calcext:value-type="boolean">
            <text:p>FALSE</text:p>
          </table:table-cell>
          <table:table-cell table:style-name="ce2" table:formula="of:=AND([.C195];[.G195];[.H195];[.E19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95];1);0);IFERROR(SEARCH(&quot;b&quot;;[.I195];1);0);IFERROR(SEARCH(&quot;c&quot;;[.I19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96];[.D196];[.G196])" office:value-type="boolean" office:boolean-value="false" calcext:value-type="boolean">
            <text:p>FALSE</text:p>
          </table:table-cell>
          <table:table-cell table:style-name="ce2" table:formula="of:=AND([.C196];[.G196];[.H196];[.E19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96];1);0);IFERROR(SEARCH(&quot;b&quot;;[.I196];1);0);IFERROR(SEARCH(&quot;c&quot;;[.I19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97];[.D197];[.G197])" office:value-type="boolean" office:boolean-value="false" calcext:value-type="boolean">
            <text:p>FALSE</text:p>
          </table:table-cell>
          <table:table-cell table:style-name="ce2" table:formula="of:=AND([.C197];[.G197];[.H197];[.E19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97];1);0);IFERROR(SEARCH(&quot;b&quot;;[.I197];1);0);IFERROR(SEARCH(&quot;c&quot;;[.I19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98];[.D198];[.G198])" office:value-type="boolean" office:boolean-value="false" calcext:value-type="boolean">
            <text:p>FALSE</text:p>
          </table:table-cell>
          <table:table-cell table:style-name="ce2" table:formula="of:=AND([.C198];[.G198];[.H198];[.E19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98];1);0);IFERROR(SEARCH(&quot;b&quot;;[.I198];1);0);IFERROR(SEARCH(&quot;c&quot;;[.I19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199];[.D199];[.G199])" office:value-type="boolean" office:boolean-value="false" calcext:value-type="boolean">
            <text:p>FALSE</text:p>
          </table:table-cell>
          <table:table-cell table:style-name="ce2" table:formula="of:=AND([.C199];[.G199];[.H199];[.E19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199];1);0);IFERROR(SEARCH(&quot;b&quot;;[.I199];1);0);IFERROR(SEARCH(&quot;c&quot;;[.I19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00];[.D200];[.G200])" office:value-type="boolean" office:boolean-value="false" calcext:value-type="boolean">
            <text:p>FALSE</text:p>
          </table:table-cell>
          <table:table-cell table:style-name="ce2" table:formula="of:=AND([.C200];[.G200];[.H200];[.E20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00];1);0);IFERROR(SEARCH(&quot;b&quot;;[.I200];1);0);IFERROR(SEARCH(&quot;c&quot;;[.I20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01];[.D201];[.G201])" office:value-type="boolean" office:boolean-value="false" calcext:value-type="boolean">
            <text:p>FALSE</text:p>
          </table:table-cell>
          <table:table-cell table:style-name="ce2" table:formula="of:=AND([.C201];[.G201];[.H201];[.E20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01];1);0);IFERROR(SEARCH(&quot;b&quot;;[.I201];1);0);IFERROR(SEARCH(&quot;c&quot;;[.I20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02];[.D202];[.G202])" office:value-type="boolean" office:boolean-value="false" calcext:value-type="boolean">
            <text:p>FALSE</text:p>
          </table:table-cell>
          <table:table-cell table:style-name="ce2" table:formula="of:=AND([.C202];[.G202];[.H202];[.E20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02];1);0);IFERROR(SEARCH(&quot;b&quot;;[.I202];1);0);IFERROR(SEARCH(&quot;c&quot;;[.I20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03];[.D203];[.G203])" office:value-type="boolean" office:boolean-value="false" calcext:value-type="boolean">
            <text:p>FALSE</text:p>
          </table:table-cell>
          <table:table-cell table:style-name="ce2" table:formula="of:=AND([.C203];[.G203];[.H203];[.E20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03];1);0);IFERROR(SEARCH(&quot;b&quot;;[.I203];1);0);IFERROR(SEARCH(&quot;c&quot;;[.I20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04];[.D204];[.G204])" office:value-type="boolean" office:boolean-value="false" calcext:value-type="boolean">
            <text:p>FALSE</text:p>
          </table:table-cell>
          <table:table-cell table:style-name="ce2" table:formula="of:=AND([.C204];[.G204];[.H204];[.E20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04];1);0);IFERROR(SEARCH(&quot;b&quot;;[.I204];1);0);IFERROR(SEARCH(&quot;c&quot;;[.I20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05];[.D205];[.G205])" office:value-type="boolean" office:boolean-value="false" calcext:value-type="boolean">
            <text:p>FALSE</text:p>
          </table:table-cell>
          <table:table-cell table:style-name="ce2" table:formula="of:=AND([.C205];[.G205];[.H205];[.E20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05];1);0);IFERROR(SEARCH(&quot;b&quot;;[.I205];1);0);IFERROR(SEARCH(&quot;c&quot;;[.I20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06];[.D206];[.G206])" office:value-type="boolean" office:boolean-value="false" calcext:value-type="boolean">
            <text:p>FALSE</text:p>
          </table:table-cell>
          <table:table-cell table:style-name="ce2" table:formula="of:=AND([.C206];[.G206];[.H206];[.E20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06];1);0);IFERROR(SEARCH(&quot;b&quot;;[.I206];1);0);IFERROR(SEARCH(&quot;c&quot;;[.I20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07];[.D207];[.G207])" office:value-type="boolean" office:boolean-value="false" calcext:value-type="boolean">
            <text:p>FALSE</text:p>
          </table:table-cell>
          <table:table-cell table:style-name="ce2" table:formula="of:=AND([.C207];[.G207];[.H207];[.E20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07];1);0);IFERROR(SEARCH(&quot;b&quot;;[.I207];1);0);IFERROR(SEARCH(&quot;c&quot;;[.I20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08];[.D208];[.G208])" office:value-type="boolean" office:boolean-value="false" calcext:value-type="boolean">
            <text:p>FALSE</text:p>
          </table:table-cell>
          <table:table-cell table:style-name="ce2" table:formula="of:=AND([.C208];[.G208];[.H208];[.E20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08];1);0);IFERROR(SEARCH(&quot;b&quot;;[.I208];1);0);IFERROR(SEARCH(&quot;c&quot;;[.I20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09];[.D209];[.G209])" office:value-type="boolean" office:boolean-value="false" calcext:value-type="boolean">
            <text:p>FALSE</text:p>
          </table:table-cell>
          <table:table-cell table:style-name="ce2" table:formula="of:=AND([.C209];[.G209];[.H209];[.E20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09];1);0);IFERROR(SEARCH(&quot;b&quot;;[.I209];1);0);IFERROR(SEARCH(&quot;c&quot;;[.I20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10];[.D210];[.G210])" office:value-type="boolean" office:boolean-value="false" calcext:value-type="boolean">
            <text:p>FALSE</text:p>
          </table:table-cell>
          <table:table-cell table:style-name="ce2" table:formula="of:=AND([.C210];[.G210];[.H210];[.E21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10];1);0);IFERROR(SEARCH(&quot;b&quot;;[.I210];1);0);IFERROR(SEARCH(&quot;c&quot;;[.I21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11];[.D211];[.G211])" office:value-type="boolean" office:boolean-value="false" calcext:value-type="boolean">
            <text:p>FALSE</text:p>
          </table:table-cell>
          <table:table-cell table:style-name="ce2" table:formula="of:=AND([.C211];[.G211];[.H211];[.E21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11];1);0);IFERROR(SEARCH(&quot;b&quot;;[.I211];1);0);IFERROR(SEARCH(&quot;c&quot;;[.I21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12];[.D212];[.G212])" office:value-type="boolean" office:boolean-value="false" calcext:value-type="boolean">
            <text:p>FALSE</text:p>
          </table:table-cell>
          <table:table-cell table:style-name="ce2" table:formula="of:=AND([.C212];[.G212];[.H212];[.E21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12];1);0);IFERROR(SEARCH(&quot;b&quot;;[.I212];1);0);IFERROR(SEARCH(&quot;c&quot;;[.I21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13];[.D213];[.G213])" office:value-type="boolean" office:boolean-value="false" calcext:value-type="boolean">
            <text:p>FALSE</text:p>
          </table:table-cell>
          <table:table-cell table:style-name="ce2" table:formula="of:=AND([.C213];[.G213];[.H213];[.E21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13];1);0);IFERROR(SEARCH(&quot;b&quot;;[.I213];1);0);IFERROR(SEARCH(&quot;c&quot;;[.I21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14];[.D214];[.G214])" office:value-type="boolean" office:boolean-value="false" calcext:value-type="boolean">
            <text:p>FALSE</text:p>
          </table:table-cell>
          <table:table-cell table:style-name="ce2" table:formula="of:=AND([.C214];[.G214];[.H214];[.E21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14];1);0);IFERROR(SEARCH(&quot;b&quot;;[.I214];1);0);IFERROR(SEARCH(&quot;c&quot;;[.I21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15];[.D215];[.G215])" office:value-type="boolean" office:boolean-value="false" calcext:value-type="boolean">
            <text:p>FALSE</text:p>
          </table:table-cell>
          <table:table-cell table:style-name="ce2" table:formula="of:=AND([.C215];[.G215];[.H215];[.E21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15];1);0);IFERROR(SEARCH(&quot;b&quot;;[.I215];1);0);IFERROR(SEARCH(&quot;c&quot;;[.I21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16];[.D216];[.G216])" office:value-type="boolean" office:boolean-value="false" calcext:value-type="boolean">
            <text:p>FALSE</text:p>
          </table:table-cell>
          <table:table-cell table:style-name="ce2" table:formula="of:=AND([.C216];[.G216];[.H216];[.E21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16];1);0);IFERROR(SEARCH(&quot;b&quot;;[.I216];1);0);IFERROR(SEARCH(&quot;c&quot;;[.I21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17];[.D217];[.G217])" office:value-type="boolean" office:boolean-value="false" calcext:value-type="boolean">
            <text:p>FALSE</text:p>
          </table:table-cell>
          <table:table-cell table:style-name="ce2" table:formula="of:=AND([.C217];[.G217];[.H217];[.E21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17];1);0);IFERROR(SEARCH(&quot;b&quot;;[.I217];1);0);IFERROR(SEARCH(&quot;c&quot;;[.I21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18];[.D218];[.G218])" office:value-type="boolean" office:boolean-value="false" calcext:value-type="boolean">
            <text:p>FALSE</text:p>
          </table:table-cell>
          <table:table-cell table:style-name="ce2" table:formula="of:=AND([.C218];[.G218];[.H218];[.E21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18];1);0);IFERROR(SEARCH(&quot;b&quot;;[.I218];1);0);IFERROR(SEARCH(&quot;c&quot;;[.I21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19];[.D219];[.G219])" office:value-type="boolean" office:boolean-value="false" calcext:value-type="boolean">
            <text:p>FALSE</text:p>
          </table:table-cell>
          <table:table-cell table:style-name="ce2" table:formula="of:=AND([.C219];[.G219];[.H219];[.E21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19];1);0);IFERROR(SEARCH(&quot;b&quot;;[.I219];1);0);IFERROR(SEARCH(&quot;c&quot;;[.I21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20];[.D220];[.G220])" office:value-type="boolean" office:boolean-value="false" calcext:value-type="boolean">
            <text:p>FALSE</text:p>
          </table:table-cell>
          <table:table-cell table:style-name="ce2" table:formula="of:=AND([.C220];[.G220];[.H220];[.E22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20];1);0);IFERROR(SEARCH(&quot;b&quot;;[.I220];1);0);IFERROR(SEARCH(&quot;c&quot;;[.I22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21];[.D221];[.G221])" office:value-type="boolean" office:boolean-value="false" calcext:value-type="boolean">
            <text:p>FALSE</text:p>
          </table:table-cell>
          <table:table-cell table:style-name="ce2" table:formula="of:=AND([.C221];[.G221];[.H221];[.E22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21];1);0);IFERROR(SEARCH(&quot;b&quot;;[.I221];1);0);IFERROR(SEARCH(&quot;c&quot;;[.I221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22];[.D222];[.G222])" office:value-type="boolean" office:boolean-value="false" calcext:value-type="boolean">
            <text:p>FALSE</text:p>
          </table:table-cell>
          <table:table-cell table:style-name="ce2" table:formula="of:=AND([.C222];[.G222];[.H222];[.E22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22];1);0);IFERROR(SEARCH(&quot;b&quot;;[.I222];1);0);IFERROR(SEARCH(&quot;c&quot;;[.I22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23];[.D223];[.G223])" office:value-type="boolean" office:boolean-value="false" calcext:value-type="boolean">
            <text:p>FALSE</text:p>
          </table:table-cell>
          <table:table-cell table:style-name="ce2" table:formula="of:=AND([.C223];[.G223];[.H223];[.E22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23];1);0);IFERROR(SEARCH(&quot;b&quot;;[.I223];1);0);IFERROR(SEARCH(&quot;c&quot;;[.I22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24];[.D224];[.G224])" office:value-type="boolean" office:boolean-value="false" calcext:value-type="boolean">
            <text:p>FALSE</text:p>
          </table:table-cell>
          <table:table-cell table:style-name="ce2" table:formula="of:=AND([.C224];[.G224];[.H224];[.E22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24];1);0);IFERROR(SEARCH(&quot;b&quot;;[.I224];1);0);IFERROR(SEARCH(&quot;c&quot;;[.I22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25];[.D225];[.G225])" office:value-type="boolean" office:boolean-value="false" calcext:value-type="boolean">
            <text:p>FALSE</text:p>
          </table:table-cell>
          <table:table-cell table:style-name="ce2" table:formula="of:=AND([.C225];[.G225];[.H225];[.E22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25];1);0);IFERROR(SEARCH(&quot;b&quot;;[.I225];1);0);IFERROR(SEARCH(&quot;c&quot;;[.I22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26];[.D226];[.G226])" office:value-type="boolean" office:boolean-value="false" calcext:value-type="boolean">
            <text:p>FALSE</text:p>
          </table:table-cell>
          <table:table-cell table:style-name="ce2" table:formula="of:=AND([.C226];[.G226];[.H226];[.E22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26];1);0);IFERROR(SEARCH(&quot;b&quot;;[.I226];1);0);IFERROR(SEARCH(&quot;c&quot;;[.I22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27];[.D227];[.G227])" office:value-type="boolean" office:boolean-value="false" calcext:value-type="boolean">
            <text:p>FALSE</text:p>
          </table:table-cell>
          <table:table-cell table:style-name="ce2" table:formula="of:=AND([.C227];[.G227];[.H227];[.E22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27];1);0);IFERROR(SEARCH(&quot;b&quot;;[.I227];1);0);IFERROR(SEARCH(&quot;c&quot;;[.I22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28];[.D228];[.G228])" office:value-type="boolean" office:boolean-value="false" calcext:value-type="boolean">
            <text:p>FALSE</text:p>
          </table:table-cell>
          <table:table-cell table:style-name="ce2" table:formula="of:=AND([.C228];[.G228];[.H228];[.E22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28];1);0);IFERROR(SEARCH(&quot;b&quot;;[.I228];1);0);IFERROR(SEARCH(&quot;c&quot;;[.I22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29];[.D229];[.G229])" office:value-type="boolean" office:boolean-value="false" calcext:value-type="boolean">
            <text:p>FALSE</text:p>
          </table:table-cell>
          <table:table-cell table:style-name="ce2" table:formula="of:=AND([.C229];[.G229];[.H229];[.E22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29];1);0);IFERROR(SEARCH(&quot;b&quot;;[.I229];1);0);IFERROR(SEARCH(&quot;c&quot;;[.I22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30];[.D230];[.G230])" office:value-type="boolean" office:boolean-value="false" calcext:value-type="boolean">
            <text:p>FALSE</text:p>
          </table:table-cell>
          <table:table-cell table:style-name="ce2" table:formula="of:=AND([.C230];[.G230];[.H230];[.E230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30];1);0);IFERROR(SEARCH(&quot;b&quot;;[.I230];1);0);IFERROR(SEARCH(&quot;c&quot;;[.I23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31];[.D231];[.G231])" office:value-type="boolean" office:boolean-value="false" calcext:value-type="boolean">
            <text:p>FALSE</text:p>
          </table:table-cell>
          <table:table-cell table:style-name="ce2" table:formula="of:=AND([.C231];[.G231];[.H231];[.E23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31];1);0);IFERROR(SEARCH(&quot;b&quot;;[.I231];1);0);IFERROR(SEARCH(&quot;c&quot;;[.I23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32];[.D232];[.G232])" office:value-type="boolean" office:boolean-value="false" calcext:value-type="boolean">
            <text:p>FALSE</text:p>
          </table:table-cell>
          <table:table-cell table:style-name="ce2" table:formula="of:=AND([.C232];[.G232];[.H232];[.E232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32];1);0);IFERROR(SEARCH(&quot;b&quot;;[.I232];1);0);IFERROR(SEARCH(&quot;c&quot;;[.I23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33];[.D233];[.G233])" office:value-type="boolean" office:boolean-value="false" calcext:value-type="boolean">
            <text:p>FALSE</text:p>
          </table:table-cell>
          <table:table-cell table:style-name="ce2" table:formula="of:=AND([.C233];[.G233];[.H233];[.E23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33];1);0);IFERROR(SEARCH(&quot;b&quot;;[.I233];1);0);IFERROR(SEARCH(&quot;c&quot;;[.I23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34];[.D234];[.G234])" office:value-type="boolean" office:boolean-value="false" calcext:value-type="boolean">
            <text:p>FALSE</text:p>
          </table:table-cell>
          <table:table-cell table:style-name="ce2" table:formula="of:=AND([.C234];[.G234];[.H234];[.E23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34];1);0);IFERROR(SEARCH(&quot;b&quot;;[.I234];1);0);IFERROR(SEARCH(&quot;c&quot;;[.I23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c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35];[.D235];[.G235])" office:value-type="boolean" office:boolean-value="false" calcext:value-type="boolean">
            <text:p>FALSE</text:p>
          </table:table-cell>
          <table:table-cell table:style-name="ce2" table:formula="of:=AND([.C235];[.G235];[.H235];[.E23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35];1);0);IFERROR(SEARCH(&quot;b&quot;;[.I235];1);0);IFERROR(SEARCH(&quot;c&quot;;[.I23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36];[.D236];[.G236])" office:value-type="boolean" office:boolean-value="false" calcext:value-type="boolean">
            <text:p>FALSE</text:p>
          </table:table-cell>
          <table:table-cell table:style-name="ce2" table:formula="of:=AND([.C236];[.G236];[.H236];[.E23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36];1);0);IFERROR(SEARCH(&quot;b&quot;;[.I236];1);0);IFERROR(SEARCH(&quot;c&quot;;[.I23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c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37];[.D237];[.G237])" office:value-type="boolean" office:boolean-value="false" calcext:value-type="boolean">
            <text:p>FALSE</text:p>
          </table:table-cell>
          <table:table-cell table:style-name="ce2" table:formula="of:=AND([.C237];[.G237];[.H237];[.E23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37];1);0);IFERROR(SEARCH(&quot;b&quot;;[.I237];1);0);IFERROR(SEARCH(&quot;c&quot;;[.I23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38];[.D238];[.G238])" office:value-type="boolean" office:boolean-value="false" calcext:value-type="boolean">
            <text:p>FALSE</text:p>
          </table:table-cell>
          <table:table-cell table:style-name="ce2" table:formula="of:=AND([.C238];[.G238];[.H238];[.E238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38];1);0);IFERROR(SEARCH(&quot;b&quot;;[.I238];1);0);IFERROR(SEARCH(&quot;c&quot;;[.I23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39];[.D239];[.G239])" office:value-type="boolean" office:boolean-value="false" calcext:value-type="boolean">
            <text:p>FALSE</text:p>
          </table:table-cell>
          <table:table-cell table:style-name="ce2" table:formula="of:=AND([.C239];[.G239];[.H239];[.E23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39];1);0);IFERROR(SEARCH(&quot;b&quot;;[.I239];1);0);IFERROR(SEARCH(&quot;c&quot;;[.I23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40];[.D240];[.G240])" office:value-type="boolean" office:boolean-value="false" calcext:value-type="boolean">
            <text:p>FALSE</text:p>
          </table:table-cell>
          <table:table-cell table:style-name="ce2" table:formula="of:=AND([.C240];[.G240];[.H240];[.E240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40];1);0);IFERROR(SEARCH(&quot;b&quot;;[.I240];1);0);IFERROR(SEARCH(&quot;c&quot;;[.I24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41];[.D241];[.G241])" office:value-type="boolean" office:boolean-value="false" calcext:value-type="boolean">
            <text:p>FALSE</text:p>
          </table:table-cell>
          <table:table-cell table:style-name="ce2" table:formula="of:=AND([.C241];[.G241];[.H241];[.E24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41];1);0);IFERROR(SEARCH(&quot;b&quot;;[.I241];1);0);IFERROR(SEARCH(&quot;c&quot;;[.I24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42];[.D242];[.G242])" office:value-type="boolean" office:boolean-value="false" calcext:value-type="boolean">
            <text:p>FALSE</text:p>
          </table:table-cell>
          <table:table-cell table:style-name="ce2" table:formula="of:=AND([.C242];[.G242];[.H242];[.E24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42];1);0);IFERROR(SEARCH(&quot;b&quot;;[.I242];1);0);IFERROR(SEARCH(&quot;c&quot;;[.I24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43];[.D243];[.G243])" office:value-type="boolean" office:boolean-value="false" calcext:value-type="boolean">
            <text:p>FALSE</text:p>
          </table:table-cell>
          <table:table-cell table:style-name="ce2" table:formula="of:=AND([.C243];[.G243];[.H243];[.E24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43];1);0);IFERROR(SEARCH(&quot;b&quot;;[.I243];1);0);IFERROR(SEARCH(&quot;c&quot;;[.I24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44];[.D244];[.G244])" office:value-type="boolean" office:boolean-value="false" calcext:value-type="boolean">
            <text:p>FALSE</text:p>
          </table:table-cell>
          <table:table-cell table:style-name="ce2" table:formula="of:=AND([.C244];[.G244];[.H244];[.E24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44];1);0);IFERROR(SEARCH(&quot;b&quot;;[.I244];1);0);IFERROR(SEARCH(&quot;c&quot;;[.I24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45];[.D245];[.G245])" office:value-type="boolean" office:boolean-value="false" calcext:value-type="boolean">
            <text:p>FALSE</text:p>
          </table:table-cell>
          <table:table-cell table:style-name="ce2" table:formula="of:=AND([.C245];[.G245];[.H245];[.E24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45];1);0);IFERROR(SEARCH(&quot;b&quot;;[.I245];1);0);IFERROR(SEARCH(&quot;c&quot;;[.I24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46];[.D246];[.G246])" office:value-type="boolean" office:boolean-value="false" calcext:value-type="boolean">
            <text:p>FALSE</text:p>
          </table:table-cell>
          <table:table-cell table:style-name="ce2" table:formula="of:=AND([.C246];[.G246];[.H246];[.E24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46];1);0);IFERROR(SEARCH(&quot;b&quot;;[.I246];1);0);IFERROR(SEARCH(&quot;c&quot;;[.I24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47];[.D247];[.G247])" office:value-type="boolean" office:boolean-value="false" calcext:value-type="boolean">
            <text:p>FALSE</text:p>
          </table:table-cell>
          <table:table-cell table:style-name="ce2" table:formula="of:=AND([.C247];[.G247];[.H247];[.E247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47];1);0);IFERROR(SEARCH(&quot;b&quot;;[.I247];1);0);IFERROR(SEARCH(&quot;c&quot;;[.I24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48];[.D248];[.G248])" office:value-type="boolean" office:boolean-value="false" calcext:value-type="boolean">
            <text:p>FALSE</text:p>
          </table:table-cell>
          <table:table-cell table:style-name="ce2" table:formula="of:=AND([.C248];[.G248];[.H248];[.E24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48];1);0);IFERROR(SEARCH(&quot;b&quot;;[.I248];1);0);IFERROR(SEARCH(&quot;c&quot;;[.I24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49];[.D249];[.G249])" office:value-type="boolean" office:boolean-value="false" calcext:value-type="boolean">
            <text:p>FALSE</text:p>
          </table:table-cell>
          <table:table-cell table:style-name="ce2" table:formula="of:=AND([.C249];[.G249];[.H249];[.E249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49];1);0);IFERROR(SEARCH(&quot;b&quot;;[.I249];1);0);IFERROR(SEARCH(&quot;c&quot;;[.I24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50];[.D250];[.G250])" office:value-type="boolean" office:boolean-value="false" calcext:value-type="boolean">
            <text:p>FALSE</text:p>
          </table:table-cell>
          <table:table-cell table:style-name="ce2" table:formula="of:=AND([.C250];[.G250];[.H250];[.E25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50];1);0);IFERROR(SEARCH(&quot;b&quot;;[.I250];1);0);IFERROR(SEARCH(&quot;c&quot;;[.I25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c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51];[.D251];[.G251])" office:value-type="boolean" office:boolean-value="false" calcext:value-type="boolean">
            <text:p>FALSE</text:p>
          </table:table-cell>
          <table:table-cell table:style-name="ce2" table:formula="of:=AND([.C251];[.G251];[.H251];[.E25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51];1);0);IFERROR(SEARCH(&quot;b&quot;;[.I251];1);0);IFERROR(SEARCH(&quot;c&quot;;[.I25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52];[.D252];[.G252])" office:value-type="boolean" office:boolean-value="false" calcext:value-type="boolean">
            <text:p>FALSE</text:p>
          </table:table-cell>
          <table:table-cell table:style-name="ce2" table:formula="of:=AND([.C252];[.G252];[.H252];[.E25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52];1);0);IFERROR(SEARCH(&quot;b&quot;;[.I252];1);0);IFERROR(SEARCH(&quot;c&quot;;[.I25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c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53];[.D253];[.G253])" office:value-type="boolean" office:boolean-value="false" calcext:value-type="boolean">
            <text:p>FALSE</text:p>
          </table:table-cell>
          <table:table-cell table:style-name="ce2" table:formula="of:=AND([.C253];[.G253];[.H253];[.E25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53];1);0);IFERROR(SEARCH(&quot;b&quot;;[.I253];1);0);IFERROR(SEARCH(&quot;c&quot;;[.I25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54];[.D254];[.G254])" office:value-type="boolean" office:boolean-value="false" calcext:value-type="boolean">
            <text:p>FALSE</text:p>
          </table:table-cell>
          <table:table-cell table:style-name="ce2" table:formula="of:=AND([.C254];[.G254];[.H254];[.E25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54];1);0);IFERROR(SEARCH(&quot;b&quot;;[.I254];1);0);IFERROR(SEARCH(&quot;c&quot;;[.I25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55];[.D255];[.G255])" office:value-type="boolean" office:boolean-value="false" calcext:value-type="boolean">
            <text:p>FALSE</text:p>
          </table:table-cell>
          <table:table-cell table:style-name="ce2" table:formula="of:=AND([.C255];[.G255];[.H255];[.E255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55];1);0);IFERROR(SEARCH(&quot;b&quot;;[.I255];1);0);IFERROR(SEARCH(&quot;c&quot;;[.I25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56];[.D256];[.G256])" office:value-type="boolean" office:boolean-value="false" calcext:value-type="boolean">
            <text:p>FALSE</text:p>
          </table:table-cell>
          <table:table-cell table:style-name="ce2" table:formula="of:=AND([.C256];[.G256];[.H256];[.E25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56];1);0);IFERROR(SEARCH(&quot;b&quot;;[.I256];1);0);IFERROR(SEARCH(&quot;c&quot;;[.I25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57];[.D257];[.G257])" office:value-type="boolean" office:boolean-value="false" calcext:value-type="boolean">
            <text:p>FALSE</text:p>
          </table:table-cell>
          <table:table-cell table:style-name="ce2" table:formula="of:=AND([.C257];[.G257];[.H257];[.E257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57];1);0);IFERROR(SEARCH(&quot;b&quot;;[.I257];1);0);IFERROR(SEARCH(&quot;c&quot;;[.I25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c', 'a'), ('a', 'c'), ('a', 'b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58];[.D258];[.G258])" office:value-type="boolean" office:boolean-value="true" calcext:value-type="boolean">
            <text:p>TRUE</text:p>
          </table:table-cell>
          <table:table-cell table:style-name="ce2" table:formula="of:=AND([.C258];[.G258];[.H258];[.E25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58];1);0);IFERROR(SEARCH(&quot;b&quot;;[.I258];1);0);IFERROR(SEARCH(&quot;c&quot;;[.I258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59];[.D259];[.G259])" office:value-type="boolean" office:boolean-value="false" calcext:value-type="boolean">
            <text:p>FALSE</text:p>
          </table:table-cell>
          <table:table-cell table:style-name="ce2" table:formula="of:=AND([.C259];[.G259];[.H259];[.E25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59];1);0);IFERROR(SEARCH(&quot;b&quot;;[.I259];1);0);IFERROR(SEARCH(&quot;c&quot;;[.I25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60];[.D260];[.G260])" office:value-type="boolean" office:boolean-value="true" calcext:value-type="boolean">
            <text:p>TRUE</text:p>
          </table:table-cell>
          <table:table-cell table:style-name="ce2" table:formula="of:=AND([.C260];[.G260];[.H260];[.E26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60];1);0);IFERROR(SEARCH(&quot;b&quot;;[.I260];1);0);IFERROR(SEARCH(&quot;c&quot;;[.I260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61];[.D261];[.G261])" office:value-type="boolean" office:boolean-value="false" calcext:value-type="boolean">
            <text:p>FALSE</text:p>
          </table:table-cell>
          <table:table-cell table:style-name="ce2" table:formula="of:=AND([.C261];[.G261];[.H261];[.E26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61];1);0);IFERROR(SEARCH(&quot;b&quot;;[.I261];1);0);IFERROR(SEARCH(&quot;c&quot;;[.I26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62];[.D262];[.G262])" office:value-type="boolean" office:boolean-value="false" calcext:value-type="boolean">
            <text:p>FALSE</text:p>
          </table:table-cell>
          <table:table-cell table:style-name="ce2" table:formula="of:=AND([.C262];[.G262];[.H262];[.E26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62];1);0);IFERROR(SEARCH(&quot;b&quot;;[.I262];1);0);IFERROR(SEARCH(&quot;c&quot;;[.I262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63];[.D263];[.G263])" office:value-type="boolean" office:boolean-value="false" calcext:value-type="boolean">
            <text:p>FALSE</text:p>
          </table:table-cell>
          <table:table-cell table:style-name="ce2" table:formula="of:=AND([.C263];[.G263];[.H263];[.E26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63];1);0);IFERROR(SEARCH(&quot;b&quot;;[.I263];1);0);IFERROR(SEARCH(&quot;c&quot;;[.I26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64];[.D264];[.G264])" office:value-type="boolean" office:boolean-value="false" calcext:value-type="boolean">
            <text:p>FALSE</text:p>
          </table:table-cell>
          <table:table-cell table:style-name="ce2" table:formula="of:=AND([.C264];[.G264];[.H264];[.E264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64];1);0);IFERROR(SEARCH(&quot;b&quot;;[.I264];1);0);IFERROR(SEARCH(&quot;c&quot;;[.I264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65];[.D265];[.G265])" office:value-type="boolean" office:boolean-value="false" calcext:value-type="boolean">
            <text:p>FALSE</text:p>
          </table:table-cell>
          <table:table-cell table:style-name="ce2" table:formula="of:=AND([.C265];[.G265];[.H265];[.E26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65];1);0);IFERROR(SEARCH(&quot;b&quot;;[.I265];1);0);IFERROR(SEARCH(&quot;c&quot;;[.I26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66];[.D266];[.G266])" office:value-type="boolean" office:boolean-value="true" calcext:value-type="boolean">
            <text:p>TRUE</text:p>
          </table:table-cell>
          <table:table-cell table:style-name="ce2" table:formula="of:=AND([.C266];[.G266];[.H266];[.E26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66];1);0);IFERROR(SEARCH(&quot;b&quot;;[.I266];1);0);IFERROR(SEARCH(&quot;c&quot;;[.I266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67];[.D267];[.G267])" office:value-type="boolean" office:boolean-value="false" calcext:value-type="boolean">
            <text:p>FALSE</text:p>
          </table:table-cell>
          <table:table-cell table:style-name="ce2" table:formula="of:=AND([.C267];[.G267];[.H267];[.E26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67];1);0);IFERROR(SEARCH(&quot;b&quot;;[.I267];1);0);IFERROR(SEARCH(&quot;c&quot;;[.I26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, ('a', 'a')]</text:p>
          </table:table-cell>
          <table:table-cell table:number-columns-repeated="1011"/>
        </table:table-row>
        <table:table-row table:style-name="ro1">
          <table:table-cell table:style-name="ce2" table:formula="of:=AND([.C268];[.D268];[.G268])" office:value-type="boolean" office:boolean-value="true" calcext:value-type="boolean">
            <text:p>TRUE</text:p>
          </table:table-cell>
          <table:table-cell table:style-name="ce2" table:formula="of:=AND([.C268];[.G268];[.H268];[.E268])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68];1);0);IFERROR(SEARCH(&quot;b&quot;;[.I268];1);0);IFERROR(SEARCH(&quot;c&quot;;[.I26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a', 'a')]</text:p>
          </table:table-cell>
          <table:table-cell table:number-columns-repeated="1011"/>
        </table:table-row>
        <table:table-row table:style-name="ro1">
          <table:table-cell table:style-name="ce2" table:formula="of:=AND([.C269];[.D269];[.G269])" office:value-type="boolean" office:boolean-value="false" calcext:value-type="boolean">
            <text:p>FALSE</text:p>
          </table:table-cell>
          <table:table-cell table:style-name="ce2" table:formula="of:=AND([.C269];[.G269];[.H269];[.E269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69];1);0);IFERROR(SEARCH(&quot;b&quot;;[.I269];1);0);IFERROR(SEARCH(&quot;c&quot;;[.I26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70];[.D270];[.G270])" office:value-type="boolean" office:boolean-value="false" calcext:value-type="boolean">
            <text:p>FALSE</text:p>
          </table:table-cell>
          <table:table-cell table:style-name="ce2" table:formula="of:=AND([.C270];[.G270];[.H270];[.E27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70];1);0);IFERROR(SEARCH(&quot;b&quot;;[.I270];1);0);IFERROR(SEARCH(&quot;c&quot;;[.I27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71];[.D271];[.G271])" office:value-type="boolean" office:boolean-value="false" calcext:value-type="boolean">
            <text:p>FALSE</text:p>
          </table:table-cell>
          <table:table-cell table:style-name="ce2" table:formula="of:=AND([.C271];[.G271];[.H271];[.E27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71];1);0);IFERROR(SEARCH(&quot;b&quot;;[.I271];1);0);IFERROR(SEARCH(&quot;c&quot;;[.I27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, ('c', 'c'), ('a', 'a')]</text:p>
          </table:table-cell>
          <table:table-cell table:number-columns-repeated="1011"/>
        </table:table-row>
        <table:table-row table:style-name="ro1">
          <table:table-cell table:style-name="ce2" table:formula="of:=AND([.C272];[.D272];[.G272])" office:value-type="boolean" office:boolean-value="false" calcext:value-type="boolean">
            <text:p>FALSE</text:p>
          </table:table-cell>
          <table:table-cell table:style-name="ce2" table:formula="of:=AND([.C272];[.G272];[.H272];[.E272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72];1);0);IFERROR(SEARCH(&quot;b&quot;;[.I272];1);0);IFERROR(SEARCH(&quot;c&quot;;[.I27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, ('a', 'a')]</text:p>
          </table:table-cell>
          <table:table-cell table:number-columns-repeated="1011"/>
        </table:table-row>
        <table:table-row table:style-name="ro1">
          <table:table-cell table:style-name="ce2" table:formula="of:=AND([.C273];[.D273];[.G273])" office:value-type="boolean" office:boolean-value="false" calcext:value-type="boolean">
            <text:p>FALSE</text:p>
          </table:table-cell>
          <table:table-cell table:style-name="ce2" table:formula="of:=AND([.C273];[.G273];[.H273];[.E273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73];1);0);IFERROR(SEARCH(&quot;b&quot;;[.I273];1);0);IFERROR(SEARCH(&quot;c&quot;;[.I27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, ('c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74];[.D274];[.G274])" office:value-type="boolean" office:boolean-value="false" calcext:value-type="boolean">
            <text:p>FALSE</text:p>
          </table:table-cell>
          <table:table-cell table:style-name="ce2" table:formula="of:=AND([.C274];[.G274];[.H274];[.E27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74];1);0);IFERROR(SEARCH(&quot;b&quot;;[.I274];1);0);IFERROR(SEARCH(&quot;c&quot;;[.I27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75];[.D275];[.G275])" office:value-type="boolean" office:boolean-value="false" calcext:value-type="boolean">
            <text:p>FALSE</text:p>
          </table:table-cell>
          <table:table-cell table:style-name="ce2" table:formula="of:=AND([.C275];[.G275];[.H275];[.E275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75];1);0);IFERROR(SEARCH(&quot;b&quot;;[.I275];1);0);IFERROR(SEARCH(&quot;c&quot;;[.I27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76];[.D276];[.G276])" office:value-type="boolean" office:boolean-value="false" calcext:value-type="boolean">
            <text:p>FALSE</text:p>
          </table:table-cell>
          <table:table-cell table:style-name="ce2" table:formula="of:=AND([.C276];[.G276];[.H276];[.E27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76];1);0);IFERROR(SEARCH(&quot;b&quot;;[.I276];1);0);IFERROR(SEARCH(&quot;c&quot;;[.I27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77];[.D277];[.G277])" office:value-type="boolean" office:boolean-value="false" calcext:value-type="boolean">
            <text:p>FALSE</text:p>
          </table:table-cell>
          <table:table-cell table:style-name="ce2" table:formula="of:=AND([.C277];[.G277];[.H277];[.E277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77];1);0);IFERROR(SEARCH(&quot;b&quot;;[.I277];1);0);IFERROR(SEARCH(&quot;c&quot;;[.I27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78];[.D278];[.G278])" office:value-type="boolean" office:boolean-value="false" calcext:value-type="boolean">
            <text:p>FALSE</text:p>
          </table:table-cell>
          <table:table-cell table:style-name="ce2" table:formula="of:=AND([.C278];[.G278];[.H278];[.E27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78];1);0);IFERROR(SEARCH(&quot;b&quot;;[.I278];1);0);IFERROR(SEARCH(&quot;c&quot;;[.I278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79];[.D279];[.G279])" office:value-type="boolean" office:boolean-value="false" calcext:value-type="boolean">
            <text:p>FALSE</text:p>
          </table:table-cell>
          <table:table-cell table:style-name="ce2" table:formula="of:=AND([.C279];[.G279];[.H279];[.E27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79];1);0);IFERROR(SEARCH(&quot;b&quot;;[.I279];1);0);IFERROR(SEARCH(&quot;c&quot;;[.I27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80];[.D280];[.G280])" office:value-type="boolean" office:boolean-value="false" calcext:value-type="boolean">
            <text:p>FALSE</text:p>
          </table:table-cell>
          <table:table-cell table:style-name="ce2" table:formula="of:=AND([.C280];[.G280];[.H280];[.E28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80];1);0);IFERROR(SEARCH(&quot;b&quot;;[.I280];1);0);IFERROR(SEARCH(&quot;c&quot;;[.I280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81];[.D281];[.G281])" office:value-type="boolean" office:boolean-value="false" calcext:value-type="boolean">
            <text:p>FALSE</text:p>
          </table:table-cell>
          <table:table-cell table:style-name="ce2" table:formula="of:=AND([.C281];[.G281];[.H281];[.E28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81];1);0);IFERROR(SEARCH(&quot;b&quot;;[.I281];1);0);IFERROR(SEARCH(&quot;c&quot;;[.I28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82];[.D282];[.G282])" office:value-type="boolean" office:boolean-value="false" calcext:value-type="boolean">
            <text:p>FALSE</text:p>
          </table:table-cell>
          <table:table-cell table:style-name="ce2" table:formula="of:=AND([.C282];[.G282];[.H282];[.E28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82];1);0);IFERROR(SEARCH(&quot;b&quot;;[.I282];1);0);IFERROR(SEARCH(&quot;c&quot;;[.I28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83];[.D283];[.G283])" office:value-type="boolean" office:boolean-value="false" calcext:value-type="boolean">
            <text:p>FALSE</text:p>
          </table:table-cell>
          <table:table-cell table:style-name="ce2" table:formula="of:=AND([.C283];[.G283];[.H283];[.E283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83];1);0);IFERROR(SEARCH(&quot;b&quot;;[.I283];1);0);IFERROR(SEARCH(&quot;c&quot;;[.I28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a', 'a')]</text:p>
          </table:table-cell>
          <table:table-cell table:number-columns-repeated="1011"/>
        </table:table-row>
        <table:table-row table:style-name="ro1">
          <table:table-cell table:style-name="ce2" table:formula="of:=AND([.C284];[.D284];[.G284])" office:value-type="boolean" office:boolean-value="false" calcext:value-type="boolean">
            <text:p>FALSE</text:p>
          </table:table-cell>
          <table:table-cell table:style-name="ce2" table:formula="of:=AND([.C284];[.G284];[.H284];[.E284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84];1);0);IFERROR(SEARCH(&quot;b&quot;;[.I284];1);0);IFERROR(SEARCH(&quot;c&quot;;[.I28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85];[.D285];[.G285])" office:value-type="boolean" office:boolean-value="true" calcext:value-type="boolean">
            <text:p>TRUE</text:p>
          </table:table-cell>
          <table:table-cell table:style-name="ce2" table:formula="of:=AND([.C285];[.G285];[.H285];[.E28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285];1);0);IFERROR(SEARCH(&quot;b&quot;;[.I285];1);0);IFERROR(SEARCH(&quot;c&quot;;[.I285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86];[.D286];[.G286])" office:value-type="boolean" office:boolean-value="false" calcext:value-type="boolean">
            <text:p>FALSE</text:p>
          </table:table-cell>
          <table:table-cell table:style-name="ce2" table:formula="of:=AND([.C286];[.G286];[.H286];[.E28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86];1);0);IFERROR(SEARCH(&quot;b&quot;;[.I286];1);0);IFERROR(SEARCH(&quot;c&quot;;[.I286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87];[.D287];[.G287])" office:value-type="boolean" office:boolean-value="false" calcext:value-type="boolean">
            <text:p>FALSE</text:p>
          </table:table-cell>
          <table:table-cell table:style-name="ce2" table:formula="of:=AND([.C287];[.G287];[.H287];[.E28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87];1);0);IFERROR(SEARCH(&quot;b&quot;;[.I287];1);0);IFERROR(SEARCH(&quot;c&quot;;[.I28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88];[.D288];[.G288])" office:value-type="boolean" office:boolean-value="false" calcext:value-type="boolean">
            <text:p>FALSE</text:p>
          </table:table-cell>
          <table:table-cell table:style-name="ce2" table:formula="of:=AND([.C288];[.G288];[.H288];[.E288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88];1);0);IFERROR(SEARCH(&quot;b&quot;;[.I288];1);0);IFERROR(SEARCH(&quot;c&quot;;[.I288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89];[.D289];[.G289])" office:value-type="boolean" office:boolean-value="false" calcext:value-type="boolean">
            <text:p>FALSE</text:p>
          </table:table-cell>
          <table:table-cell table:style-name="ce2" table:formula="of:=AND([.C289];[.G289];[.H289];[.E289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89];1);0);IFERROR(SEARCH(&quot;b&quot;;[.I289];1);0);IFERROR(SEARCH(&quot;c&quot;;[.I28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90];[.D290];[.G290])" office:value-type="boolean" office:boolean-value="false" calcext:value-type="boolean">
            <text:p>FALSE</text:p>
          </table:table-cell>
          <table:table-cell table:style-name="ce2" table:formula="of:=AND([.C290];[.G290];[.H290];[.E29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90];1);0);IFERROR(SEARCH(&quot;b&quot;;[.I290];1);0);IFERROR(SEARCH(&quot;c&quot;;[.I290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91];[.D291];[.G291])" office:value-type="boolean" office:boolean-value="false" calcext:value-type="boolean">
            <text:p>FALSE</text:p>
          </table:table-cell>
          <table:table-cell table:style-name="ce2" table:formula="of:=AND([.C291];[.G291];[.H291];[.E29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91];1);0);IFERROR(SEARCH(&quot;b&quot;;[.I291];1);0);IFERROR(SEARCH(&quot;c&quot;;[.I291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92];[.D292];[.G292])" office:value-type="boolean" office:boolean-value="false" calcext:value-type="boolean">
            <text:p>FALSE</text:p>
          </table:table-cell>
          <table:table-cell table:style-name="ce2" table:formula="of:=AND([.C292];[.G292];[.H292];[.E29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92];1);0);IFERROR(SEARCH(&quot;b&quot;;[.I292];1);0);IFERROR(SEARCH(&quot;c&quot;;[.I29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93];[.D293];[.G293])" office:value-type="boolean" office:boolean-value="false" calcext:value-type="boolean">
            <text:p>FALSE</text:p>
          </table:table-cell>
          <table:table-cell table:style-name="ce2" table:formula="of:=AND([.C293];[.G293];[.H293];[.E29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93];1);0);IFERROR(SEARCH(&quot;b&quot;;[.I293];1);0);IFERROR(SEARCH(&quot;c&quot;;[.I293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94];[.D294];[.G294])" office:value-type="boolean" office:boolean-value="false" calcext:value-type="boolean">
            <text:p>FALSE</text:p>
          </table:table-cell>
          <table:table-cell table:style-name="ce2" table:formula="of:=AND([.C294];[.G294];[.H294];[.E29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94];1);0);IFERROR(SEARCH(&quot;b&quot;;[.I294];1);0);IFERROR(SEARCH(&quot;c&quot;;[.I29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95];[.D295];[.G295])" office:value-type="boolean" office:boolean-value="false" calcext:value-type="boolean">
            <text:p>FALSE</text:p>
          </table:table-cell>
          <table:table-cell table:style-name="ce2" table:formula="of:=AND([.C295];[.G295];[.H295];[.E29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95];1);0);IFERROR(SEARCH(&quot;b&quot;;[.I295];1);0);IFERROR(SEARCH(&quot;c&quot;;[.I29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96];[.D296];[.G296])" office:value-type="boolean" office:boolean-value="false" calcext:value-type="boolean">
            <text:p>FALSE</text:p>
          </table:table-cell>
          <table:table-cell table:style-name="ce2" table:formula="of:=AND([.C296];[.G296];[.H296];[.E29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96];1);0);IFERROR(SEARCH(&quot;b&quot;;[.I296];1);0);IFERROR(SEARCH(&quot;c&quot;;[.I29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97];[.D297];[.G297])" office:value-type="boolean" office:boolean-value="false" calcext:value-type="boolean">
            <text:p>FALSE</text:p>
          </table:table-cell>
          <table:table-cell table:style-name="ce2" table:formula="of:=AND([.C297];[.G297];[.H297];[.E29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97];1);0);IFERROR(SEARCH(&quot;b&quot;;[.I297];1);0);IFERROR(SEARCH(&quot;c&quot;;[.I29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98];[.D298];[.G298])" office:value-type="boolean" office:boolean-value="false" calcext:value-type="boolean">
            <text:p>FALSE</text:p>
          </table:table-cell>
          <table:table-cell table:style-name="ce2" table:formula="of:=AND([.C298];[.G298];[.H298];[.E298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98];1);0);IFERROR(SEARCH(&quot;b&quot;;[.I298];1);0);IFERROR(SEARCH(&quot;c&quot;;[.I298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299];[.D299];[.G299])" office:value-type="boolean" office:boolean-value="false" calcext:value-type="boolean">
            <text:p>FALSE</text:p>
          </table:table-cell>
          <table:table-cell table:style-name="ce2" table:formula="of:=AND([.C299];[.G299];[.H299];[.E29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299];1);0);IFERROR(SEARCH(&quot;b&quot;;[.I299];1);0);IFERROR(SEARCH(&quot;c&quot;;[.I299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, ('c', 'a'), ('a', 'a')]</text:p>
          </table:table-cell>
          <table:table-cell table:number-columns-repeated="1011"/>
        </table:table-row>
        <table:table-row table:style-name="ro1">
          <table:table-cell table:style-name="ce2" table:formula="of:=AND([.C300];[.D300];[.G300])" office:value-type="boolean" office:boolean-value="false" calcext:value-type="boolean">
            <text:p>FALSE</text:p>
          </table:table-cell>
          <table:table-cell table:style-name="ce2" table:formula="of:=AND([.C300];[.G300];[.H300];[.E300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00];1);0);IFERROR(SEARCH(&quot;b&quot;;[.I300];1);0);IFERROR(SEARCH(&quot;c&quot;;[.I30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01];[.D301];[.G301])" office:value-type="boolean" office:boolean-value="false" calcext:value-type="boolean">
            <text:p>FALSE</text:p>
          </table:table-cell>
          <table:table-cell table:style-name="ce2" table:formula="of:=AND([.C301];[.G301];[.H301];[.E301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01];1);0);IFERROR(SEARCH(&quot;b&quot;;[.I301];1);0);IFERROR(SEARCH(&quot;c&quot;;[.I301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02];[.D302];[.G302])" office:value-type="boolean" office:boolean-value="false" calcext:value-type="boolean">
            <text:p>FALSE</text:p>
          </table:table-cell>
          <table:table-cell table:style-name="ce2" table:formula="of:=AND([.C302];[.G302];[.H302];[.E30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02];1);0);IFERROR(SEARCH(&quot;b&quot;;[.I302];1);0);IFERROR(SEARCH(&quot;c&quot;;[.I30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03];[.D303];[.G303])" office:value-type="boolean" office:boolean-value="false" calcext:value-type="boolean">
            <text:p>FALSE</text:p>
          </table:table-cell>
          <table:table-cell table:style-name="ce2" table:formula="of:=AND([.C303];[.G303];[.H303];[.E30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03];1);0);IFERROR(SEARCH(&quot;b&quot;;[.I303];1);0);IFERROR(SEARCH(&quot;c&quot;;[.I30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, ('c', 'c'), ('c', 'a'), ('a', 'a')]</text:p>
          </table:table-cell>
          <table:table-cell table:number-columns-repeated="1011"/>
        </table:table-row>
        <table:table-row table:style-name="ro1">
          <table:table-cell table:style-name="ce2" table:formula="of:=AND([.C304];[.D304];[.G304])" office:value-type="boolean" office:boolean-value="false" calcext:value-type="boolean">
            <text:p>FALSE</text:p>
          </table:table-cell>
          <table:table-cell table:style-name="ce2" table:formula="of:=AND([.C304];[.G304];[.H304];[.E304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04];1);0);IFERROR(SEARCH(&quot;b&quot;;[.I304];1);0);IFERROR(SEARCH(&quot;c&quot;;[.I30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, ('c', 'a'), ('a', 'a')]</text:p>
          </table:table-cell>
          <table:table-cell table:number-columns-repeated="1011"/>
        </table:table-row>
        <table:table-row table:style-name="ro1">
          <table:table-cell table:style-name="ce2" table:formula="of:=AND([.C305];[.D305];[.G305])" office:value-type="boolean" office:boolean-value="false" calcext:value-type="boolean">
            <text:p>FALSE</text:p>
          </table:table-cell>
          <table:table-cell table:style-name="ce2" table:formula="of:=AND([.C305];[.G305];[.H305];[.E305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05];1);0);IFERROR(SEARCH(&quot;b&quot;;[.I305];1);0);IFERROR(SEARCH(&quot;c&quot;;[.I30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, ('c', 'c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06];[.D306];[.G306])" office:value-type="boolean" office:boolean-value="false" calcext:value-type="boolean">
            <text:p>FALSE</text:p>
          </table:table-cell>
          <table:table-cell table:style-name="ce2" table:formula="of:=AND([.C306];[.G306];[.H306];[.E30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06];1);0);IFERROR(SEARCH(&quot;b&quot;;[.I306];1);0);IFERROR(SEARCH(&quot;c&quot;;[.I30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07];[.D307];[.G307])" office:value-type="boolean" office:boolean-value="false" calcext:value-type="boolean">
            <text:p>FALSE</text:p>
          </table:table-cell>
          <table:table-cell table:style-name="ce2" table:formula="of:=AND([.C307];[.G307];[.H307];[.E30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07];1);0);IFERROR(SEARCH(&quot;b&quot;;[.I307];1);0);IFERROR(SEARCH(&quot;c&quot;;[.I30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08];[.D308];[.G308])" office:value-type="boolean" office:boolean-value="false" calcext:value-type="boolean">
            <text:p>FALSE</text:p>
          </table:table-cell>
          <table:table-cell table:style-name="ce2" table:formula="of:=AND([.C308];[.G308];[.H308];[.E30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08];1);0);IFERROR(SEARCH(&quot;b&quot;;[.I308];1);0);IFERROR(SEARCH(&quot;c&quot;;[.I30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09];[.D309];[.G309])" office:value-type="boolean" office:boolean-value="false" calcext:value-type="boolean">
            <text:p>FALSE</text:p>
          </table:table-cell>
          <table:table-cell table:style-name="ce2" table:formula="of:=AND([.C309];[.G309];[.H309];[.E30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09];1);0);IFERROR(SEARCH(&quot;b&quot;;[.I309];1);0);IFERROR(SEARCH(&quot;c&quot;;[.I30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10];[.D310];[.G310])" office:value-type="boolean" office:boolean-value="false" calcext:value-type="boolean">
            <text:p>FALSE</text:p>
          </table:table-cell>
          <table:table-cell table:style-name="ce2" table:formula="of:=AND([.C310];[.G310];[.H310];[.E31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10];1);0);IFERROR(SEARCH(&quot;b&quot;;[.I310];1);0);IFERROR(SEARCH(&quot;c&quot;;[.I31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11];[.D311];[.G311])" office:value-type="boolean" office:boolean-value="false" calcext:value-type="boolean">
            <text:p>FALSE</text:p>
          </table:table-cell>
          <table:table-cell table:style-name="ce2" table:formula="of:=AND([.C311];[.G311];[.H311];[.E31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11];1);0);IFERROR(SEARCH(&quot;b&quot;;[.I311];1);0);IFERROR(SEARCH(&quot;c&quot;;[.I31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12];[.D312];[.G312])" office:value-type="boolean" office:boolean-value="false" calcext:value-type="boolean">
            <text:p>FALSE</text:p>
          </table:table-cell>
          <table:table-cell table:style-name="ce2" table:formula="of:=AND([.C312];[.G312];[.H312];[.E31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12];1);0);IFERROR(SEARCH(&quot;b&quot;;[.I312];1);0);IFERROR(SEARCH(&quot;c&quot;;[.I31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13];[.D313];[.G313])" office:value-type="boolean" office:boolean-value="false" calcext:value-type="boolean">
            <text:p>FALSE</text:p>
          </table:table-cell>
          <table:table-cell table:style-name="ce2" table:formula="of:=AND([.C313];[.G313];[.H313];[.E31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13];1);0);IFERROR(SEARCH(&quot;b&quot;;[.I313];1);0);IFERROR(SEARCH(&quot;c&quot;;[.I31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14];[.D314];[.G314])" office:value-type="boolean" office:boolean-value="false" calcext:value-type="boolean">
            <text:p>FALSE</text:p>
          </table:table-cell>
          <table:table-cell table:style-name="ce2" table:formula="of:=AND([.C314];[.G314];[.H314];[.E31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14];1);0);IFERROR(SEARCH(&quot;b&quot;;[.I314];1);0);IFERROR(SEARCH(&quot;c&quot;;[.I31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15];[.D315];[.G315])" office:value-type="boolean" office:boolean-value="false" calcext:value-type="boolean">
            <text:p>FALSE</text:p>
          </table:table-cell>
          <table:table-cell table:style-name="ce2" table:formula="of:=AND([.C315];[.G315];[.H315];[.E31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15];1);0);IFERROR(SEARCH(&quot;b&quot;;[.I315];1);0);IFERROR(SEARCH(&quot;c&quot;;[.I31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c', 'a'), ('a', 'a')]</text:p>
          </table:table-cell>
          <table:table-cell table:number-columns-repeated="1011"/>
        </table:table-row>
        <table:table-row table:style-name="ro1">
          <table:table-cell table:style-name="ce2" table:formula="of:=AND([.C316];[.D316];[.G316])" office:value-type="boolean" office:boolean-value="false" calcext:value-type="boolean">
            <text:p>FALSE</text:p>
          </table:table-cell>
          <table:table-cell table:style-name="ce2" table:formula="of:=AND([.C316];[.G316];[.H316];[.E316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16];1);0);IFERROR(SEARCH(&quot;b&quot;;[.I316];1);0);IFERROR(SEARCH(&quot;c&quot;;[.I31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17];[.D317];[.G317])" office:value-type="boolean" office:boolean-value="false" calcext:value-type="boolean">
            <text:p>FALSE</text:p>
          </table:table-cell>
          <table:table-cell table:style-name="ce2" table:formula="of:=AND([.C317];[.G317];[.H317];[.E317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17];1);0);IFERROR(SEARCH(&quot;b&quot;;[.I317];1);0);IFERROR(SEARCH(&quot;c&quot;;[.I31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18];[.D318];[.G318])" office:value-type="boolean" office:boolean-value="false" calcext:value-type="boolean">
            <text:p>FALSE</text:p>
          </table:table-cell>
          <table:table-cell table:style-name="ce2" table:formula="of:=AND([.C318];[.G318];[.H318];[.E31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18];1);0);IFERROR(SEARCH(&quot;b&quot;;[.I318];1);0);IFERROR(SEARCH(&quot;c&quot;;[.I31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19];[.D319];[.G319])" office:value-type="boolean" office:boolean-value="false" calcext:value-type="boolean">
            <text:p>FALSE</text:p>
          </table:table-cell>
          <table:table-cell table:style-name="ce2" table:formula="of:=AND([.C319];[.G319];[.H319];[.E31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19];1);0);IFERROR(SEARCH(&quot;b&quot;;[.I319];1);0);IFERROR(SEARCH(&quot;c&quot;;[.I31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c', 'a'), ('a', 'a')]</text:p>
          </table:table-cell>
          <table:table-cell table:number-columns-repeated="1011"/>
        </table:table-row>
        <table:table-row table:style-name="ro1">
          <table:table-cell table:style-name="ce2" table:formula="of:=AND([.C320];[.D320];[.G320])" office:value-type="boolean" office:boolean-value="false" calcext:value-type="boolean">
            <text:p>FALSE</text:p>
          </table:table-cell>
          <table:table-cell table:style-name="ce2" table:formula="of:=AND([.C320];[.G320];[.H320];[.E320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20];1);0);IFERROR(SEARCH(&quot;b&quot;;[.I320];1);0);IFERROR(SEARCH(&quot;c&quot;;[.I32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21];[.D321];[.G321])" office:value-type="boolean" office:boolean-value="false" calcext:value-type="boolean">
            <text:p>FALSE</text:p>
          </table:table-cell>
          <table:table-cell table:style-name="ce2" table:formula="of:=AND([.C321];[.G321];[.H321];[.E321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21];1);0);IFERROR(SEARCH(&quot;b&quot;;[.I321];1);0);IFERROR(SEARCH(&quot;c&quot;;[.I321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c', 'a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22];[.D322];[.G322])" office:value-type="boolean" office:boolean-value="false" calcext:value-type="boolean">
            <text:p>FALSE</text:p>
          </table:table-cell>
          <table:table-cell table:style-name="ce2" table:formula="of:=AND([.C322];[.G322];[.H322];[.E32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22];1);0);IFERROR(SEARCH(&quot;b&quot;;[.I322];1);0);IFERROR(SEARCH(&quot;c&quot;;[.I322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23];[.D323];[.G323])" office:value-type="boolean" office:boolean-value="false" calcext:value-type="boolean">
            <text:p>FALSE</text:p>
          </table:table-cell>
          <table:table-cell table:style-name="ce2" table:formula="of:=AND([.C323];[.G323];[.H323];[.E32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23];1);0);IFERROR(SEARCH(&quot;b&quot;;[.I323];1);0);IFERROR(SEARCH(&quot;c&quot;;[.I32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24];[.D324];[.G324])" office:value-type="boolean" office:boolean-value="false" calcext:value-type="boolean">
            <text:p>FALSE</text:p>
          </table:table-cell>
          <table:table-cell table:style-name="ce2" table:formula="of:=AND([.C324];[.G324];[.H324];[.E32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24];1);0);IFERROR(SEARCH(&quot;b&quot;;[.I324];1);0);IFERROR(SEARCH(&quot;c&quot;;[.I32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25];[.D325];[.G325])" office:value-type="boolean" office:boolean-value="false" calcext:value-type="boolean">
            <text:p>FALSE</text:p>
          </table:table-cell>
          <table:table-cell table:style-name="ce2" table:formula="of:=AND([.C325];[.G325];[.H325];[.E32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25];1);0);IFERROR(SEARCH(&quot;b&quot;;[.I325];1);0);IFERROR(SEARCH(&quot;c&quot;;[.I32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26];[.D326];[.G326])" office:value-type="boolean" office:boolean-value="false" calcext:value-type="boolean">
            <text:p>FALSE</text:p>
          </table:table-cell>
          <table:table-cell table:style-name="ce2" table:formula="of:=AND([.C326];[.G326];[.H326];[.E32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26];1);0);IFERROR(SEARCH(&quot;b&quot;;[.I326];1);0);IFERROR(SEARCH(&quot;c&quot;;[.I326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27];[.D327];[.G327])" office:value-type="boolean" office:boolean-value="false" calcext:value-type="boolean">
            <text:p>FALSE</text:p>
          </table:table-cell>
          <table:table-cell table:style-name="ce2" table:formula="of:=AND([.C327];[.G327];[.H327];[.E32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27];1);0);IFERROR(SEARCH(&quot;b&quot;;[.I327];1);0);IFERROR(SEARCH(&quot;c&quot;;[.I32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28];[.D328];[.G328])" office:value-type="boolean" office:boolean-value="false" calcext:value-type="boolean">
            <text:p>FALSE</text:p>
          </table:table-cell>
          <table:table-cell table:style-name="ce2" table:formula="of:=AND([.C328];[.G328];[.H328];[.E32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28];1);0);IFERROR(SEARCH(&quot;b&quot;;[.I328];1);0);IFERROR(SEARCH(&quot;c&quot;;[.I328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29];[.D329];[.G329])" office:value-type="boolean" office:boolean-value="false" calcext:value-type="boolean">
            <text:p>FALSE</text:p>
          </table:table-cell>
          <table:table-cell table:style-name="ce2" table:formula="of:=AND([.C329];[.G329];[.H329];[.E32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29];1);0);IFERROR(SEARCH(&quot;b&quot;;[.I329];1);0);IFERROR(SEARCH(&quot;c&quot;;[.I32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30];[.D330];[.G330])" office:value-type="boolean" office:boolean-value="false" calcext:value-type="boolean">
            <text:p>FALSE</text:p>
          </table:table-cell>
          <table:table-cell table:style-name="ce2" table:formula="of:=AND([.C330];[.G330];[.H330];[.E330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30];1);0);IFERROR(SEARCH(&quot;b&quot;;[.I330];1);0);IFERROR(SEARCH(&quot;c&quot;;[.I330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31];[.D331];[.G331])" office:value-type="boolean" office:boolean-value="false" calcext:value-type="boolean">
            <text:p>FALSE</text:p>
          </table:table-cell>
          <table:table-cell table:style-name="ce2" table:formula="of:=AND([.C331];[.G331];[.H331];[.E33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31];1);0);IFERROR(SEARCH(&quot;b&quot;;[.I331];1);0);IFERROR(SEARCH(&quot;c&quot;;[.I33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, ('a', 'c'), ('a', 'a')]</text:p>
          </table:table-cell>
          <table:table-cell table:number-columns-repeated="1011"/>
        </table:table-row>
        <table:table-row table:style-name="ro1">
          <table:table-cell table:style-name="ce2" table:formula="of:=AND([.C332];[.D332];[.G332])" office:value-type="boolean" office:boolean-value="false" calcext:value-type="boolean">
            <text:p>FALSE</text:p>
          </table:table-cell>
          <table:table-cell table:style-name="ce2" table:formula="of:=AND([.C332];[.G332];[.H332];[.E332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32];1);0);IFERROR(SEARCH(&quot;b&quot;;[.I332];1);0);IFERROR(SEARCH(&quot;c&quot;;[.I33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a', 'c'), ('a', 'a')]</text:p>
          </table:table-cell>
          <table:table-cell table:number-columns-repeated="1011"/>
        </table:table-row>
        <table:table-row table:style-name="ro1">
          <table:table-cell table:style-name="ce2" table:formula="of:=AND([.C333];[.D333];[.G333])" office:value-type="boolean" office:boolean-value="false" calcext:value-type="boolean">
            <text:p>FALSE</text:p>
          </table:table-cell>
          <table:table-cell table:style-name="ce2" table:formula="of:=AND([.C333];[.G333];[.H333];[.E333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33];1);0);IFERROR(SEARCH(&quot;b&quot;;[.I333];1);0);IFERROR(SEARCH(&quot;c&quot;;[.I33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34];[.D334];[.G334])" office:value-type="boolean" office:boolean-value="false" calcext:value-type="boolean">
            <text:p>FALSE</text:p>
          </table:table-cell>
          <table:table-cell table:style-name="ce2" table:formula="of:=AND([.C334];[.G334];[.H334];[.E33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34];1);0);IFERROR(SEARCH(&quot;b&quot;;[.I334];1);0);IFERROR(SEARCH(&quot;c&quot;;[.I334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35];[.D335];[.G335])" office:value-type="boolean" office:boolean-value="false" calcext:value-type="boolean">
            <text:p>FALSE</text:p>
          </table:table-cell>
          <table:table-cell table:style-name="ce2" table:formula="of:=AND([.C335];[.G335];[.H335];[.E33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35];1);0);IFERROR(SEARCH(&quot;b&quot;;[.I335];1);0);IFERROR(SEARCH(&quot;c&quot;;[.I33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a'), ('c', 'c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36];[.D336];[.G336])" office:value-type="boolean" office:boolean-value="false" calcext:value-type="boolean">
            <text:p>FALSE</text:p>
          </table:table-cell>
          <table:table-cell table:style-name="ce2" table:formula="of:=AND([.C336];[.G336];[.H336];[.E336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36];1);0);IFERROR(SEARCH(&quot;b&quot;;[.I336];1);0);IFERROR(SEARCH(&quot;c&quot;;[.I336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, ('a', 'c'), ('a', 'a')]</text:p>
          </table:table-cell>
          <table:table-cell table:number-columns-repeated="1011"/>
        </table:table-row>
        <table:table-row table:style-name="ro1">
          <table:table-cell table:style-name="ce2" table:formula="of:=AND([.C337];[.D337];[.G337])" office:value-type="boolean" office:boolean-value="false" calcext:value-type="boolean">
            <text:p>FALSE</text:p>
          </table:table-cell>
          <table:table-cell table:style-name="ce2" table:formula="of:=AND([.C337];[.G337];[.H337];[.E337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37];1);0);IFERROR(SEARCH(&quot;b&quot;;[.I337];1);0);IFERROR(SEARCH(&quot;c&quot;;[.I33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b', 'a'), ('c', 'c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38];[.D338];[.G338])" office:value-type="boolean" office:boolean-value="false" calcext:value-type="boolean">
            <text:p>FALSE</text:p>
          </table:table-cell>
          <table:table-cell table:style-name="ce2" table:formula="of:=AND([.C338];[.G338];[.H338];[.E33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38];1);0);IFERROR(SEARCH(&quot;b&quot;;[.I338];1);0);IFERROR(SEARCH(&quot;c&quot;;[.I338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39];[.D339];[.G339])" office:value-type="boolean" office:boolean-value="false" calcext:value-type="boolean">
            <text:p>FALSE</text:p>
          </table:table-cell>
          <table:table-cell table:style-name="ce2" table:formula="of:=AND([.C339];[.G339];[.H339];[.E33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39];1);0);IFERROR(SEARCH(&quot;b&quot;;[.I339];1);0);IFERROR(SEARCH(&quot;c&quot;;[.I33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40];[.D340];[.G340])" office:value-type="boolean" office:boolean-value="false" calcext:value-type="boolean">
            <text:p>FALSE</text:p>
          </table:table-cell>
          <table:table-cell table:style-name="ce2" table:formula="of:=AND([.C340];[.G340];[.H340];[.E34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40];1);0);IFERROR(SEARCH(&quot;b&quot;;[.I340];1);0);IFERROR(SEARCH(&quot;c&quot;;[.I340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41];[.D341];[.G341])" office:value-type="boolean" office:boolean-value="false" calcext:value-type="boolean">
            <text:p>FALSE</text:p>
          </table:table-cell>
          <table:table-cell table:style-name="ce2" table:formula="of:=AND([.C341];[.G341];[.H341];[.E34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41];1);0);IFERROR(SEARCH(&quot;b&quot;;[.I341];1);0);IFERROR(SEARCH(&quot;c&quot;;[.I34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42];[.D342];[.G342])" office:value-type="boolean" office:boolean-value="false" calcext:value-type="boolean">
            <text:p>FALSE</text:p>
          </table:table-cell>
          <table:table-cell table:style-name="ce2" table:formula="of:=AND([.C342];[.G342];[.H342];[.E34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42];1);0);IFERROR(SEARCH(&quot;b&quot;;[.I342];1);0);IFERROR(SEARCH(&quot;c&quot;;[.I342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43];[.D343];[.G343])" office:value-type="boolean" office:boolean-value="false" calcext:value-type="boolean">
            <text:p>FALSE</text:p>
          </table:table-cell>
          <table:table-cell table:style-name="ce2" table:formula="of:=AND([.C343];[.G343];[.H343];[.E34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43];1);0);IFERROR(SEARCH(&quot;b&quot;;[.I343];1);0);IFERROR(SEARCH(&quot;c&quot;;[.I34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44];[.D344];[.G344])" office:value-type="boolean" office:boolean-value="false" calcext:value-type="boolean">
            <text:p>FALSE</text:p>
          </table:table-cell>
          <table:table-cell table:style-name="ce2" table:formula="of:=AND([.C344];[.G344];[.H344];[.E34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44];1);0);IFERROR(SEARCH(&quot;b&quot;;[.I344];1);0);IFERROR(SEARCH(&quot;c&quot;;[.I344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45];[.D345];[.G345])" office:value-type="boolean" office:boolean-value="false" calcext:value-type="boolean">
            <text:p>FALSE</text:p>
          </table:table-cell>
          <table:table-cell table:style-name="ce2" table:formula="of:=AND([.C345];[.G345];[.H345];[.E34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45];1);0);IFERROR(SEARCH(&quot;b&quot;;[.I345];1);0);IFERROR(SEARCH(&quot;c&quot;;[.I34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46];[.D346];[.G346])" office:value-type="boolean" office:boolean-value="false" calcext:value-type="boolean">
            <text:p>FALSE</text:p>
          </table:table-cell>
          <table:table-cell table:style-name="ce2" table:formula="of:=AND([.C346];[.G346];[.H346];[.E34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46];1);0);IFERROR(SEARCH(&quot;b&quot;;[.I346];1);0);IFERROR(SEARCH(&quot;c&quot;;[.I346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47];[.D347];[.G347])" office:value-type="boolean" office:boolean-value="false" calcext:value-type="boolean">
            <text:p>FALSE</text:p>
          </table:table-cell>
          <table:table-cell table:style-name="ce2" table:formula="of:=AND([.C347];[.G347];[.H347];[.E34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47];1);0);IFERROR(SEARCH(&quot;b&quot;;[.I347];1);0);IFERROR(SEARCH(&quot;c&quot;;[.I34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48];[.D348];[.G348])" office:value-type="boolean" office:boolean-value="false" calcext:value-type="boolean">
            <text:p>FALSE</text:p>
          </table:table-cell>
          <table:table-cell table:style-name="ce2" table:formula="of:=AND([.C348];[.G348];[.H348];[.E348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48];1);0);IFERROR(SEARCH(&quot;b&quot;;[.I348];1);0);IFERROR(SEARCH(&quot;c&quot;;[.I348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49];[.D349];[.G349])" office:value-type="boolean" office:boolean-value="false" calcext:value-type="boolean">
            <text:p>FALSE</text:p>
          </table:table-cell>
          <table:table-cell table:style-name="ce2" table:formula="of:=AND([.C349];[.G349];[.H349];[.E349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49];1);0);IFERROR(SEARCH(&quot;b&quot;;[.I349];1);0);IFERROR(SEARCH(&quot;c&quot;;[.I34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50];[.D350];[.G350])" office:value-type="boolean" office:boolean-value="false" calcext:value-type="boolean">
            <text:p>FALSE</text:p>
          </table:table-cell>
          <table:table-cell table:style-name="ce2" table:formula="of:=AND([.C350];[.G350];[.H350];[.E35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50];1);0);IFERROR(SEARCH(&quot;b&quot;;[.I350];1);0);IFERROR(SEARCH(&quot;c&quot;;[.I350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a'), ('c', 'c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51];[.D351];[.G351])" office:value-type="boolean" office:boolean-value="false" calcext:value-type="boolean">
            <text:p>FALSE</text:p>
          </table:table-cell>
          <table:table-cell table:style-name="ce2" table:formula="of:=AND([.C351];[.G351];[.H351];[.E35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51];1);0);IFERROR(SEARCH(&quot;b&quot;;[.I351];1);0);IFERROR(SEARCH(&quot;c&quot;;[.I35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52];[.D352];[.G352])" office:value-type="boolean" office:boolean-value="false" calcext:value-type="boolean">
            <text:p>FALSE</text:p>
          </table:table-cell>
          <table:table-cell table:style-name="ce2" table:formula="of:=AND([.C352];[.G352];[.H352];[.E352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52];1);0);IFERROR(SEARCH(&quot;b&quot;;[.I352];1);0);IFERROR(SEARCH(&quot;c&quot;;[.I352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b', 'a'), ('c', 'c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53];[.D353];[.G353])" office:value-type="boolean" office:boolean-value="false" calcext:value-type="boolean">
            <text:p>FALSE</text:p>
          </table:table-cell>
          <table:table-cell table:style-name="ce2" table:formula="of:=AND([.C353];[.G353];[.H353];[.E353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53];1);0);IFERROR(SEARCH(&quot;b&quot;;[.I353];1);0);IFERROR(SEARCH(&quot;c&quot;;[.I35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54];[.D354];[.G354])" office:value-type="boolean" office:boolean-value="false" calcext:value-type="boolean">
            <text:p>FALSE</text:p>
          </table:table-cell>
          <table:table-cell table:style-name="ce2" table:formula="of:=AND([.C354];[.G354];[.H354];[.E354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354];1);0);IFERROR(SEARCH(&quot;b&quot;;[.I354];1);0);IFERROR(SEARCH(&quot;c&quot;;[.I354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55];[.D355];[.G355])" office:value-type="boolean" office:boolean-value="false" calcext:value-type="boolean">
            <text:p>FALSE</text:p>
          </table:table-cell>
          <table:table-cell table:style-name="ce2" table:formula="of:=AND([.C355];[.G355];[.H355];[.E35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55];1);0);IFERROR(SEARCH(&quot;b&quot;;[.I355];1);0);IFERROR(SEARCH(&quot;c&quot;;[.I35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56];[.D356];[.G356])" office:value-type="boolean" office:boolean-value="false" calcext:value-type="boolean">
            <text:p>FALSE</text:p>
          </table:table-cell>
          <table:table-cell table:style-name="ce2" table:formula="of:=AND([.C356];[.G356];[.H356];[.E356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356];1);0);IFERROR(SEARCH(&quot;b&quot;;[.I356];1);0);IFERROR(SEARCH(&quot;c&quot;;[.I35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57];[.D357];[.G357])" office:value-type="boolean" office:boolean-value="false" calcext:value-type="boolean">
            <text:p>FALSE</text:p>
          </table:table-cell>
          <table:table-cell table:style-name="ce2" table:formula="of:=AND([.C357];[.G357];[.H357];[.E35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57];1);0);IFERROR(SEARCH(&quot;b&quot;;[.I357];1);0);IFERROR(SEARCH(&quot;c&quot;;[.I35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58];[.D358];[.G358])" office:value-type="boolean" office:boolean-value="false" calcext:value-type="boolean">
            <text:p>FALSE</text:p>
          </table:table-cell>
          <table:table-cell table:style-name="ce2" table:formula="of:=AND([.C358];[.G358];[.H358];[.E35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58];1);0);IFERROR(SEARCH(&quot;b&quot;;[.I358];1);0);IFERROR(SEARCH(&quot;c&quot;;[.I35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59];[.D359];[.G359])" office:value-type="boolean" office:boolean-value="false" calcext:value-type="boolean">
            <text:p>FALSE</text:p>
          </table:table-cell>
          <table:table-cell table:style-name="ce2" table:formula="of:=AND([.C359];[.G359];[.H359];[.E35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59];1);0);IFERROR(SEARCH(&quot;b&quot;;[.I359];1);0);IFERROR(SEARCH(&quot;c&quot;;[.I35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60];[.D360];[.G360])" office:value-type="boolean" office:boolean-value="false" calcext:value-type="boolean">
            <text:p>FALSE</text:p>
          </table:table-cell>
          <table:table-cell table:style-name="ce2" table:formula="of:=AND([.C360];[.G360];[.H360];[.E36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60];1);0);IFERROR(SEARCH(&quot;b&quot;;[.I360];1);0);IFERROR(SEARCH(&quot;c&quot;;[.I36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61];[.D361];[.G361])" office:value-type="boolean" office:boolean-value="false" calcext:value-type="boolean">
            <text:p>FALSE</text:p>
          </table:table-cell>
          <table:table-cell table:style-name="ce2" table:formula="of:=AND([.C361];[.G361];[.H361];[.E36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61];1);0);IFERROR(SEARCH(&quot;b&quot;;[.I361];1);0);IFERROR(SEARCH(&quot;c&quot;;[.I36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62];[.D362];[.G362])" office:value-type="boolean" office:boolean-value="true" calcext:value-type="boolean">
            <text:p>TRUE</text:p>
          </table:table-cell>
          <table:table-cell table:style-name="ce2" table:formula="of:=AND([.C362];[.G362];[.H362];[.E36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362];1);0);IFERROR(SEARCH(&quot;b&quot;;[.I362];1);0);IFERROR(SEARCH(&quot;c&quot;;[.I362];1);0))" office:value-type="boolean" office:boolean-value="false" calcext:value-type="boolean">
            <text:p>FALS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c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63];[.D363];[.G363])" office:value-type="boolean" office:boolean-value="false" calcext:value-type="boolean">
            <text:p>FALSE</text:p>
          </table:table-cell>
          <table:table-cell table:style-name="ce2" table:formula="of:=AND([.C363];[.G363];[.H363];[.E36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63];1);0);IFERROR(SEARCH(&quot;b&quot;;[.I363];1);0);IFERROR(SEARCH(&quot;c&quot;;[.I36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64];[.D364];[.G364])" office:value-type="boolean" office:boolean-value="true" calcext:value-type="boolean">
            <text:p>TRUE</text:p>
          </table:table-cell>
          <table:table-cell table:style-name="ce2" table:formula="of:=AND([.C364];[.G364];[.H364];[.E36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364];1);0);IFERROR(SEARCH(&quot;b&quot;;[.I364];1);0);IFERROR(SEARCH(&quot;c&quot;;[.I364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c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65];[.D365];[.G365])" office:value-type="boolean" office:boolean-value="false" calcext:value-type="boolean">
            <text:p>FALSE</text:p>
          </table:table-cell>
          <table:table-cell table:style-name="ce2" table:formula="of:=AND([.C365];[.G365];[.H365];[.E365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65];1);0);IFERROR(SEARCH(&quot;b&quot;;[.I365];1);0);IFERROR(SEARCH(&quot;c&quot;;[.I36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66];[.D366];[.G366])" office:value-type="boolean" office:boolean-value="false" calcext:value-type="boolean">
            <text:p>FALSE</text:p>
          </table:table-cell>
          <table:table-cell table:style-name="ce2" table:formula="of:=AND([.C366];[.G366];[.H366];[.E36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66];1);0);IFERROR(SEARCH(&quot;b&quot;;[.I366];1);0);IFERROR(SEARCH(&quot;c&quot;;[.I36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67];[.D367];[.G367])" office:value-type="boolean" office:boolean-value="false" calcext:value-type="boolean">
            <text:p>FALSE</text:p>
          </table:table-cell>
          <table:table-cell table:style-name="ce2" table:formula="of:=AND([.C367];[.G367];[.H367];[.E36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67];1);0);IFERROR(SEARCH(&quot;b&quot;;[.I367];1);0);IFERROR(SEARCH(&quot;c&quot;;[.I367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68];[.D368];[.G368])" office:value-type="boolean" office:boolean-value="false" calcext:value-type="boolean">
            <text:p>FALSE</text:p>
          </table:table-cell>
          <table:table-cell table:style-name="ce2" table:formula="of:=AND([.C368];[.G368];[.H368];[.E368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68];1);0);IFERROR(SEARCH(&quot;b&quot;;[.I368];1);0);IFERROR(SEARCH(&quot;c&quot;;[.I36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69];[.D369];[.G369])" office:value-type="boolean" office:boolean-value="false" calcext:value-type="boolean">
            <text:p>FALSE</text:p>
          </table:table-cell>
          <table:table-cell table:style-name="ce2" table:formula="of:=AND([.C369];[.G369];[.H369];[.E369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69];1);0);IFERROR(SEARCH(&quot;b&quot;;[.I369];1);0);IFERROR(SEARCH(&quot;c&quot;;[.I369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70];[.D370];[.G370])" office:value-type="boolean" office:boolean-value="false" calcext:value-type="boolean">
            <text:p>FALSE</text:p>
          </table:table-cell>
          <table:table-cell table:style-name="ce2" table:formula="of:=AND([.C370];[.G370];[.H370];[.E37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70];1);0);IFERROR(SEARCH(&quot;b&quot;;[.I370];1);0);IFERROR(SEARCH(&quot;c&quot;;[.I37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71];[.D371];[.G371])" office:value-type="boolean" office:boolean-value="false" calcext:value-type="boolean">
            <text:p>FALSE</text:p>
          </table:table-cell>
          <table:table-cell table:style-name="ce2" table:formula="of:=AND([.C371];[.G371];[.H371];[.E371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371];1);0);IFERROR(SEARCH(&quot;b&quot;;[.I371];1);0);IFERROR(SEARCH(&quot;c&quot;;[.I37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72];[.D372];[.G372])" office:value-type="boolean" office:boolean-value="false" calcext:value-type="boolean">
            <text:p>FALSE</text:p>
          </table:table-cell>
          <table:table-cell table:style-name="ce2" table:formula="of:=AND([.C372];[.G372];[.H372];[.E37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72];1);0);IFERROR(SEARCH(&quot;b&quot;;[.I372];1);0);IFERROR(SEARCH(&quot;c&quot;;[.I37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73];[.D373];[.G373])" office:value-type="boolean" office:boolean-value="false" calcext:value-type="boolean">
            <text:p>FALSE</text:p>
          </table:table-cell>
          <table:table-cell table:style-name="ce2" table:formula="of:=AND([.C373];[.G373];[.H373];[.E373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373];1);0);IFERROR(SEARCH(&quot;b&quot;;[.I373];1);0);IFERROR(SEARCH(&quot;c&quot;;[.I37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74];[.D374];[.G374])" office:value-type="boolean" office:boolean-value="false" calcext:value-type="boolean">
            <text:p>FALSE</text:p>
          </table:table-cell>
          <table:table-cell table:style-name="ce2" table:formula="of:=AND([.C374];[.G374];[.H374];[.E37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74];1);0);IFERROR(SEARCH(&quot;b&quot;;[.I374];1);0);IFERROR(SEARCH(&quot;c&quot;;[.I37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75];[.D375];[.G375])" office:value-type="boolean" office:boolean-value="false" calcext:value-type="boolean">
            <text:p>FALSE</text:p>
          </table:table-cell>
          <table:table-cell table:style-name="ce2" table:formula="of:=AND([.C375];[.G375];[.H375];[.E37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75];1);0);IFERROR(SEARCH(&quot;b&quot;;[.I375];1);0);IFERROR(SEARCH(&quot;c&quot;;[.I37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76];[.D376];[.G376])" office:value-type="boolean" office:boolean-value="false" calcext:value-type="boolean">
            <text:p>FALSE</text:p>
          </table:table-cell>
          <table:table-cell table:style-name="ce2" table:formula="of:=AND([.C376];[.G376];[.H376];[.E37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76];1);0);IFERROR(SEARCH(&quot;b&quot;;[.I376];1);0);IFERROR(SEARCH(&quot;c&quot;;[.I37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77];[.D377];[.G377])" office:value-type="boolean" office:boolean-value="false" calcext:value-type="boolean">
            <text:p>FALSE</text:p>
          </table:table-cell>
          <table:table-cell table:style-name="ce2" table:formula="of:=AND([.C377];[.G377];[.H377];[.E37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77];1);0);IFERROR(SEARCH(&quot;b&quot;;[.I377];1);0);IFERROR(SEARCH(&quot;c&quot;;[.I37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78];[.D378];[.G378])" office:value-type="boolean" office:boolean-value="false" calcext:value-type="boolean">
            <text:p>FALSE</text:p>
          </table:table-cell>
          <table:table-cell table:style-name="ce2" table:formula="of:=AND([.C378];[.G378];[.H378];[.E37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78];1);0);IFERROR(SEARCH(&quot;b&quot;;[.I378];1);0);IFERROR(SEARCH(&quot;c&quot;;[.I37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c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79];[.D379];[.G379])" office:value-type="boolean" office:boolean-value="false" calcext:value-type="boolean">
            <text:p>FALSE</text:p>
          </table:table-cell>
          <table:table-cell table:style-name="ce2" table:formula="of:=AND([.C379];[.G379];[.H379];[.E379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379];1);0);IFERROR(SEARCH(&quot;b&quot;;[.I379];1);0);IFERROR(SEARCH(&quot;c&quot;;[.I37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80];[.D380];[.G380])" office:value-type="boolean" office:boolean-value="false" calcext:value-type="boolean">
            <text:p>FALSE</text:p>
          </table:table-cell>
          <table:table-cell table:style-name="ce2" table:formula="of:=AND([.C380];[.G380];[.H380];[.E380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80];1);0);IFERROR(SEARCH(&quot;b&quot;;[.I380];1);0);IFERROR(SEARCH(&quot;c&quot;;[.I38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c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81];[.D381];[.G381])" office:value-type="boolean" office:boolean-value="false" calcext:value-type="boolean">
            <text:p>FALSE</text:p>
          </table:table-cell>
          <table:table-cell table:style-name="ce2" table:formula="of:=AND([.C381];[.G381];[.H381];[.E38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381];1);0);IFERROR(SEARCH(&quot;b&quot;;[.I381];1);0);IFERROR(SEARCH(&quot;c&quot;;[.I38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82];[.D382];[.G382])" office:value-type="boolean" office:boolean-value="false" calcext:value-type="boolean">
            <text:p>FALSE</text:p>
          </table:table-cell>
          <table:table-cell table:style-name="ce2" table:formula="of:=AND([.C382];[.G382];[.H382];[.E38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82];1);0);IFERROR(SEARCH(&quot;b&quot;;[.I382];1);0);IFERROR(SEARCH(&quot;c&quot;;[.I38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83];[.D383];[.G383])" office:value-type="boolean" office:boolean-value="false" calcext:value-type="boolean">
            <text:p>FALSE</text:p>
          </table:table-cell>
          <table:table-cell table:style-name="ce2" table:formula="of:=AND([.C383];[.G383];[.H383];[.E38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83];1);0);IFERROR(SEARCH(&quot;b&quot;;[.I383];1);0);IFERROR(SEARCH(&quot;c&quot;;[.I38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84];[.D384];[.G384])" office:value-type="boolean" office:boolean-value="false" calcext:value-type="boolean">
            <text:p>FALSE</text:p>
          </table:table-cell>
          <table:table-cell table:style-name="ce2" table:formula="of:=AND([.C384];[.G384];[.H384];[.E384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84];1);0);IFERROR(SEARCH(&quot;b&quot;;[.I384];1);0);IFERROR(SEARCH(&quot;c&quot;;[.I38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85];[.D385];[.G385])" office:value-type="boolean" office:boolean-value="false" calcext:value-type="boolean">
            <text:p>FALSE</text:p>
          </table:table-cell>
          <table:table-cell table:style-name="ce2" table:formula="of:=AND([.C385];[.G385];[.H385];[.E385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85];1);0);IFERROR(SEARCH(&quot;b&quot;;[.I385];1);0);IFERROR(SEARCH(&quot;c&quot;;[.I38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c', 'a'), ('a', 'c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86];[.D386];[.G386])" office:value-type="boolean" office:boolean-value="false" calcext:value-type="boolean">
            <text:p>FALSE</text:p>
          </table:table-cell>
          <table:table-cell table:style-name="ce2" table:formula="of:=AND([.C386];[.G386];[.H386];[.E38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86];1);0);IFERROR(SEARCH(&quot;b&quot;;[.I386];1);0);IFERROR(SEARCH(&quot;c&quot;;[.I386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87];[.D387];[.G387])" office:value-type="boolean" office:boolean-value="false" calcext:value-type="boolean">
            <text:p>FALSE</text:p>
          </table:table-cell>
          <table:table-cell table:style-name="ce2" table:formula="of:=AND([.C387];[.G387];[.H387];[.E38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87];1);0);IFERROR(SEARCH(&quot;b&quot;;[.I387];1);0);IFERROR(SEARCH(&quot;c&quot;;[.I387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88];[.D388];[.G388])" office:value-type="boolean" office:boolean-value="false" calcext:value-type="boolean">
            <text:p>FALSE</text:p>
          </table:table-cell>
          <table:table-cell table:style-name="ce2" table:formula="of:=AND([.C388];[.G388];[.H388];[.E388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88];1);0);IFERROR(SEARCH(&quot;b&quot;;[.I388];1);0);IFERROR(SEARCH(&quot;c&quot;;[.I388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89];[.D389];[.G389])" office:value-type="boolean" office:boolean-value="false" calcext:value-type="boolean">
            <text:p>FALSE</text:p>
          </table:table-cell>
          <table:table-cell table:style-name="ce2" table:formula="of:=AND([.C389];[.G389];[.H389];[.E38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89];1);0);IFERROR(SEARCH(&quot;b&quot;;[.I389];1);0);IFERROR(SEARCH(&quot;c&quot;;[.I389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90];[.D390];[.G390])" office:value-type="boolean" office:boolean-value="false" calcext:value-type="boolean">
            <text:p>FALSE</text:p>
          </table:table-cell>
          <table:table-cell table:style-name="ce2" table:formula="of:=AND([.C390];[.G390];[.H390];[.E390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390];1);0);IFERROR(SEARCH(&quot;b&quot;;[.I390];1);0);IFERROR(SEARCH(&quot;c&quot;;[.I390];1);0))" office:value-type="boolean" office:boolean-value="false" calcext:value-type="boolean">
            <text:p>FALS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91];[.D391];[.G391])" office:value-type="boolean" office:boolean-value="false" calcext:value-type="boolean">
            <text:p>FALSE</text:p>
          </table:table-cell>
          <table:table-cell table:style-name="ce2" table:formula="of:=AND([.C391];[.G391];[.H391];[.E39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91];1);0);IFERROR(SEARCH(&quot;b&quot;;[.I391];1);0);IFERROR(SEARCH(&quot;c&quot;;[.I39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92];[.D392];[.G392])" office:value-type="boolean" office:boolean-value="true" calcext:value-type="boolean">
            <text:p>TRUE</text:p>
          </table:table-cell>
          <table:table-cell table:style-name="ce2" table:formula="of:=AND([.C392];[.G392];[.H392];[.E39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392];1);0);IFERROR(SEARCH(&quot;b&quot;;[.I392];1);0);IFERROR(SEARCH(&quot;c&quot;;[.I392];1);0))" office:value-type="boolean" office:boolean-value="false" calcext:value-type="boolean">
            <text:p>FALS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93];[.D393];[.G393])" office:value-type="boolean" office:boolean-value="false" calcext:value-type="boolean">
            <text:p>FALSE</text:p>
          </table:table-cell>
          <table:table-cell table:style-name="ce2" table:formula="of:=AND([.C393];[.G393];[.H393];[.E39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93];1);0);IFERROR(SEARCH(&quot;b&quot;;[.I393];1);0);IFERROR(SEARCH(&quot;c&quot;;[.I39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94];[.D394];[.G394])" office:value-type="boolean" office:boolean-value="false" calcext:value-type="boolean">
            <text:p>FALSE</text:p>
          </table:table-cell>
          <table:table-cell table:style-name="ce2" table:formula="of:=AND([.C394];[.G394];[.H394];[.E39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94];1);0);IFERROR(SEARCH(&quot;b&quot;;[.I394];1);0);IFERROR(SEARCH(&quot;c&quot;;[.I39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95];[.D395];[.G395])" office:value-type="boolean" office:boolean-value="false" calcext:value-type="boolean">
            <text:p>FALSE</text:p>
          </table:table-cell>
          <table:table-cell table:style-name="ce2" table:formula="of:=AND([.C395];[.G395];[.H395];[.E39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95];1);0);IFERROR(SEARCH(&quot;b&quot;;[.I395];1);0);IFERROR(SEARCH(&quot;c&quot;;[.I395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, ('a', 'b'), ('a', 'a')]</text:p>
          </table:table-cell>
          <table:table-cell table:number-columns-repeated="1011"/>
        </table:table-row>
        <table:table-row table:style-name="ro1">
          <table:table-cell table:style-name="ce2" table:formula="of:=AND([.C396];[.D396];[.G396])" office:value-type="boolean" office:boolean-value="false" calcext:value-type="boolean">
            <text:p>FALSE</text:p>
          </table:table-cell>
          <table:table-cell table:style-name="ce2" table:formula="of:=AND([.C396];[.G396];[.H396];[.E396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96];1);0);IFERROR(SEARCH(&quot;b&quot;;[.I396];1);0);IFERROR(SEARCH(&quot;c&quot;;[.I39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97];[.D397];[.G397])" office:value-type="boolean" office:boolean-value="false" calcext:value-type="boolean">
            <text:p>FALSE</text:p>
          </table:table-cell>
          <table:table-cell table:style-name="ce2" table:formula="of:=AND([.C397];[.G397];[.H397];[.E397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97];1);0);IFERROR(SEARCH(&quot;b&quot;;[.I397];1);0);IFERROR(SEARCH(&quot;c&quot;;[.I397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98];[.D398];[.G398])" office:value-type="boolean" office:boolean-value="false" calcext:value-type="boolean">
            <text:p>FALSE</text:p>
          </table:table-cell>
          <table:table-cell table:style-name="ce2" table:formula="of:=AND([.C398];[.G398];[.H398];[.E398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398];1);0);IFERROR(SEARCH(&quot;b&quot;;[.I398];1);0);IFERROR(SEARCH(&quot;c&quot;;[.I39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399];[.D399];[.G399])" office:value-type="boolean" office:boolean-value="false" calcext:value-type="boolean">
            <text:p>FALSE</text:p>
          </table:table-cell>
          <table:table-cell table:style-name="ce2" table:formula="of:=AND([.C399];[.G399];[.H399];[.E39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399];1);0);IFERROR(SEARCH(&quot;b&quot;;[.I399];1);0);IFERROR(SEARCH(&quot;c&quot;;[.I39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00];[.D400];[.G400])" office:value-type="boolean" office:boolean-value="true" calcext:value-type="boolean">
            <text:p>TRUE</text:p>
          </table:table-cell>
          <table:table-cell table:style-name="ce2" table:formula="of:=AND([.C400];[.G400];[.H400];[.E40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400];1);0);IFERROR(SEARCH(&quot;b&quot;;[.I400];1);0);IFERROR(SEARCH(&quot;c&quot;;[.I400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01];[.D401];[.G401])" office:value-type="boolean" office:boolean-value="false" calcext:value-type="boolean">
            <text:p>FALSE</text:p>
          </table:table-cell>
          <table:table-cell table:style-name="ce2" table:formula="of:=AND([.C401];[.G401];[.H401];[.E401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01];1);0);IFERROR(SEARCH(&quot;b&quot;;[.I401];1);0);IFERROR(SEARCH(&quot;c&quot;;[.I40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02];[.D402];[.G402])" office:value-type="boolean" office:boolean-value="false" calcext:value-type="boolean">
            <text:p>FALSE</text:p>
          </table:table-cell>
          <table:table-cell table:style-name="ce2" table:formula="of:=AND([.C402];[.G402];[.H402];[.E40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02];1);0);IFERROR(SEARCH(&quot;b&quot;;[.I402];1);0);IFERROR(SEARCH(&quot;c&quot;;[.I40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03];[.D403];[.G403])" office:value-type="boolean" office:boolean-value="false" calcext:value-type="boolean">
            <text:p>FALSE</text:p>
          </table:table-cell>
          <table:table-cell table:style-name="ce2" table:formula="of:=AND([.C403];[.G403];[.H403];[.E40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03];1);0);IFERROR(SEARCH(&quot;b&quot;;[.I403];1);0);IFERROR(SEARCH(&quot;c&quot;;[.I40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04];[.D404];[.G404])" office:value-type="boolean" office:boolean-value="false" calcext:value-type="boolean">
            <text:p>FALSE</text:p>
          </table:table-cell>
          <table:table-cell table:style-name="ce2" table:formula="of:=AND([.C404];[.G404];[.H404];[.E40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04];1);0);IFERROR(SEARCH(&quot;b&quot;;[.I404];1);0);IFERROR(SEARCH(&quot;c&quot;;[.I40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05];[.D405];[.G405])" office:value-type="boolean" office:boolean-value="false" calcext:value-type="boolean">
            <text:p>FALSE</text:p>
          </table:table-cell>
          <table:table-cell table:style-name="ce2" table:formula="of:=AND([.C405];[.G405];[.H405];[.E40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05];1);0);IFERROR(SEARCH(&quot;b&quot;;[.I405];1);0);IFERROR(SEARCH(&quot;c&quot;;[.I40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06];[.D406];[.G406])" office:value-type="boolean" office:boolean-value="false" calcext:value-type="boolean">
            <text:p>FALSE</text:p>
          </table:table-cell>
          <table:table-cell table:style-name="ce2" table:formula="of:=AND([.C406];[.G406];[.H406];[.E40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06];1);0);IFERROR(SEARCH(&quot;b&quot;;[.I406];1);0);IFERROR(SEARCH(&quot;c&quot;;[.I40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07];[.D407];[.G407])" office:value-type="boolean" office:boolean-value="false" calcext:value-type="boolean">
            <text:p>FALSE</text:p>
          </table:table-cell>
          <table:table-cell table:style-name="ce2" table:formula="of:=AND([.C407];[.G407];[.H407];[.E407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407];1);0);IFERROR(SEARCH(&quot;b&quot;;[.I407];1);0);IFERROR(SEARCH(&quot;c&quot;;[.I40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08];[.D408];[.G408])" office:value-type="boolean" office:boolean-value="false" calcext:value-type="boolean">
            <text:p>FALSE</text:p>
          </table:table-cell>
          <table:table-cell table:style-name="ce2" table:formula="of:=AND([.C408];[.G408];[.H408];[.E40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08];1);0);IFERROR(SEARCH(&quot;b&quot;;[.I408];1);0);IFERROR(SEARCH(&quot;c&quot;;[.I40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09];[.D409];[.G409])" office:value-type="boolean" office:boolean-value="false" calcext:value-type="boolean">
            <text:p>FALSE</text:p>
          </table:table-cell>
          <table:table-cell table:style-name="ce2" table:formula="of:=AND([.C409];[.G409];[.H409];[.E409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409];1);0);IFERROR(SEARCH(&quot;b&quot;;[.I409];1);0);IFERROR(SEARCH(&quot;c&quot;;[.I40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10];[.D410];[.G410])" office:value-type="boolean" office:boolean-value="false" calcext:value-type="boolean">
            <text:p>FALSE</text:p>
          </table:table-cell>
          <table:table-cell table:style-name="ce2" table:formula="of:=AND([.C410];[.G410];[.H410];[.E41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10];1);0);IFERROR(SEARCH(&quot;b&quot;;[.I410];1);0);IFERROR(SEARCH(&quot;c&quot;;[.I41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11];[.D411];[.G411])" office:value-type="boolean" office:boolean-value="false" calcext:value-type="boolean">
            <text:p>FALSE</text:p>
          </table:table-cell>
          <table:table-cell table:style-name="ce2" table:formula="of:=AND([.C411];[.G411];[.H411];[.E41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11];1);0);IFERROR(SEARCH(&quot;b&quot;;[.I411];1);0);IFERROR(SEARCH(&quot;c&quot;;[.I41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a', 'b'), ('a', 'a')]</text:p>
          </table:table-cell>
          <table:table-cell table:number-columns-repeated="1011"/>
        </table:table-row>
        <table:table-row table:style-name="ro1">
          <table:table-cell table:style-name="ce2" table:formula="of:=AND([.C412];[.D412];[.G412])" office:value-type="boolean" office:boolean-value="false" calcext:value-type="boolean">
            <text:p>FALSE</text:p>
          </table:table-cell>
          <table:table-cell table:style-name="ce2" table:formula="of:=AND([.C412];[.G412];[.H412];[.E412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12];1);0);IFERROR(SEARCH(&quot;b&quot;;[.I412];1);0);IFERROR(SEARCH(&quot;c&quot;;[.I41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13];[.D413];[.G413])" office:value-type="boolean" office:boolean-value="false" calcext:value-type="boolean">
            <text:p>FALSE</text:p>
          </table:table-cell>
          <table:table-cell table:style-name="ce2" table:formula="of:=AND([.C413];[.G413];[.H413];[.E413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13];1);0);IFERROR(SEARCH(&quot;b&quot;;[.I413];1);0);IFERROR(SEARCH(&quot;c&quot;;[.I41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14];[.D414];[.G414])" office:value-type="boolean" office:boolean-value="false" calcext:value-type="boolean">
            <text:p>FALSE</text:p>
          </table:table-cell>
          <table:table-cell table:style-name="ce2" table:formula="of:=AND([.C414];[.G414];[.H414];[.E41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14];1);0);IFERROR(SEARCH(&quot;b&quot;;[.I414];1);0);IFERROR(SEARCH(&quot;c&quot;;[.I41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15];[.D415];[.G415])" office:value-type="boolean" office:boolean-value="false" calcext:value-type="boolean">
            <text:p>FALSE</text:p>
          </table:table-cell>
          <table:table-cell table:style-name="ce2" table:formula="of:=AND([.C415];[.G415];[.H415];[.E415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415];1);0);IFERROR(SEARCH(&quot;b&quot;;[.I415];1);0);IFERROR(SEARCH(&quot;c&quot;;[.I41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16];[.D416];[.G416])" office:value-type="boolean" office:boolean-value="false" calcext:value-type="boolean">
            <text:p>FALSE</text:p>
          </table:table-cell>
          <table:table-cell table:style-name="ce2" table:formula="of:=AND([.C416];[.G416];[.H416];[.E416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16];1);0);IFERROR(SEARCH(&quot;b&quot;;[.I416];1);0);IFERROR(SEARCH(&quot;c&quot;;[.I41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17];[.D417];[.G417])" office:value-type="boolean" office:boolean-value="false" calcext:value-type="boolean">
            <text:p>FALSE</text:p>
          </table:table-cell>
          <table:table-cell table:style-name="ce2" table:formula="of:=AND([.C417];[.G417];[.H417];[.E41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417];1);0);IFERROR(SEARCH(&quot;b&quot;;[.I417];1);0);IFERROR(SEARCH(&quot;c&quot;;[.I41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18];[.D418];[.G418])" office:value-type="boolean" office:boolean-value="false" calcext:value-type="boolean">
            <text:p>FALSE</text:p>
          </table:table-cell>
          <table:table-cell table:style-name="ce2" table:formula="of:=AND([.C418];[.G418];[.H418];[.E41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18];1);0);IFERROR(SEARCH(&quot;b&quot;;[.I418];1);0);IFERROR(SEARCH(&quot;c&quot;;[.I418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19];[.D419];[.G419])" office:value-type="boolean" office:boolean-value="false" calcext:value-type="boolean">
            <text:p>FALSE</text:p>
          </table:table-cell>
          <table:table-cell table:style-name="ce2" table:formula="of:=AND([.C419];[.G419];[.H419];[.E41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19];1);0);IFERROR(SEARCH(&quot;b&quot;;[.I419];1);0);IFERROR(SEARCH(&quot;c&quot;;[.I419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20];[.D420];[.G420])" office:value-type="boolean" office:boolean-value="false" calcext:value-type="boolean">
            <text:p>FALSE</text:p>
          </table:table-cell>
          <table:table-cell table:style-name="ce2" table:formula="of:=AND([.C420];[.G420];[.H420];[.E42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20];1);0);IFERROR(SEARCH(&quot;b&quot;;[.I420];1);0);IFERROR(SEARCH(&quot;c&quot;;[.I420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21];[.D421];[.G421])" office:value-type="boolean" office:boolean-value="false" calcext:value-type="boolean">
            <text:p>FALSE</text:p>
          </table:table-cell>
          <table:table-cell table:style-name="ce2" table:formula="of:=AND([.C421];[.G421];[.H421];[.E42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21];1);0);IFERROR(SEARCH(&quot;b&quot;;[.I421];1);0);IFERROR(SEARCH(&quot;c&quot;;[.I421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22];[.D422];[.G422])" office:value-type="boolean" office:boolean-value="false" calcext:value-type="boolean">
            <text:p>FALSE</text:p>
          </table:table-cell>
          <table:table-cell table:style-name="ce2" table:formula="of:=AND([.C422];[.G422];[.H422];[.E42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22];1);0);IFERROR(SEARCH(&quot;b&quot;;[.I422];1);0);IFERROR(SEARCH(&quot;c&quot;;[.I42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23];[.D423];[.G423])" office:value-type="boolean" office:boolean-value="false" calcext:value-type="boolean">
            <text:p>FALSE</text:p>
          </table:table-cell>
          <table:table-cell table:style-name="ce2" table:formula="of:=AND([.C423];[.G423];[.H423];[.E42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23];1);0);IFERROR(SEARCH(&quot;b&quot;;[.I423];1);0);IFERROR(SEARCH(&quot;c&quot;;[.I42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24];[.D424];[.G424])" office:value-type="boolean" office:boolean-value="false" calcext:value-type="boolean">
            <text:p>FALSE</text:p>
          </table:table-cell>
          <table:table-cell table:style-name="ce2" table:formula="of:=AND([.C424];[.G424];[.H424];[.E42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24];1);0);IFERROR(SEARCH(&quot;b&quot;;[.I424];1);0);IFERROR(SEARCH(&quot;c&quot;;[.I42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25];[.D425];[.G425])" office:value-type="boolean" office:boolean-value="false" calcext:value-type="boolean">
            <text:p>FALSE</text:p>
          </table:table-cell>
          <table:table-cell table:style-name="ce2" table:formula="of:=AND([.C425];[.G425];[.H425];[.E42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25];1);0);IFERROR(SEARCH(&quot;b&quot;;[.I425];1);0);IFERROR(SEARCH(&quot;c&quot;;[.I42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26];[.D426];[.G426])" office:value-type="boolean" office:boolean-value="false" calcext:value-type="boolean">
            <text:p>FALSE</text:p>
          </table:table-cell>
          <table:table-cell table:style-name="ce2" table:formula="of:=AND([.C426];[.G426];[.H426];[.E42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26];1);0);IFERROR(SEARCH(&quot;b&quot;;[.I426];1);0);IFERROR(SEARCH(&quot;c&quot;;[.I426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27];[.D427];[.G427])" office:value-type="boolean" office:boolean-value="false" calcext:value-type="boolean">
            <text:p>FALSE</text:p>
          </table:table-cell>
          <table:table-cell table:style-name="ce2" table:formula="of:=AND([.C427];[.G427];[.H427];[.E42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27];1);0);IFERROR(SEARCH(&quot;b&quot;;[.I427];1);0);IFERROR(SEARCH(&quot;c&quot;;[.I427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28];[.D428];[.G428])" office:value-type="boolean" office:boolean-value="false" calcext:value-type="boolean">
            <text:p>FALSE</text:p>
          </table:table-cell>
          <table:table-cell table:style-name="ce2" table:formula="of:=AND([.C428];[.G428];[.H428];[.E428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28];1);0);IFERROR(SEARCH(&quot;b&quot;;[.I428];1);0);IFERROR(SEARCH(&quot;c&quot;;[.I428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29];[.D429];[.G429])" office:value-type="boolean" office:boolean-value="false" calcext:value-type="boolean">
            <text:p>FALSE</text:p>
          </table:table-cell>
          <table:table-cell table:style-name="ce2" table:formula="of:=AND([.C429];[.G429];[.H429];[.E429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29];1);0);IFERROR(SEARCH(&quot;b&quot;;[.I429];1);0);IFERROR(SEARCH(&quot;c&quot;;[.I429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30];[.D430];[.G430])" office:value-type="boolean" office:boolean-value="false" calcext:value-type="boolean">
            <text:p>FALSE</text:p>
          </table:table-cell>
          <table:table-cell table:style-name="ce2" table:formula="of:=AND([.C430];[.G430];[.H430];[.E43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30];1);0);IFERROR(SEARCH(&quot;b&quot;;[.I430];1);0);IFERROR(SEARCH(&quot;c&quot;;[.I43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31];[.D431];[.G431])" office:value-type="boolean" office:boolean-value="false" calcext:value-type="boolean">
            <text:p>FALSE</text:p>
          </table:table-cell>
          <table:table-cell table:style-name="ce2" table:formula="of:=AND([.C431];[.G431];[.H431];[.E43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31];1);0);IFERROR(SEARCH(&quot;b&quot;;[.I431];1);0);IFERROR(SEARCH(&quot;c&quot;;[.I43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32];[.D432];[.G432])" office:value-type="boolean" office:boolean-value="false" calcext:value-type="boolean">
            <text:p>FALSE</text:p>
          </table:table-cell>
          <table:table-cell table:style-name="ce2" table:formula="of:=AND([.C432];[.G432];[.H432];[.E432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32];1);0);IFERROR(SEARCH(&quot;b&quot;;[.I432];1);0);IFERROR(SEARCH(&quot;c&quot;;[.I43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33];[.D433];[.G433])" office:value-type="boolean" office:boolean-value="false" calcext:value-type="boolean">
            <text:p>FALSE</text:p>
          </table:table-cell>
          <table:table-cell table:style-name="ce2" table:formula="of:=AND([.C433];[.G433];[.H433];[.E433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33];1);0);IFERROR(SEARCH(&quot;b&quot;;[.I433];1);0);IFERROR(SEARCH(&quot;c&quot;;[.I43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34];[.D434];[.G434])" office:value-type="boolean" office:boolean-value="false" calcext:value-type="boolean">
            <text:p>FALSE</text:p>
          </table:table-cell>
          <table:table-cell table:style-name="ce2" table:formula="of:=AND([.C434];[.G434];[.H434];[.E43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34];1);0);IFERROR(SEARCH(&quot;b&quot;;[.I434];1);0);IFERROR(SEARCH(&quot;c&quot;;[.I43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35];[.D435];[.G435])" office:value-type="boolean" office:boolean-value="false" calcext:value-type="boolean">
            <text:p>FALSE</text:p>
          </table:table-cell>
          <table:table-cell table:style-name="ce2" table:formula="of:=AND([.C435];[.G435];[.H435];[.E43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35];1);0);IFERROR(SEARCH(&quot;b&quot;;[.I435];1);0);IFERROR(SEARCH(&quot;c&quot;;[.I43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36];[.D436];[.G436])" office:value-type="boolean" office:boolean-value="false" calcext:value-type="boolean">
            <text:p>FALSE</text:p>
          </table:table-cell>
          <table:table-cell table:style-name="ce2" table:formula="of:=AND([.C436];[.G436];[.H436];[.E43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36];1);0);IFERROR(SEARCH(&quot;b&quot;;[.I436];1);0);IFERROR(SEARCH(&quot;c&quot;;[.I43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37];[.D437];[.G437])" office:value-type="boolean" office:boolean-value="false" calcext:value-type="boolean">
            <text:p>FALSE</text:p>
          </table:table-cell>
          <table:table-cell table:style-name="ce2" table:formula="of:=AND([.C437];[.G437];[.H437];[.E43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37];1);0);IFERROR(SEARCH(&quot;b&quot;;[.I437];1);0);IFERROR(SEARCH(&quot;c&quot;;[.I43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38];[.D438];[.G438])" office:value-type="boolean" office:boolean-value="false" calcext:value-type="boolean">
            <text:p>FALSE</text:p>
          </table:table-cell>
          <table:table-cell table:style-name="ce2" table:formula="of:=AND([.C438];[.G438];[.H438];[.E43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38];1);0);IFERROR(SEARCH(&quot;b&quot;;[.I438];1);0);IFERROR(SEARCH(&quot;c&quot;;[.I43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39];[.D439];[.G439])" office:value-type="boolean" office:boolean-value="false" calcext:value-type="boolean">
            <text:p>FALSE</text:p>
          </table:table-cell>
          <table:table-cell table:style-name="ce2" table:formula="of:=AND([.C439];[.G439];[.H439];[.E43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39];1);0);IFERROR(SEARCH(&quot;b&quot;;[.I439];1);0);IFERROR(SEARCH(&quot;c&quot;;[.I43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40];[.D440];[.G440])" office:value-type="boolean" office:boolean-value="false" calcext:value-type="boolean">
            <text:p>FALSE</text:p>
          </table:table-cell>
          <table:table-cell table:style-name="ce2" table:formula="of:=AND([.C440];[.G440];[.H440];[.E44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40];1);0);IFERROR(SEARCH(&quot;b&quot;;[.I440];1);0);IFERROR(SEARCH(&quot;c&quot;;[.I440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41];[.D441];[.G441])" office:value-type="boolean" office:boolean-value="false" calcext:value-type="boolean">
            <text:p>FALSE</text:p>
          </table:table-cell>
          <table:table-cell table:style-name="ce2" table:formula="of:=AND([.C441];[.G441];[.H441];[.E44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41];1);0);IFERROR(SEARCH(&quot;b&quot;;[.I441];1);0);IFERROR(SEARCH(&quot;c&quot;;[.I44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42];[.D442];[.G442])" office:value-type="boolean" office:boolean-value="false" calcext:value-type="boolean">
            <text:p>FALSE</text:p>
          </table:table-cell>
          <table:table-cell table:style-name="ce2" table:formula="of:=AND([.C442];[.G442];[.H442];[.E44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42];1);0);IFERROR(SEARCH(&quot;b&quot;;[.I442];1);0);IFERROR(SEARCH(&quot;c&quot;;[.I44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43];[.D443];[.G443])" office:value-type="boolean" office:boolean-value="false" calcext:value-type="boolean">
            <text:p>FALSE</text:p>
          </table:table-cell>
          <table:table-cell table:style-name="ce2" table:formula="of:=AND([.C443];[.G443];[.H443];[.E44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43];1);0);IFERROR(SEARCH(&quot;b&quot;;[.I443];1);0);IFERROR(SEARCH(&quot;c&quot;;[.I44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c', 'a'), ('a', 'b'), ('a', 'a')]</text:p>
          </table:table-cell>
          <table:table-cell table:number-columns-repeated="1011"/>
        </table:table-row>
        <table:table-row table:style-name="ro1">
          <table:table-cell table:style-name="ce2" table:formula="of:=AND([.C444];[.D444];[.G444])" office:value-type="boolean" office:boolean-value="false" calcext:value-type="boolean">
            <text:p>FALSE</text:p>
          </table:table-cell>
          <table:table-cell table:style-name="ce2" table:formula="of:=AND([.C444];[.G444];[.H444];[.E444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44];1);0);IFERROR(SEARCH(&quot;b&quot;;[.I444];1);0);IFERROR(SEARCH(&quot;c&quot;;[.I44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45];[.D445];[.G445])" office:value-type="boolean" office:boolean-value="false" calcext:value-type="boolean">
            <text:p>FALSE</text:p>
          </table:table-cell>
          <table:table-cell table:style-name="ce2" table:formula="of:=AND([.C445];[.G445];[.H445];[.E445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45];1);0);IFERROR(SEARCH(&quot;b&quot;;[.I445];1);0);IFERROR(SEARCH(&quot;c&quot;;[.I44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46];[.D446];[.G446])" office:value-type="boolean" office:boolean-value="false" calcext:value-type="boolean">
            <text:p>FALSE</text:p>
          </table:table-cell>
          <table:table-cell table:style-name="ce2" table:formula="of:=AND([.C446];[.G446];[.H446];[.E44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46];1);0);IFERROR(SEARCH(&quot;b&quot;;[.I446];1);0);IFERROR(SEARCH(&quot;c&quot;;[.I44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47];[.D447];[.G447])" office:value-type="boolean" office:boolean-value="false" calcext:value-type="boolean">
            <text:p>FALSE</text:p>
          </table:table-cell>
          <table:table-cell table:style-name="ce2" table:formula="of:=AND([.C447];[.G447];[.H447];[.E44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47];1);0);IFERROR(SEARCH(&quot;b&quot;;[.I447];1);0);IFERROR(SEARCH(&quot;c&quot;;[.I44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48];[.D448];[.G448])" office:value-type="boolean" office:boolean-value="false" calcext:value-type="boolean">
            <text:p>FALSE</text:p>
          </table:table-cell>
          <table:table-cell table:style-name="ce2" table:formula="of:=AND([.C448];[.G448];[.H448];[.E448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48];1);0);IFERROR(SEARCH(&quot;b&quot;;[.I448];1);0);IFERROR(SEARCH(&quot;c&quot;;[.I448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49];[.D449];[.G449])" office:value-type="boolean" office:boolean-value="false" calcext:value-type="boolean">
            <text:p>FALSE</text:p>
          </table:table-cell>
          <table:table-cell table:style-name="ce2" table:formula="of:=AND([.C449];[.G449];[.H449];[.E449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49];1);0);IFERROR(SEARCH(&quot;b&quot;;[.I449];1);0);IFERROR(SEARCH(&quot;c&quot;;[.I44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c', 'a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50];[.D450];[.G450])" office:value-type="boolean" office:boolean-value="false" calcext:value-type="boolean">
            <text:p>FALSE</text:p>
          </table:table-cell>
          <table:table-cell table:style-name="ce2" table:formula="of:=AND([.C450];[.G450];[.H450];[.E45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50];1);0);IFERROR(SEARCH(&quot;b&quot;;[.I450];1);0);IFERROR(SEARCH(&quot;c&quot;;[.I45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51];[.D451];[.G451])" office:value-type="boolean" office:boolean-value="false" calcext:value-type="boolean">
            <text:p>FALSE</text:p>
          </table:table-cell>
          <table:table-cell table:style-name="ce2" table:formula="of:=AND([.C451];[.G451];[.H451];[.E45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51];1);0);IFERROR(SEARCH(&quot;b&quot;;[.I451];1);0);IFERROR(SEARCH(&quot;c&quot;;[.I45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52];[.D452];[.G452])" office:value-type="boolean" office:boolean-value="false" calcext:value-type="boolean">
            <text:p>FALSE</text:p>
          </table:table-cell>
          <table:table-cell table:style-name="ce2" table:formula="of:=AND([.C452];[.G452];[.H452];[.E45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52];1);0);IFERROR(SEARCH(&quot;b&quot;;[.I452];1);0);IFERROR(SEARCH(&quot;c&quot;;[.I45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53];[.D453];[.G453])" office:value-type="boolean" office:boolean-value="false" calcext:value-type="boolean">
            <text:p>FALSE</text:p>
          </table:table-cell>
          <table:table-cell table:style-name="ce2" table:formula="of:=AND([.C453];[.G453];[.H453];[.E45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53];1);0);IFERROR(SEARCH(&quot;b&quot;;[.I453];1);0);IFERROR(SEARCH(&quot;c&quot;;[.I45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54];[.D454];[.G454])" office:value-type="boolean" office:boolean-value="false" calcext:value-type="boolean">
            <text:p>FALSE</text:p>
          </table:table-cell>
          <table:table-cell table:style-name="ce2" table:formula="of:=AND([.C454];[.G454];[.H454];[.E45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54];1);0);IFERROR(SEARCH(&quot;b&quot;;[.I454];1);0);IFERROR(SEARCH(&quot;c&quot;;[.I45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55];[.D455];[.G455])" office:value-type="boolean" office:boolean-value="false" calcext:value-type="boolean">
            <text:p>FALSE</text:p>
          </table:table-cell>
          <table:table-cell table:style-name="ce2" table:formula="of:=AND([.C455];[.G455];[.H455];[.E45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55];1);0);IFERROR(SEARCH(&quot;b&quot;;[.I455];1);0);IFERROR(SEARCH(&quot;c&quot;;[.I45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56];[.D456];[.G456])" office:value-type="boolean" office:boolean-value="false" calcext:value-type="boolean">
            <text:p>FALSE</text:p>
          </table:table-cell>
          <table:table-cell table:style-name="ce2" table:formula="of:=AND([.C456];[.G456];[.H456];[.E45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56];1);0);IFERROR(SEARCH(&quot;b&quot;;[.I456];1);0);IFERROR(SEARCH(&quot;c&quot;;[.I45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57];[.D457];[.G457])" office:value-type="boolean" office:boolean-value="false" calcext:value-type="boolean">
            <text:p>FALSE</text:p>
          </table:table-cell>
          <table:table-cell table:style-name="ce2" table:formula="of:=AND([.C457];[.G457];[.H457];[.E45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57];1);0);IFERROR(SEARCH(&quot;b&quot;;[.I457];1);0);IFERROR(SEARCH(&quot;c&quot;;[.I457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58];[.D458];[.G458])" office:value-type="boolean" office:boolean-value="false" calcext:value-type="boolean">
            <text:p>FALSE</text:p>
          </table:table-cell>
          <table:table-cell table:style-name="ce2" table:formula="of:=AND([.C458];[.G458];[.H458];[.E45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58];1);0);IFERROR(SEARCH(&quot;b&quot;;[.I458];1);0);IFERROR(SEARCH(&quot;c&quot;;[.I45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59];[.D459];[.G459])" office:value-type="boolean" office:boolean-value="false" calcext:value-type="boolean">
            <text:p>FALSE</text:p>
          </table:table-cell>
          <table:table-cell table:style-name="ce2" table:formula="of:=AND([.C459];[.G459];[.H459];[.E45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59];1);0);IFERROR(SEARCH(&quot;b&quot;;[.I459];1);0);IFERROR(SEARCH(&quot;c&quot;;[.I45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c', 'c'), ('a', 'c'), ('a', 'b'), ('a', 'a')]</text:p>
          </table:table-cell>
          <table:table-cell table:number-columns-repeated="1011"/>
        </table:table-row>
        <table:table-row table:style-name="ro1">
          <table:table-cell table:style-name="ce2" table:formula="of:=AND([.C460];[.D460];[.G460])" office:value-type="boolean" office:boolean-value="false" calcext:value-type="boolean">
            <text:p>FALSE</text:p>
          </table:table-cell>
          <table:table-cell table:style-name="ce2" table:formula="of:=AND([.C460];[.G460];[.H460];[.E460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60];1);0);IFERROR(SEARCH(&quot;b&quot;;[.I460];1);0);IFERROR(SEARCH(&quot;c&quot;;[.I46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a', 'c'), ('a', 'b'), ('a', 'a')]</text:p>
          </table:table-cell>
          <table:table-cell table:number-columns-repeated="1011"/>
        </table:table-row>
        <table:table-row table:style-name="ro1">
          <table:table-cell table:style-name="ce2" table:formula="of:=AND([.C461];[.D461];[.G461])" office:value-type="boolean" office:boolean-value="false" calcext:value-type="boolean">
            <text:p>FALSE</text:p>
          </table:table-cell>
          <table:table-cell table:style-name="ce2" table:formula="of:=AND([.C461];[.G461];[.H461];[.E461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61];1);0);IFERROR(SEARCH(&quot;b&quot;;[.I461];1);0);IFERROR(SEARCH(&quot;c&quot;;[.I46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c'), ('b', 'b'), ('c', 'c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62];[.D462];[.G462])" office:value-type="boolean" office:boolean-value="false" calcext:value-type="boolean">
            <text:p>FALSE</text:p>
          </table:table-cell>
          <table:table-cell table:style-name="ce2" table:formula="of:=AND([.C462];[.G462];[.H462];[.E46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62];1);0);IFERROR(SEARCH(&quot;b&quot;;[.I462];1);0);IFERROR(SEARCH(&quot;c&quot;;[.I46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63];[.D463];[.G463])" office:value-type="boolean" office:boolean-value="false" calcext:value-type="boolean">
            <text:p>FALSE</text:p>
          </table:table-cell>
          <table:table-cell table:style-name="ce2" table:formula="of:=AND([.C463];[.G463];[.H463];[.E46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63];1);0);IFERROR(SEARCH(&quot;b&quot;;[.I463];1);0);IFERROR(SEARCH(&quot;c&quot;;[.I46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64];[.D464];[.G464])" office:value-type="boolean" office:boolean-value="false" calcext:value-type="boolean">
            <text:p>FALSE</text:p>
          </table:table-cell>
          <table:table-cell table:style-name="ce2" table:formula="of:=AND([.C464];[.G464];[.H464];[.E464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64];1);0);IFERROR(SEARCH(&quot;b&quot;;[.I464];1);0);IFERROR(SEARCH(&quot;c&quot;;[.I46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65];[.D465];[.G465])" office:value-type="boolean" office:boolean-value="false" calcext:value-type="boolean">
            <text:p>FALSE</text:p>
          </table:table-cell>
          <table:table-cell table:style-name="ce2" table:formula="of:=AND([.C465];[.G465];[.H465];[.E465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65];1);0);IFERROR(SEARCH(&quot;b&quot;;[.I465];1);0);IFERROR(SEARCH(&quot;c&quot;;[.I465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66];[.D466];[.G466])" office:value-type="boolean" office:boolean-value="false" calcext:value-type="boolean">
            <text:p>FALSE</text:p>
          </table:table-cell>
          <table:table-cell table:style-name="ce2" table:formula="of:=AND([.C466];[.G466];[.H466];[.E46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66];1);0);IFERROR(SEARCH(&quot;b&quot;;[.I466];1);0);IFERROR(SEARCH(&quot;c&quot;;[.I46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67];[.D467];[.G467])" office:value-type="boolean" office:boolean-value="false" calcext:value-type="boolean">
            <text:p>FALSE</text:p>
          </table:table-cell>
          <table:table-cell table:style-name="ce2" table:formula="of:=AND([.C467];[.G467];[.H467];[.E46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67];1);0);IFERROR(SEARCH(&quot;b&quot;;[.I467];1);0);IFERROR(SEARCH(&quot;c&quot;;[.I46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68];[.D468];[.G468])" office:value-type="boolean" office:boolean-value="false" calcext:value-type="boolean">
            <text:p>FALSE</text:p>
          </table:table-cell>
          <table:table-cell table:style-name="ce2" table:formula="of:=AND([.C468];[.G468];[.H468];[.E46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68];1);0);IFERROR(SEARCH(&quot;b&quot;;[.I468];1);0);IFERROR(SEARCH(&quot;c&quot;;[.I46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69];[.D469];[.G469])" office:value-type="boolean" office:boolean-value="false" calcext:value-type="boolean">
            <text:p>FALSE</text:p>
          </table:table-cell>
          <table:table-cell table:style-name="ce2" table:formula="of:=AND([.C469];[.G469];[.H469];[.E46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69];1);0);IFERROR(SEARCH(&quot;b&quot;;[.I469];1);0);IFERROR(SEARCH(&quot;c&quot;;[.I46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70];[.D470];[.G470])" office:value-type="boolean" office:boolean-value="false" calcext:value-type="boolean">
            <text:p>FALSE</text:p>
          </table:table-cell>
          <table:table-cell table:style-name="ce2" table:formula="of:=AND([.C470];[.G470];[.H470];[.E47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70];1);0);IFERROR(SEARCH(&quot;b&quot;;[.I470];1);0);IFERROR(SEARCH(&quot;c&quot;;[.I47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71];[.D471];[.G471])" office:value-type="boolean" office:boolean-value="false" calcext:value-type="boolean">
            <text:p>FALSE</text:p>
          </table:table-cell>
          <table:table-cell table:style-name="ce2" table:formula="of:=AND([.C471];[.G471];[.H471];[.E47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71];1);0);IFERROR(SEARCH(&quot;b&quot;;[.I471];1);0);IFERROR(SEARCH(&quot;c&quot;;[.I47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72];[.D472];[.G472])" office:value-type="boolean" office:boolean-value="false" calcext:value-type="boolean">
            <text:p>FALSE</text:p>
          </table:table-cell>
          <table:table-cell table:style-name="ce2" table:formula="of:=AND([.C472];[.G472];[.H472];[.E47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72];1);0);IFERROR(SEARCH(&quot;b&quot;;[.I472];1);0);IFERROR(SEARCH(&quot;c&quot;;[.I47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73];[.D473];[.G473])" office:value-type="boolean" office:boolean-value="false" calcext:value-type="boolean">
            <text:p>FALSE</text:p>
          </table:table-cell>
          <table:table-cell table:style-name="ce2" table:formula="of:=AND([.C473];[.G473];[.H473];[.E47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73];1);0);IFERROR(SEARCH(&quot;b&quot;;[.I473];1);0);IFERROR(SEARCH(&quot;c&quot;;[.I47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74];[.D474];[.G474])" office:value-type="boolean" office:boolean-value="false" calcext:value-type="boolean">
            <text:p>FALSE</text:p>
          </table:table-cell>
          <table:table-cell table:style-name="ce2" table:formula="of:=AND([.C474];[.G474];[.H474];[.E47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74];1);0);IFERROR(SEARCH(&quot;b&quot;;[.I474];1);0);IFERROR(SEARCH(&quot;c&quot;;[.I47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c', 'c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75];[.D475];[.G475])" office:value-type="boolean" office:boolean-value="false" calcext:value-type="boolean">
            <text:p>FALSE</text:p>
          </table:table-cell>
          <table:table-cell table:style-name="ce2" table:formula="of:=AND([.C475];[.G475];[.H475];[.E47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75];1);0);IFERROR(SEARCH(&quot;b&quot;;[.I475];1);0);IFERROR(SEARCH(&quot;c&quot;;[.I47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a', 'c'), ('a', 'b'), ('a', 'a')]</text:p>
          </table:table-cell>
          <table:table-cell table:number-columns-repeated="1011"/>
        </table:table-row>
        <table:table-row table:style-name="ro1">
          <table:table-cell table:style-name="ce2" table:formula="of:=AND([.C476];[.D476];[.G476])" office:value-type="boolean" office:boolean-value="false" calcext:value-type="boolean">
            <text:p>FALSE</text:p>
          </table:table-cell>
          <table:table-cell table:style-name="ce2" table:formula="of:=AND([.C476];[.G476];[.H476];[.E476])" office:value-type="boolean" office:boolean-value="true" calcext:value-type="boolean">
            <text:p>TRU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76];1);0);IFERROR(SEARCH(&quot;b&quot;;[.I476];1);0);IFERROR(SEARCH(&quot;c&quot;;[.I47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[('b', 'b'), ('c', 'c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77];[.D477];[.G477])" office:value-type="boolean" office:boolean-value="false" calcext:value-type="boolean">
            <text:p>FALSE</text:p>
          </table:table-cell>
          <table:table-cell table:style-name="ce2" table:formula="of:=AND([.C477];[.G477];[.H477];[.E477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77];1);0);IFERROR(SEARCH(&quot;b&quot;;[.I477];1);0);IFERROR(SEARCH(&quot;c&quot;;[.I477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78];[.D478];[.G478])" office:value-type="boolean" office:boolean-value="false" calcext:value-type="boolean">
            <text:p>FALSE</text:p>
          </table:table-cell>
          <table:table-cell table:style-name="ce2" table:formula="of:=AND([.C478];[.G478];[.H478];[.E47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78];1);0);IFERROR(SEARCH(&quot;b&quot;;[.I478];1);0);IFERROR(SEARCH(&quot;c&quot;;[.I47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79];[.D479];[.G479])" office:value-type="boolean" office:boolean-value="false" calcext:value-type="boolean">
            <text:p>FALSE</text:p>
          </table:table-cell>
          <table:table-cell table:style-name="ce2" table:formula="of:=AND([.C479];[.G479];[.H479];[.E47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79];1);0);IFERROR(SEARCH(&quot;b&quot;;[.I479];1);0);IFERROR(SEARCH(&quot;c&quot;;[.I47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80];[.D480];[.G480])" office:value-type="boolean" office:boolean-value="false" calcext:value-type="boolean">
            <text:p>FALSE</text:p>
          </table:table-cell>
          <table:table-cell table:style-name="ce2" table:formula="of:=AND([.C480];[.G480];[.H480];[.E480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80];1);0);IFERROR(SEARCH(&quot;b&quot;;[.I480];1);0);IFERROR(SEARCH(&quot;c&quot;;[.I48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81];[.D481];[.G481])" office:value-type="boolean" office:boolean-value="false" calcext:value-type="boolean">
            <text:p>FALSE</text:p>
          </table:table-cell>
          <table:table-cell table:style-name="ce2" table:formula="of:=AND([.C481];[.G481];[.H481];[.E481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81];1);0);IFERROR(SEARCH(&quot;b&quot;;[.I481];1);0);IFERROR(SEARCH(&quot;c&quot;;[.I48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82];[.D482];[.G482])" office:value-type="boolean" office:boolean-value="false" calcext:value-type="boolean">
            <text:p>FALSE</text:p>
          </table:table-cell>
          <table:table-cell table:style-name="ce2" table:formula="of:=AND([.C482];[.G482];[.H482];[.E48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82];1);0);IFERROR(SEARCH(&quot;b&quot;;[.I482];1);0);IFERROR(SEARCH(&quot;c&quot;;[.I48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83];[.D483];[.G483])" office:value-type="boolean" office:boolean-value="false" calcext:value-type="boolean">
            <text:p>FALSE</text:p>
          </table:table-cell>
          <table:table-cell table:style-name="ce2" table:formula="of:=AND([.C483];[.G483];[.H483];[.E48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83];1);0);IFERROR(SEARCH(&quot;b&quot;;[.I483];1);0);IFERROR(SEARCH(&quot;c&quot;;[.I48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84];[.D484];[.G484])" office:value-type="boolean" office:boolean-value="false" calcext:value-type="boolean">
            <text:p>FALSE</text:p>
          </table:table-cell>
          <table:table-cell table:style-name="ce2" table:formula="of:=AND([.C484];[.G484];[.H484];[.E48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84];1);0);IFERROR(SEARCH(&quot;b&quot;;[.I484];1);0);IFERROR(SEARCH(&quot;c&quot;;[.I48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85];[.D485];[.G485])" office:value-type="boolean" office:boolean-value="false" calcext:value-type="boolean">
            <text:p>FALSE</text:p>
          </table:table-cell>
          <table:table-cell table:style-name="ce2" table:formula="of:=AND([.C485];[.G485];[.H485];[.E48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85];1);0);IFERROR(SEARCH(&quot;b&quot;;[.I485];1);0);IFERROR(SEARCH(&quot;c&quot;;[.I48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86];[.D486];[.G486])" office:value-type="boolean" office:boolean-value="false" calcext:value-type="boolean">
            <text:p>FALSE</text:p>
          </table:table-cell>
          <table:table-cell table:style-name="ce2" table:formula="of:=AND([.C486];[.G486];[.H486];[.E486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486];1);0);IFERROR(SEARCH(&quot;b&quot;;[.I486];1);0);IFERROR(SEARCH(&quot;c&quot;;[.I48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87];[.D487];[.G487])" office:value-type="boolean" office:boolean-value="false" calcext:value-type="boolean">
            <text:p>FALSE</text:p>
          </table:table-cell>
          <table:table-cell table:style-name="ce2" table:formula="of:=AND([.C487];[.G487];[.H487];[.E48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87];1);0);IFERROR(SEARCH(&quot;b&quot;;[.I487];1);0);IFERROR(SEARCH(&quot;c&quot;;[.I48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88];[.D488];[.G488])" office:value-type="boolean" office:boolean-value="false" calcext:value-type="boolean">
            <text:p>FALSE</text:p>
          </table:table-cell>
          <table:table-cell table:style-name="ce2" table:formula="of:=AND([.C488];[.G488];[.H488];[.E488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488];1);0);IFERROR(SEARCH(&quot;b&quot;;[.I488];1);0);IFERROR(SEARCH(&quot;c&quot;;[.I48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89];[.D489];[.G489])" office:value-type="boolean" office:boolean-value="false" calcext:value-type="boolean">
            <text:p>FALSE</text:p>
          </table:table-cell>
          <table:table-cell table:style-name="ce2" table:formula="of:=AND([.C489];[.G489];[.H489];[.E48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89];1);0);IFERROR(SEARCH(&quot;b&quot;;[.I489];1);0);IFERROR(SEARCH(&quot;c&quot;;[.I48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90];[.D490];[.G490])" office:value-type="boolean" office:boolean-value="false" calcext:value-type="boolean">
            <text:p>FALSE</text:p>
          </table:table-cell>
          <table:table-cell table:style-name="ce2" table:formula="of:=AND([.C490];[.G490];[.H490];[.E49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90];1);0);IFERROR(SEARCH(&quot;b&quot;;[.I490];1);0);IFERROR(SEARCH(&quot;c&quot;;[.I49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c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91];[.D491];[.G491])" office:value-type="boolean" office:boolean-value="false" calcext:value-type="boolean">
            <text:p>FALSE</text:p>
          </table:table-cell>
          <table:table-cell table:style-name="ce2" table:formula="of:=AND([.C491];[.G491];[.H491];[.E49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91];1);0);IFERROR(SEARCH(&quot;b&quot;;[.I491];1);0);IFERROR(SEARCH(&quot;c&quot;;[.I49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92];[.D492];[.G492])" office:value-type="boolean" office:boolean-value="false" calcext:value-type="boolean">
            <text:p>FALSE</text:p>
          </table:table-cell>
          <table:table-cell table:style-name="ce2" table:formula="of:=AND([.C492];[.G492];[.H492];[.E492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92];1);0);IFERROR(SEARCH(&quot;b&quot;;[.I492];1);0);IFERROR(SEARCH(&quot;c&quot;;[.I49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c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93];[.D493];[.G493])" office:value-type="boolean" office:boolean-value="false" calcext:value-type="boolean">
            <text:p>FALSE</text:p>
          </table:table-cell>
          <table:table-cell table:style-name="ce2" table:formula="of:=AND([.C493];[.G493];[.H493];[.E493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93];1);0);IFERROR(SEARCH(&quot;b&quot;;[.I493];1);0);IFERROR(SEARCH(&quot;c&quot;;[.I49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94];[.D494];[.G494])" office:value-type="boolean" office:boolean-value="false" calcext:value-type="boolean">
            <text:p>FALSE</text:p>
          </table:table-cell>
          <table:table-cell table:style-name="ce2" table:formula="of:=AND([.C494];[.G494];[.H494];[.E494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494];1);0);IFERROR(SEARCH(&quot;b&quot;;[.I494];1);0);IFERROR(SEARCH(&quot;c&quot;;[.I49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95];[.D495];[.G495])" office:value-type="boolean" office:boolean-value="false" calcext:value-type="boolean">
            <text:p>FALSE</text:p>
          </table:table-cell>
          <table:table-cell table:style-name="ce2" table:formula="of:=AND([.C495];[.G495];[.H495];[.E495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95];1);0);IFERROR(SEARCH(&quot;b&quot;;[.I495];1);0);IFERROR(SEARCH(&quot;c&quot;;[.I49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96];[.D496];[.G496])" office:value-type="boolean" office:boolean-value="false" calcext:value-type="boolean">
            <text:p>FALSE</text:p>
          </table:table-cell>
          <table:table-cell table:style-name="ce2" table:formula="of:=AND([.C496];[.G496];[.H496];[.E49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496];1);0);IFERROR(SEARCH(&quot;b&quot;;[.I496];1);0);IFERROR(SEARCH(&quot;c&quot;;[.I496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97];[.D497];[.G497])" office:value-type="boolean" office:boolean-value="false" calcext:value-type="boolean">
            <text:p>FALSE</text:p>
          </table:table-cell>
          <table:table-cell table:style-name="ce2" table:formula="of:=AND([.C497];[.G497];[.H497];[.E497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97];1);0);IFERROR(SEARCH(&quot;b&quot;;[.I497];1);0);IFERROR(SEARCH(&quot;c&quot;;[.I49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98];[.D498];[.G498])" office:value-type="boolean" office:boolean-value="false" calcext:value-type="boolean">
            <text:p>FALSE</text:p>
          </table:table-cell>
          <table:table-cell table:style-name="ce2" table:formula="of:=AND([.C498];[.G498];[.H498];[.E498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98];1);0);IFERROR(SEARCH(&quot;b&quot;;[.I498];1);0);IFERROR(SEARCH(&quot;c&quot;;[.I498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499];[.D499];[.G499])" office:value-type="boolean" office:boolean-value="false" calcext:value-type="boolean">
            <text:p>FALSE</text:p>
          </table:table-cell>
          <table:table-cell table:style-name="ce2" table:formula="of:=AND([.C499];[.G499];[.H499];[.E499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499];1);0);IFERROR(SEARCH(&quot;b&quot;;[.I499];1);0);IFERROR(SEARCH(&quot;c&quot;;[.I49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00];[.D500];[.G500])" office:value-type="boolean" office:boolean-value="false" calcext:value-type="boolean">
            <text:p>FALSE</text:p>
          </table:table-cell>
          <table:table-cell table:style-name="ce2" table:formula="of:=AND([.C500];[.G500];[.H500];[.E50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00];1);0);IFERROR(SEARCH(&quot;b&quot;;[.I500];1);0);IFERROR(SEARCH(&quot;c&quot;;[.I50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01];[.D501];[.G501])" office:value-type="boolean" office:boolean-value="false" calcext:value-type="boolean">
            <text:p>FALSE</text:p>
          </table:table-cell>
          <table:table-cell table:style-name="ce2" table:formula="of:=AND([.C501];[.G501];[.H501];[.E501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01];1);0);IFERROR(SEARCH(&quot;b&quot;;[.I501];1);0);IFERROR(SEARCH(&quot;c&quot;;[.I50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02];[.D502];[.G502])" office:value-type="boolean" office:boolean-value="false" calcext:value-type="boolean">
            <text:p>FALSE</text:p>
          </table:table-cell>
          <table:table-cell table:style-name="ce2" table:formula="of:=AND([.C502];[.G502];[.H502];[.E502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02];1);0);IFERROR(SEARCH(&quot;b&quot;;[.I502];1);0);IFERROR(SEARCH(&quot;c&quot;;[.I50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03];[.D503];[.G503])" office:value-type="boolean" office:boolean-value="false" calcext:value-type="boolean">
            <text:p>FALSE</text:p>
          </table:table-cell>
          <table:table-cell table:style-name="ce2" table:formula="of:=AND([.C503];[.G503];[.H503];[.E503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503];1);0);IFERROR(SEARCH(&quot;b&quot;;[.I503];1);0);IFERROR(SEARCH(&quot;c&quot;;[.I503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04];[.D504];[.G504])" office:value-type="boolean" office:boolean-value="false" calcext:value-type="boolean">
            <text:p>FALSE</text:p>
          </table:table-cell>
          <table:table-cell table:style-name="ce2" table:formula="of:=AND([.C504];[.G504];[.H504];[.E504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04];1);0);IFERROR(SEARCH(&quot;b&quot;;[.I504];1);0);IFERROR(SEARCH(&quot;c&quot;;[.I504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05];[.D505];[.G505])" office:value-type="boolean" office:boolean-value="false" calcext:value-type="boolean">
            <text:p>FALSE</text:p>
          </table:table-cell>
          <table:table-cell table:style-name="ce2" table:formula="of:=AND([.C505];[.G505];[.H505];[.E505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505];1);0);IFERROR(SEARCH(&quot;b&quot;;[.I505];1);0);IFERROR(SEARCH(&quot;c&quot;;[.I505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06];[.D506];[.G506])" office:value-type="boolean" office:boolean-value="false" calcext:value-type="boolean">
            <text:p>FALSE</text:p>
          </table:table-cell>
          <table:table-cell table:style-name="ce2" table:formula="of:=AND([.C506];[.G506];[.H506];[.E506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06];1);0);IFERROR(SEARCH(&quot;b&quot;;[.I506];1);0);IFERROR(SEARCH(&quot;c&quot;;[.I506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c', 'c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07];[.D507];[.G507])" office:value-type="boolean" office:boolean-value="false" calcext:value-type="boolean">
            <text:p>FALSE</text:p>
          </table:table-cell>
          <table:table-cell table:style-name="ce2" table:formula="of:=AND([.C507];[.G507];[.H507];[.E507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07];1);0);IFERROR(SEARCH(&quot;b&quot;;[.I507];1);0);IFERROR(SEARCH(&quot;c&quot;;[.I507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c', 'c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08];[.D508];[.G508])" office:value-type="boolean" office:boolean-value="false" calcext:value-type="boolean">
            <text:p>FALSE</text:p>
          </table:table-cell>
          <table:table-cell table:style-name="ce2" table:formula="of:=AND([.C508];[.G508];[.H508];[.E508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08];1);0);IFERROR(SEARCH(&quot;b&quot;;[.I508];1);0);IFERROR(SEARCH(&quot;c&quot;;[.I508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c', 'c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09];[.D509];[.G509])" office:value-type="boolean" office:boolean-value="false" calcext:value-type="boolean">
            <text:p>FALSE</text:p>
          </table:table-cell>
          <table:table-cell table:style-name="ce2" table:formula="of:=AND([.C509];[.G509];[.H509];[.E509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09];1);0);IFERROR(SEARCH(&quot;b&quot;;[.I509];1);0);IFERROR(SEARCH(&quot;c&quot;;[.I509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c', 'c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10];[.D510];[.G510])" office:value-type="boolean" office:boolean-value="false" calcext:value-type="boolean">
            <text:p>FALSE</text:p>
          </table:table-cell>
          <table:table-cell table:style-name="ce2" table:formula="of:=AND([.C510];[.G510];[.H510];[.E510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10];1);0);IFERROR(SEARCH(&quot;b&quot;;[.I510];1);0);IFERROR(SEARCH(&quot;c&quot;;[.I510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a'), ('c', 'c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11];[.D511];[.G511])" office:value-type="boolean" office:boolean-value="false" calcext:value-type="boolean">
            <text:p>FALSE</text:p>
          </table:table-cell>
          <table:table-cell table:style-name="ce2" table:formula="of:=AND([.C511];[.G511];[.H511];[.E511])" office:value-type="boolean" office:boolean-value="false" calcext:value-type="boolean">
            <text:p>FALS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511];1);0);IFERROR(SEARCH(&quot;b&quot;;[.I511];1);0);IFERROR(SEARCH(&quot;c&quot;;[.I511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a'), ('c', 'c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12];[.D512];[.G512])" office:value-type="boolean" office:boolean-value="false" calcext:value-type="boolean">
            <text:p>FALSE</text:p>
          </table:table-cell>
          <table:table-cell table:style-name="ce2" table:formula="of:=AND([.C512];[.G512];[.H512];[.E512])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table:formula="of:=AND(IFERROR(SEARCH(&quot;a&quot;;[.I512];1);0);IFERROR(SEARCH(&quot;b&quot;;[.I512];1);0);IFERROR(SEARCH(&quot;c&quot;;[.I512];1);0))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b'), ('b', 'a'), ('c', 'c'), ('c', 'b'), ('c', 'a'), ('a', 'c'), ('a', 'b'), ('a', 'a')]</text:p>
          </table:table-cell>
          <table:table-cell table:number-columns-repeated="1011"/>
        </table:table-row>
        <table:table-row table:style-name="ro1" table:visibility="filter">
          <table:table-cell table:style-name="ce2" table:formula="of:=AND([.C513];[.D513];[.G513])" office:value-type="boolean" office:boolean-value="true" calcext:value-type="boolean">
            <text:p>TRUE</text:p>
          </table:table-cell>
          <table:table-cell table:style-name="ce2" table:formula="of:=AND([.C513];[.G513];[.H513];[.E513])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style-name="ce2" table:formula="of:=AND(IFERROR(SEARCH(&quot;a&quot;;[.I513];1);0);IFERROR(SEARCH(&quot;b&quot;;[.I513];1);0);IFERROR(SEARCH(&quot;c&quot;;[.I513];1);0))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[('b', 'c'), ('b', 'b'), ('b', 'a'), ('c', 'c'), ('c', 'b'), ('c', 'a'), ('a', 'c'), ('a', 'b'), ('a', 'a')]</text:p>
          </table:table-cell>
          <table:table-cell table:number-columns-repeated="1011"/>
        </table:table-row>
        <table:table-row table:style-name="ro1">
          <table:table-cell table:style-name="ce2" table:number-columns-repeated="8"/>
          <table:table-cell table:style-name="ce6"/>
          <table:table-cell table:number-columns-repeated="1011"/>
        </table:table-row>
        <table:table-row table:style-name="ro1">
          <table:table-cell table:style-name="ce3" table:formula="of:=COUNTIF([.A2:.A513];1)" office:value-type="float" office:value="15" calcext:value-type="float">
            <text:p>15</text:p>
          </table:table-cell>
          <table:table-cell table:style-name="ce3" table:formula="of:=COUNTIF([.B2:.B513];1)" office:value-type="float" office:value="19" calcext:value-type="float">
            <text:p>19</text:p>
          </table:table-cell>
          <table:table-cell table:formula="of:=COUNTIF([.C2:.C513]; &quot;1&quot;)" office:value-type="float" office:value="80" calcext:value-type="float">
            <text:p>80</text:p>
          </table:table-cell>
          <table:table-cell table:formula="of:=COUNTIF([.D2:.D513]; &quot;1&quot;)" office:value-type="float" office:value="64" calcext:value-type="float">
            <text:p>64</text:p>
          </table:table-cell>
          <table:table-cell table:number-columns-repeated="2"/>
          <table:table-cell table:formula="of:=COUNTIF([.G2:.G513]; &quot;1&quot;)" office:value-type="float" office:value="171" calcext:value-type="float">
            <text:p>171</text:p>
          </table:table-cell>
          <table:table-cell table:formula="of:=COUNTIF([.H2:.H513]; &quot;1&quot;)" office:value-type="float" office:value="216" calcext:value-type="float">
            <text:p>216</text:p>
          </table:table-cell>
          <table:table-cell table:number-columns-repeated="1012"/>
        </table:table-row>
        <table:table-row table:style-name="ro1" table:number-rows-repeated="10480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E513" table:display-filter-buttons="true">
          <table:filter>
            <table:filter-and>
              <table:filter-condition table:field-number="1" table:value="TRU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18:16:01.532966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19:39:45.434084175</dc:date>
    <dc:creator>Dow </dc:creator>
    <meta:generator>LibreOffice/4.2.8.2$Linux_X86_64 LibreOffice_project/420m0$Build-2</meta:generator>
    <meta:editing-duration>P0D</meta:editing-duration>
    <meta:editing-cycles>2</meta:editing-cycles>
    <meta:document-statistic meta:table-count="1" meta:cell-count="4110" meta:object-count="0"/>
  </office:meta>
</office:document-meta>
</file>